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1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2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3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4" style:family="table-cell" style:parent-style-name="Pivot_20_Table_20_Value" style:data-style-name="N0"/>
    <style:style style:name="ce15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16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7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18" style:family="table-cell" style:parent-style-name="Pivot_20_Table_20_Value" style:data-style-name="N0">
      <style:table-cell-properties fo:border-bottom="2.01pt solid #000000" fo:border-left="none" fo:border-right="0.99pt solid #000000" fo:border-top="none"/>
    </style:style>
    <style:style style:name="ce1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0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1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2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3" style:family="table-cell" style:parent-style-name="Pivot_20_Table_20_Result" style:data-style-name="N0">
      <style:table-cell-properties fo:border-bottom="2.01pt solid #000000" fo:border-left="0.99pt solid #000000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96in" svg:height="3.5453in" svg:x="7.4736in" svg:y="1.6in">
            <draw:object draw:notify-on-update-of-ranges="Sheet1.C9:Sheet1.C51 Sheet1.D8:Sheet1.D8 Sheet1.D9:Sheet1.D51 Sheet1.E8:Sheet1.E8 Sheet1.E9:Sheet1.E51 Sheet1.F8:Sheet1.F8 Sheet1.F9:Sheet1.F51 Sheet1.G8:Sheet1.G8 Sheet1.G9:Sheet1.G5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>
            <text:p>D</text:p>
          </table:table-cell>
          <table:table-cell office:value-type="float" office:value="3.9">
            <text:p>3.9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table:formula="of:=1245/60" office:value-type="float" office:value="20.75">
            <text:p>20.75</text:p>
          </table:table-cell>
          <table:table-cell table:number-columns-repeated="6"/>
          <table:table-cell office:value-type="string">
            <text:p>P</text:p>
          </table:table-cell>
          <table:table-cell office:value-type="float" office:value="2670">
            <text:p>2670</text:p>
          </table:table-cell>
          <table:table-cell office:value-type="string">
            <text:p>kg</text:p>
          </table:table-cell>
        </table:table-row>
        <table:table-row table:style-name="ro2">
          <table:table-cell office:value-type="string">
            <text:p>rho</text:p>
          </table:table-cell>
          <table:table-cell office:value-type="float" office:value="1.225">
            <text:p>1.225</text:p>
          </table:table-cell>
          <table:table-cell table:number-columns-repeated="6"/>
          <table:table-cell office:value-type="string">
            <text:p>N</text:p>
          </table:table-cell>
          <table:table-cell office:value-type="float" office:value="93">
            <text:p>93</text:p>
          </table:table-cell>
          <table:table-cell office:value-type="string">
            <text:p>hp</text:p>
          </table:table-cell>
        </table:table-row>
        <table:table-row table:style-name="ro2">
          <table:table-cell office:value-type="string">
            <text:p>N (13900)</text:p>
          </table:table-cell>
          <table:table-cell table:formula="of:=13900*[.B2]/15100" office:value-type="float" office:value="19.1009933774834">
            <text:p>19.1009933775</text:p>
          </table:table-cell>
          <table:table-cell table:number-columns-repeated="6"/>
          <table:table-cell office:value-type="string">
            <text:p>Adv. Ratio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string">
            <text:p>alpha</text:p>
          </table:table-cell>
          <table:table-cell table:formula="of:=([.J2])/([.$B$3]*[.$B$2]^2*[.$B$1]^4)" office:value-type="float" office:value="0.0218816739481417">
            <text:p>0.0218816739</text:p>
          </table:table-cell>
          <table:table-cell/>
        </table:table-row>
        <table:table-row table:style-name="ro2">
          <table:table-cell table:number-columns-repeated="8"/>
          <table:table-cell office:value-type="string">
            <text:p>beta</text:p>
          </table:table-cell>
          <table:table-cell table:formula="of:=([.J3]*1000/1.36)/([.$B$3]*[.$B$2]^3*[.$B$1]^5)" office:value-type="float" office:value="0.00692517277807547">
            <text:p>0.0069251728</text:p>
          </table:table-cell>
          <table:table-cell/>
        </table:table-row>
        <table:table-row table:style-name="ro2">
          <table:table-cell table:number-columns-repeated="3"/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230">
            <text:p>230</text:p>
          </table:table-cell>
          <table:table-cell office:value-type="float" office:value="330">
            <text:p>330</text:p>
          </table:table-cell>
          <table:table-cell/>
          <table:table-cell office:value-type="string">
            <text:p>Beta (13900)</text:p>
          </table:table-cell>
          <table:table-cell table:formula="of:=([.J3]*1000/1.36)/([.$B$3]*[.$B$4]^3*[.$B$1]^5)" office:value-type="float" office:value="0.00887803911926737">
            <text:p>0.008878039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advance ratio →</text:p>
          </table:table-cell>
          <table:table-cell table:formula="of:=([.D7]/3.6)/([.$B$2]*[.$B$1])" office:value-type="float" office:value="0">
            <text:p>0</text:p>
          </table:table-cell>
          <table:table-cell table:formula="of:=([.E7]/3.6)/([.$B$2]*[.$B$1])" office:value-type="float" office:value="0.617856039542787">
            <text:p>0.6178560395</text:p>
          </table:table-cell>
          <table:table-cell table:formula="of:=([.F7]/3.6)/([.$B$2]*[.$B$1])" office:value-type="float" office:value="0.789482717193561">
            <text:p>0.7894827172</text:p>
          </table:table-cell>
          <table:table-cell table:formula="of:=([.G7]/3.6)/([.$B$2]*[.$B$1])" office:value-type="float" office:value="1.13273607249511">
            <text:p>1.132736072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0.0089">
            <text:p>0.008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9">
            <text:p>9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1">
            <text:p>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2">
            <text:p>1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3">
            <text:p>1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4">
            <text:p>1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5">
            <text:p>15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6">
            <text:p>1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7">
            <text:p>1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8">
            <text:p>1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9">
            <text:p>1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0">
            <text:p>2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1">
            <text:p>2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2">
            <text:p>2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3">
            <text:p>2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4">
            <text:p>2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5">
            <text:p>25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6">
            <text:p>26</text:p>
          </table:table-cell>
          <table:table-cell office:value-type="float" office:value="0.089357068">
            <text:p>0.08935706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7">
            <text:p>2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8">
            <text:p>2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9">
            <text:p>2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0">
            <text:p>30</text:p>
          </table:table-cell>
          <table:table-cell office:value-type="float" office:value="0.172384677217685">
            <text:p>0.1723846772</text:p>
          </table:table-cell>
          <table:table-cell office:value-type="float" office:value="0.089357068">
            <text:p>0.089357068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31">
            <text:p>3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2">
            <text:p>32</text:p>
          </table:table-cell>
          <table:table-cell table:number-columns-repeated="2"/>
          <table:table-cell office:value-type="float" office:value="0.089357068">
            <text:p>0.089357068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33">
            <text:p>3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4">
            <text:p>3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5">
            <text:p>35</text:p>
          </table:table-cell>
          <table:table-cell/>
          <table:table-cell office:value-type="float" office:value="0.172384677217685">
            <text:p>0.172384677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36">
            <text:p>36</text:p>
          </table:table-cell>
          <table:table-cell table:number-columns-repeated="2"/>
          <table:table-cell office:value-type="float" office:value="0.172384677217685">
            <text:p>0.1723846772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37">
            <text:p>37</text:p>
          </table:table-cell>
          <table:table-cell table:number-columns-repeated="3"/>
          <table:table-cell office:value-type="float" office:value="0.089357068">
            <text:p>0.08935706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38">
            <text:p>3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9">
            <text:p>3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0">
            <text:p>40</text:p>
          </table:table-cell>
          <table:table-cell table:number-columns-repeated="3"/>
          <table:table-cell office:value-type="float" office:value="0.172384677217685">
            <text:p>0.172384677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1">
            <text:p>4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2">
            <text:p>4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3">
            <text:p>4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4">
            <text:p>4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5">
            <text:p>45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6">
            <text:p>4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7">
            <text:p>4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8">
            <text:p>4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9">
            <text:p>4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50">
            <text:p>50</text:p>
          </table:table-cell>
          <table:table-cell table:number-columns-repeated="8"/>
        </table:table-row>
        <table:table-row table:style-name="ro2" table:number-rows-repeated="104852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2" table:style-name="ta1">
        <table:shapes>
          <draw:frame draw:z-index="0" draw:style-name="gr1" draw:text-style-name="P1" svg:width="6.2988in" svg:height="3.5429in" svg:x="0.0394in" svg:y="5.4173in">
            <draw:object draw:notify-on-update-of-ranges="Sheet2.A1:Sheet2.A1 Sheet2.A2:Sheet2.A32 Sheet2.B1:Sheet2.B1 Sheet2.B2:Sheet2.B32 Sheet2.C1:Sheet2.C1 Sheet2.C2:Sheet2.C32 Sheet2.D1:Sheet2.D1 Sheet2.D2:Sheet2.D32 Sheet2.E1:Sheet2.E1 Sheet2.E2:Sheet2.E32 Sheet2.F1:Sheet2.F1 Sheet2.F2:Sheet2.F32 Sheet2.G1:Sheet2.G1 Sheet2.G2:Sheet2.G32 Sheet2.H1:Sheet2.H1 Sheet2.H2:Sheet2.H32 Sheet2.I1:Sheet2.I1 Sheet2.I2:Sheet2.I32 Sheet2.J1:Sheet2.J1 Sheet2.J2:Sheet2.J32 Sheet2.K1:Sheet2.K1 Sheet2.K2:Sheet2.K32 Sheet2.L1:Sheet2.L1 Sheet2.L2:Sheet2.L32 Sheet2.M1:Sheet2.M1 Sheet2.M2:Sheet2.M32 Sheet2.N1:Sheet2.N1 Sheet2.N2:Sheet2.N32 Sheet2.O1:Sheet2.O1 Sheet2.O2:Sheet2.O32 Sheet2.P1:Sheet2.P1 Sheet2.P2:Sheet2.P3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392">
            <text:p>0.0392</text:p>
          </table:table-cell>
          <table:table-cell office:value-type="float" office:value="0.0494">
            <text:p>0.0494</text:p>
          </table:table-cell>
          <table:table-cell office:value-type="float" office:value="0.0723">
            <text:p>0.0723</text:p>
          </table:table-cell>
          <table:table-cell office:value-type="float" office:value="0.0998">
            <text:p>0.0998</text:p>
          </table:table-cell>
          <table:table-cell office:value-type="float" office:value="0.1271">
            <text:p>0.1271</text:p>
          </table:table-cell>
          <table:table-cell office:value-type="float" office:value="0.1621">
            <text:p>0.1621</text:p>
          </table:table-cell>
          <table:table-cell office:value-type="float" office:value="0.1994">
            <text:p>0.1994</text:p>
          </table:table-cell>
          <table:table-cell office:value-type="float" office:value="0.2366">
            <text:p>0.2366</text:p>
          </table:table-cell>
          <table:table-cell office:value-type="float" office:value="0.2769">
            <text:p>0.2769</text:p>
          </table:table-cell>
          <table:table-cell office:value-type="float" office:value="0.3134">
            <text:p>0.3134</text:p>
          </table:table-cell>
          <table:table-cell office:value-type="float" office:value="0.3498">
            <text:p>0.3498</text:p>
          </table:table-cell>
          <table:table-cell office:value-type="float" office:value="0.3863">
            <text:p>0.3863</text:p>
          </table:table-cell>
          <table:table-cell office:value-type="float" office:value="0.4175">
            <text:p>0.4175</text:p>
          </table:table-cell>
          <table:table-cell office:value-type="float" office:value="0.4562">
            <text:p>0.4562</text:p>
          </table:table-cell>
        </table:table-row>
        <table:table-row table:style-name="ro2">
          <table:table-cell office:value-type="float" office:value="0.1">
            <text:p>0.1</text:p>
          </table:table-cell>
          <table:table-cell office:value-type="float" office:value="0.0412">
            <text:p>0.0412</text:p>
          </table:table-cell>
          <table:table-cell office:value-type="float" office:value="0.0516">
            <text:p>0.0516</text:p>
          </table:table-cell>
          <table:table-cell office:value-type="float" office:value="0.0712">
            <text:p>0.0712</text:p>
          </table:table-cell>
          <table:table-cell office:value-type="float" office:value="0.0951">
            <text:p>0.0951</text:p>
          </table:table-cell>
          <table:table-cell office:value-type="float" office:value="0.1223">
            <text:p>0.1223</text:p>
          </table:table-cell>
          <table:table-cell office:value-type="float" office:value="0.1563">
            <text:p>0.1563</text:p>
          </table:table-cell>
          <table:table-cell office:value-type="float" office:value="0.1928">
            <text:p>0.1928</text:p>
          </table:table-cell>
          <table:table-cell office:value-type="float" office:value="0.2319">
            <text:p>0.2319</text:p>
          </table:table-cell>
          <table:table-cell office:value-type="float" office:value="0.2711">
            <text:p>0.2711</text:p>
          </table:table-cell>
          <table:table-cell office:value-type="float" office:value="0.3108">
            <text:p>0.3108</text:p>
          </table:table-cell>
          <table:table-cell office:value-type="float" office:value="0.3477">
            <text:p>0.3477</text:p>
          </table:table-cell>
          <table:table-cell office:value-type="float" office:value="0.3856">
            <text:p>0.3856</text:p>
          </table:table-cell>
          <table:table-cell office:value-type="float" office:value="0.4194">
            <text:p>0.4194</text:p>
          </table:table-cell>
          <table:table-cell office:value-type="float" office:value="0.4588">
            <text:p>0.4588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.0432">
            <text:p>0.0432</text:p>
          </table:table-cell>
          <table:table-cell office:value-type="float" office:value="0.0518">
            <text:p>0.0518</text:p>
          </table:table-cell>
          <table:table-cell office:value-type="float" office:value="0.0703">
            <text:p>0.0703</text:p>
          </table:table-cell>
          <table:table-cell office:value-type="float" office:value="0.0922">
            <text:p>0.0922</text:p>
          </table:table-cell>
          <table:table-cell office:value-type="float" office:value="0.1189">
            <text:p>0.1189</text:p>
          </table:table-cell>
          <table:table-cell office:value-type="float" office:value="0.1512">
            <text:p>0.1512</text:p>
          </table:table-cell>
          <table:table-cell office:value-type="float" office:value="0.1874">
            <text:p>0.1874</text:p>
          </table:table-cell>
          <table:table-cell office:value-type="float" office:value="0.2266">
            <text:p>0.2266</text:p>
          </table:table-cell>
          <table:table-cell office:value-type="float" office:value="0.2653">
            <text:p>0.2653</text:p>
          </table:table-cell>
          <table:table-cell office:value-type="float" office:value="0.3082">
            <text:p>0.3082</text:p>
          </table:table-cell>
          <table:table-cell office:value-type="float" office:value="0.3456">
            <text:p>0.3456</text:p>
          </table:table-cell>
          <table:table-cell office:value-type="float" office:value="0.3844">
            <text:p>0.3844</text:p>
          </table:table-cell>
          <table:table-cell office:value-type="float" office:value="0.4192">
            <text:p>0.4192</text:p>
          </table:table-cell>
          <table:table-cell office:value-type="float" office:value="0.4595">
            <text:p>0.4595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.0416">
            <text:p>0.0416</text:p>
          </table:table-cell>
          <table:table-cell office:value-type="float" office:value="0.0497">
            <text:p>0.0497</text:p>
          </table:table-cell>
          <table:table-cell office:value-type="float" office:value="0.0698">
            <text:p>0.0698</text:p>
          </table:table-cell>
          <table:table-cell office:value-type="float" office:value="0.0916">
            <text:p>0.0916</text:p>
          </table:table-cell>
          <table:table-cell office:value-type="float" office:value="0.1161">
            <text:p>0.1161</text:p>
          </table:table-cell>
          <table:table-cell office:value-type="float" office:value="0.1467">
            <text:p>0.1467</text:p>
          </table:table-cell>
          <table:table-cell office:value-type="float" office:value="0.1824">
            <text:p>0.1824</text:p>
          </table:table-cell>
          <table:table-cell office:value-type="float" office:value="0.221">
            <text:p>0.221</text:p>
          </table:table-cell>
          <table:table-cell office:value-type="float" office:value="0.2595">
            <text:p>0.2595</text:p>
          </table:table-cell>
          <table:table-cell office:value-type="float" office:value="0.3023">
            <text:p>0.3023</text:p>
          </table:table-cell>
          <table:table-cell office:value-type="float" office:value="0.3417">
            <text:p>0.3417</text:p>
          </table:table-cell>
          <table:table-cell office:value-type="float" office:value="0.3822">
            <text:p>0.3822</text:p>
          </table:table-cell>
          <table:table-cell office:value-type="float" office:value="0.4189">
            <text:p>0.4189</text:p>
          </table:table-cell>
          <table:table-cell office:value-type="float" office:value="0.4592">
            <text:p>0.4592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.0207">
            <text:p>0.0207</text:p>
          </table:table-cell>
          <table:table-cell office:value-type="float" office:value="0.0436">
            <text:p>0.0436</text:p>
          </table:table-cell>
          <table:table-cell office:value-type="float" office:value="0.0658">
            <text:p>0.0658</text:p>
          </table:table-cell>
          <table:table-cell office:value-type="float" office:value="0.09">
            <text:p>0.09</text:p>
          </table:table-cell>
          <table:table-cell office:value-type="float" office:value="0.1153">
            <text:p>0.1153</text:p>
          </table:table-cell>
          <table:table-cell office:value-type="float" office:value="0.1437">
            <text:p>0.1437</text:p>
          </table:table-cell>
          <table:table-cell office:value-type="float" office:value="0.1775">
            <text:p>0.1775</text:p>
          </table:table-cell>
          <table:table-cell office:value-type="float" office:value="0.2149">
            <text:p>0.2149</text:p>
          </table:table-cell>
          <table:table-cell office:value-type="float" office:value="0.2532">
            <text:p>0.2532</text:p>
          </table:table-cell>
          <table:table-cell office:value-type="float" office:value="0.2961">
            <text:p>0.2961</text:p>
          </table:table-cell>
          <table:table-cell office:value-type="float" office:value="0.3377">
            <text:p>0.3377</text:p>
          </table:table-cell>
          <table:table-cell office:value-type="float" office:value="0.3789">
            <text:p>0.3789</text:p>
          </table:table-cell>
          <table:table-cell office:value-type="float" office:value="0.4167">
            <text:p>0.4167</text:p>
          </table:table-cell>
          <table:table-cell office:value-type="float" office:value="0.4573">
            <text:p>0.4573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.0103">
            <text:p>0.0103</text:p>
          </table:table-cell>
          <table:table-cell office:value-type="float" office:value="0.0354">
            <text:p>0.0354</text:p>
          </table:table-cell>
          <table:table-cell office:value-type="float" office:value="0.0591">
            <text:p>0.0591</text:p>
          </table:table-cell>
          <table:table-cell office:value-type="float" office:value="0.0849">
            <text:p>0.0849</text:p>
          </table:table-cell>
          <table:table-cell office:value-type="float" office:value="0.1111">
            <text:p>0.1111</text:p>
          </table:table-cell>
          <table:table-cell office:value-type="float" office:value="0.1395">
            <text:p>0.1395</text:p>
          </table:table-cell>
          <table:table-cell office:value-type="float" office:value="0.1725">
            <text:p>0.1725</text:p>
          </table:table-cell>
          <table:table-cell office:value-type="float" office:value="0.2088">
            <text:p>0.2088</text:p>
          </table:table-cell>
          <table:table-cell office:value-type="float" office:value="0.2455">
            <text:p>0.2455</text:p>
          </table:table-cell>
          <table:table-cell office:value-type="float" office:value="0.2897">
            <text:p>0.2897</text:p>
          </table:table-cell>
          <table:table-cell office:value-type="float" office:value="0.3332">
            <text:p>0.3332</text:p>
          </table:table-cell>
          <table:table-cell office:value-type="float" office:value="0.3751">
            <text:p>0.3751</text:p>
          </table:table-cell>
          <table:table-cell office:value-type="float" office:value="0.4146">
            <text:p>0.4146</text:p>
          </table:table-cell>
          <table:table-cell office:value-type="float" office:value="0.4557">
            <text:p>0.4557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-0.0042">
            <text:p>-0.0042</text:p>
          </table:table-cell>
          <table:table-cell office:value-type="float" office:value="0.0231">
            <text:p>0.0231</text:p>
          </table:table-cell>
          <table:table-cell office:value-type="float" office:value="0.0486">
            <text:p>0.0486</text:p>
          </table:table-cell>
          <table:table-cell office:value-type="float" office:value="0.0762">
            <text:p>0.0762</text:p>
          </table:table-cell>
          <table:table-cell office:value-type="float" office:value="0.1046">
            <text:p>0.1046</text:p>
          </table:table-cell>
          <table:table-cell office:value-type="float" office:value="0.1338">
            <text:p>0.1338</text:p>
          </table:table-cell>
          <table:table-cell office:value-type="float" office:value="0.1662">
            <text:p>0.1662</text:p>
          </table:table-cell>
          <table:table-cell office:value-type="float" office:value="0.201">
            <text:p>0.201</text:p>
          </table:table-cell>
          <table:table-cell office:value-type="float" office:value="0.2369">
            <text:p>0.2369</text:p>
          </table:table-cell>
          <table:table-cell office:value-type="float" office:value="0.2817">
            <text:p>0.2817</text:p>
          </table:table-cell>
          <table:table-cell office:value-type="float" office:value="0.3285">
            <text:p>0.3285</text:p>
          </table:table-cell>
          <table:table-cell office:value-type="float" office:value="0.3707">
            <text:p>0.3707</text:p>
          </table:table-cell>
          <table:table-cell office:value-type="float" office:value="0.4115">
            <text:p>0.4115</text:p>
          </table:table-cell>
          <table:table-cell office:value-type="float" office:value="0.4537">
            <text:p>0.4537</text:p>
          </table:table-cell>
        </table:table-row>
        <table:table-row table:style-name="ro2">
          <table:table-cell office:value-type="float" office:value="0.7">
            <text:p>0.7</text:p>
          </table:table-cell>
          <table:table-cell office:value-type="float" office:value="-0.0187">
            <text:p>-0.0187</text:p>
          </table:table-cell>
          <table:table-cell office:value-type="float" office:value="0.0084">
            <text:p>0.0084</text:p>
          </table:table-cell>
          <table:table-cell office:value-type="float" office:value="0.0348">
            <text:p>0.0348</text:p>
          </table:table-cell>
          <table:table-cell office:value-type="float" office:value="0.064">
            <text:p>0.064</text:p>
          </table:table-cell>
          <table:table-cell office:value-type="float" office:value="0.0947">
            <text:p>0.0947</text:p>
          </table:table-cell>
          <table:table-cell office:value-type="float" office:value="0.1262">
            <text:p>0.1262</text:p>
          </table:table-cell>
          <table:table-cell office:value-type="float" office:value="0.1582">
            <text:p>0.1582</text:p>
          </table:table-cell>
          <table:table-cell office:value-type="float" office:value="0.1932">
            <text:p>0.1932</text:p>
          </table:table-cell>
          <table:table-cell office:value-type="float" office:value="0.2289">
            <text:p>0.2289</text:p>
          </table:table-cell>
          <table:table-cell office:value-type="float" office:value="0.2733">
            <text:p>0.2733</text:p>
          </table:table-cell>
          <table:table-cell office:value-type="float" office:value="0.3215">
            <text:p>0.3215</text:p>
          </table:table-cell>
          <table:table-cell office:value-type="float" office:value="0.3656">
            <text:p>0.3656</text:p>
          </table:table-cell>
          <table:table-cell office:value-type="float" office:value="0.4074">
            <text:p>0.4074</text:p>
          </table:table-cell>
          <table:table-cell office:value-type="float" office:value="0.45">
            <text:p>0.45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-0.0332">
            <text:p>-0.0332</text:p>
          </table:table-cell>
          <table:table-cell office:value-type="float" office:value="-0.0074">
            <text:p>-0.0074</text:p>
          </table:table-cell>
          <table:table-cell office:value-type="float" office:value="0.0175">
            <text:p>0.0175</text:p>
          </table:table-cell>
          <table:table-cell office:value-type="float" office:value="0.0474">
            <text:p>0.0474</text:p>
          </table:table-cell>
          <table:table-cell office:value-type="float" office:value="0.0816">
            <text:p>0.0816</text:p>
          </table:table-cell>
          <table:table-cell office:value-type="float" office:value="0.1157">
            <text:p>0.1157</text:p>
          </table:table-cell>
          <table:table-cell office:value-type="float" office:value="0.1493">
            <text:p>0.1493</text:p>
          </table:table-cell>
          <table:table-cell office:value-type="float" office:value="0.1847">
            <text:p>0.1847</text:p>
          </table:table-cell>
          <table:table-cell office:value-type="float" office:value="0.2209">
            <text:p>0.2209</text:p>
          </table:table-cell>
          <table:table-cell office:value-type="float" office:value="0.2643">
            <text:p>0.2643</text:p>
          </table:table-cell>
          <table:table-cell office:value-type="float" office:value="0.3141">
            <text:p>0.3141</text:p>
          </table:table-cell>
          <table:table-cell office:value-type="float" office:value="0.3591">
            <text:p>0.3591</text:p>
          </table:table-cell>
          <table:table-cell office:value-type="float" office:value="0.4024">
            <text:p>0.4024</text:p>
          </table:table-cell>
          <table:table-cell office:value-type="float" office:value="0.4463">
            <text:p>0.4463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-0.0476">
            <text:p>-0.0476</text:p>
          </table:table-cell>
          <table:table-cell office:value-type="float" office:value="-0.0232">
            <text:p>-0.0232</text:p>
          </table:table-cell>
          <table:table-cell office:value-type="float" office:value="-0.001">
            <text:p>-0.001</text:p>
          </table:table-cell>
          <table:table-cell office:value-type="float" office:value="0.0275">
            <text:p>0.0275</text:p>
          </table:table-cell>
          <table:table-cell office:value-type="float" office:value="0.0655">
            <text:p>0.0655</text:p>
          </table:table-cell>
          <table:table-cell office:value-type="float" office:value="0.1017">
            <text:p>0.1017</text:p>
          </table:table-cell>
          <table:table-cell office:value-type="float" office:value="0.1379">
            <text:p>0.1379</text:p>
          </table:table-cell>
          <table:table-cell office:value-type="float" office:value="0.1757">
            <text:p>0.1757</text:p>
          </table:table-cell>
          <table:table-cell office:value-type="float" office:value="0.212">
            <text:p>0.212</text:p>
          </table:table-cell>
          <table:table-cell office:value-type="float" office:value="0.2553">
            <text:p>0.2553</text:p>
          </table:table-cell>
          <table:table-cell office:value-type="float" office:value="0.3051">
            <text:p>0.3051</text:p>
          </table:table-cell>
          <table:table-cell office:value-type="float" office:value="0.3525">
            <text:p>0.3525</text:p>
          </table:table-cell>
          <table:table-cell office:value-type="float" office:value="0.3975">
            <text:p>0.3975</text:p>
          </table:table-cell>
          <table:table-cell office:value-type="float" office:value="0.4418">
            <text:p>0.4418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0.0621">
            <text:p>-0.0621</text:p>
          </table:table-cell>
          <table:table-cell office:value-type="float" office:value="-0.039">
            <text:p>-0.039</text:p>
          </table:table-cell>
          <table:table-cell office:value-type="float" office:value="-0.0195">
            <text:p>-0.0195</text:p>
          </table:table-cell>
          <table:table-cell office:value-type="float" office:value="0.0046">
            <text:p>0.0046</text:p>
          </table:table-cell>
          <table:table-cell office:value-type="float" office:value="0.0431">
            <text:p>0.0431</text:p>
          </table:table-cell>
          <table:table-cell office:value-type="float" office:value="0.0834">
            <text:p>0.0834</text:p>
          </table:table-cell>
          <table:table-cell office:value-type="float" office:value="0.1229">
            <text:p>0.1229</text:p>
          </table:table-cell>
          <table:table-cell office:value-type="float" office:value="0.1641">
            <text:p>0.1641</text:p>
          </table:table-cell>
          <table:table-cell office:value-type="float" office:value="0.2023">
            <text:p>0.2023</text:p>
          </table:table-cell>
          <table:table-cell office:value-type="float" office:value="0.2463">
            <text:p>0.2463</text:p>
          </table:table-cell>
          <table:table-cell office:value-type="float" office:value="0.2961">
            <text:p>0.2961</text:p>
          </table:table-cell>
          <table:table-cell office:value-type="float" office:value="0.3446">
            <text:p>0.3446</text:p>
          </table:table-cell>
          <table:table-cell office:value-type="float" office:value="0.3918">
            <text:p>0.3918</text:p>
          </table:table-cell>
          <table:table-cell office:value-type="float" office:value="0.4362">
            <text:p>0.4362</text:p>
          </table:table-cell>
        </table:table-row>
        <table:table-row table:style-name="ro2">
          <table:table-cell office:value-type="float" office:value="1.1">
            <text:p>1.1</text:p>
          </table:table-cell>
          <table:table-cell office:value-type="float" office:value="-0.0766">
            <text:p>-0.0766</text:p>
          </table:table-cell>
          <table:table-cell office:value-type="float" office:value="-0.0548">
            <text:p>-0.0548</text:p>
          </table:table-cell>
          <table:table-cell office:value-type="float" office:value="-0.038">
            <text:p>-0.038</text:p>
          </table:table-cell>
          <table:table-cell office:value-type="float" office:value="-0.0183">
            <text:p>-0.0183</text:p>
          </table:table-cell>
          <table:table-cell office:value-type="float" office:value="0.0149">
            <text:p>0.0149</text:p>
          </table:table-cell>
          <table:table-cell office:value-type="float" office:value="0.0609">
            <text:p>0.0609</text:p>
          </table:table-cell>
          <table:table-cell office:value-type="float" office:value="0.1049">
            <text:p>0.1049</text:p>
          </table:table-cell>
          <table:table-cell office:value-type="float" office:value="0.1503">
            <text:p>0.1503</text:p>
          </table:table-cell>
          <table:table-cell office:value-type="float" office:value="0.1911">
            <text:p>0.1911</text:p>
          </table:table-cell>
          <table:table-cell office:value-type="float" office:value="0.2369">
            <text:p>0.2369</text:p>
          </table:table-cell>
          <table:table-cell office:value-type="float" office:value="0.2871">
            <text:p>0.2871</text:p>
          </table:table-cell>
          <table:table-cell office:value-type="float" office:value="0.3367">
            <text:p>0.3367</text:p>
          </table:table-cell>
          <table:table-cell office:value-type="float" office:value="0.3851">
            <text:p>0.3851</text:p>
          </table:table-cell>
          <table:table-cell office:value-type="float" office:value="0.4306">
            <text:p>0.4306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-0.091">
            <text:p>-0.091</text:p>
          </table:table-cell>
          <table:table-cell office:value-type="float" office:value="-0.0706">
            <text:p>-0.0706</text:p>
          </table:table-cell>
          <table:table-cell office:value-type="float" office:value="-0.0565">
            <text:p>-0.0565</text:p>
          </table:table-cell>
          <table:table-cell office:value-type="float" office:value="-0.0412">
            <text:p>-0.0412</text:p>
          </table:table-cell>
          <table:table-cell office:value-type="float" office:value="-0.0133">
            <text:p>-0.0133</text:p>
          </table:table-cell>
          <table:table-cell office:value-type="float" office:value="0.0336">
            <text:p>0.0336</text:p>
          </table:table-cell>
          <table:table-cell office:value-type="float" office:value="0.0813">
            <text:p>0.0813</text:p>
          </table:table-cell>
          <table:table-cell office:value-type="float" office:value="0.1341">
            <text:p>0.1341</text:p>
          </table:table-cell>
          <table:table-cell office:value-type="float" office:value="0.1788">
            <text:p>0.1788</text:p>
          </table:table-cell>
          <table:table-cell office:value-type="float" office:value="0.2252">
            <text:p>0.2252</text:p>
          </table:table-cell>
          <table:table-cell office:value-type="float" office:value="0.2772">
            <text:p>0.2772</text:p>
          </table:table-cell>
          <table:table-cell office:value-type="float" office:value="0.3283">
            <text:p>0.3283</text:p>
          </table:table-cell>
          <table:table-cell office:value-type="float" office:value="0.3777">
            <text:p>0.3777</text:p>
          </table:table-cell>
          <table:table-cell office:value-type="float" office:value="0.4248">
            <text:p>0.4248</text:p>
          </table:table-cell>
        </table:table-row>
        <table:table-row table:style-name="ro2">
          <table:table-cell office:value-type="float" office:value="1.3">
            <text:p>1.3</text:p>
          </table:table-cell>
          <table:table-cell office:value-type="float" office:value="-0.1055">
            <text:p>-0.1055</text:p>
          </table:table-cell>
          <table:table-cell office:value-type="float" office:value="-0.0863">
            <text:p>-0.0863</text:p>
          </table:table-cell>
          <table:table-cell office:value-type="float" office:value="-0.075">
            <text:p>-0.075</text:p>
          </table:table-cell>
          <table:table-cell office:value-type="float" office:value="-0.0641">
            <text:p>-0.0641</text:p>
          </table:table-cell>
          <table:table-cell office:value-type="float" office:value="-0.0416">
            <text:p>-0.0416</text:p>
          </table:table-cell>
          <table:table-cell office:value-type="float" office:value="0.0006">
            <text:p>0.0006</text:p>
          </table:table-cell>
          <table:table-cell office:value-type="float" office:value="0.052">
            <text:p>0.052</text:p>
          </table:table-cell>
          <table:table-cell office:value-type="float" office:value="0.11">
            <text:p>0.11</text:p>
          </table:table-cell>
          <table:table-cell office:value-type="float" office:value="0.1616">
            <text:p>0.1616</text:p>
          </table:table-cell>
          <table:table-cell office:value-type="float" office:value="0.2128">
            <text:p>0.2128</text:p>
          </table:table-cell>
          <table:table-cell office:value-type="float" office:value="0.2662">
            <text:p>0.2662</text:p>
          </table:table-cell>
          <table:table-cell office:value-type="float" office:value="0.3196">
            <text:p>0.3196</text:p>
          </table:table-cell>
          <table:table-cell office:value-type="float" office:value="0.3701">
            <text:p>0.3701</text:p>
          </table:table-cell>
          <table:table-cell office:value-type="float" office:value="0.4187">
            <text:p>0.4187</text:p>
          </table:table-cell>
        </table:table-row>
        <table:table-row table:style-name="ro2">
          <table:table-cell office:value-type="float" office:value="1.4">
            <text:p>1.4</text:p>
          </table:table-cell>
          <table:table-cell office:value-type="float" office:value="-0.12">
            <text:p>-0.12</text:p>
          </table:table-cell>
          <table:table-cell office:value-type="float" office:value="-0.1021">
            <text:p>-0.1021</text:p>
          </table:table-cell>
          <table:table-cell office:value-type="float" office:value="-0.0935">
            <text:p>-0.0935</text:p>
          </table:table-cell>
          <table:table-cell office:value-type="float" office:value="-0.087">
            <text:p>-0.087</text:p>
          </table:table-cell>
          <table:table-cell office:value-type="float" office:value="-0.0698">
            <text:p>-0.0698</text:p>
          </table:table-cell>
          <table:table-cell office:value-type="float" office:value="-0.0325">
            <text:p>-0.0325</text:p>
          </table:table-cell>
          <table:table-cell office:value-type="float" office:value="0.0199">
            <text:p>0.0199</text:p>
          </table:table-cell>
          <table:table-cell office:value-type="float" office:value="0.082">
            <text:p>0.082</text:p>
          </table:table-cell>
          <table:table-cell office:value-type="float" office:value="0.139">
            <text:p>0.139</text:p>
          </table:table-cell>
          <table:table-cell office:value-type="float" office:value="0.1967">
            <text:p>0.1967</text:p>
          </table:table-cell>
          <table:table-cell office:value-type="float" office:value="0.2542">
            <text:p>0.2542</text:p>
          </table:table-cell>
          <table:table-cell office:value-type="float" office:value="0.3097">
            <text:p>0.3097</text:p>
          </table:table-cell>
          <table:table-cell office:value-type="float" office:value="0.3623">
            <text:p>0.3623</text:p>
          </table:table-cell>
          <table:table-cell office:value-type="float" office:value="0.4121">
            <text:p>0.4121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-0.1345">
            <text:p>-0.1345</text:p>
          </table:table-cell>
          <table:table-cell office:value-type="float" office:value="-0.1179">
            <text:p>-0.1179</text:p>
          </table:table-cell>
          <table:table-cell office:value-type="float" office:value="-0.112">
            <text:p>-0.112</text:p>
          </table:table-cell>
          <table:table-cell office:value-type="float" office:value="-0.1099">
            <text:p>-0.1099</text:p>
          </table:table-cell>
          <table:table-cell office:value-type="float" office:value="-0.098">
            <text:p>-0.098</text:p>
          </table:table-cell>
          <table:table-cell office:value-type="float" office:value="-0.0655">
            <text:p>-0.0655</text:p>
          </table:table-cell>
          <table:table-cell office:value-type="float" office:value="-0.0149">
            <text:p>-0.0149</text:p>
          </table:table-cell>
          <table:table-cell office:value-type="float" office:value="0.0489">
            <text:p>0.0489</text:p>
          </table:table-cell>
          <table:table-cell office:value-type="float" office:value="0.1117">
            <text:p>0.1117</text:p>
          </table:table-cell>
          <table:table-cell office:value-type="float" office:value="0.1749">
            <text:p>0.1749</text:p>
          </table:table-cell>
          <table:table-cell office:value-type="float" office:value="0.2392">
            <text:p>0.2392</text:p>
          </table:table-cell>
          <table:table-cell office:value-type="float" office:value="0.3023">
            <text:p>0.3023</text:p>
          </table:table-cell>
          <table:table-cell office:value-type="float" office:value="0.3566">
            <text:p>0.3566</text:p>
          </table:table-cell>
          <table:table-cell office:value-type="float" office:value="0.4063">
            <text:p>0.4063</text:p>
          </table:table-cell>
        </table:table-row>
        <table:table-row table:style-name="ro2">
          <table:table-cell office:value-type="float" office:value="1.6">
            <text:p>1.6</text:p>
          </table:table-cell>
          <table:table-cell office:value-type="float" office:value="-0.1489">
            <text:p>-0.1489</text:p>
          </table:table-cell>
          <table:table-cell office:value-type="float" office:value="-0.1337">
            <text:p>-0.1337</text:p>
          </table:table-cell>
          <table:table-cell office:value-type="float" office:value="-0.1305">
            <text:p>-0.1305</text:p>
          </table:table-cell>
          <table:table-cell office:value-type="float" office:value="-0.1328">
            <text:p>-0.1328</text:p>
          </table:table-cell>
          <table:table-cell office:value-type="float" office:value="-0.1263">
            <text:p>-0.1263</text:p>
          </table:table-cell>
          <table:table-cell office:value-type="float" office:value="-0.0985">
            <text:p>-0.0985</text:p>
          </table:table-cell>
          <table:table-cell office:value-type="float" office:value="-0.0497">
            <text:p>-0.0497</text:p>
          </table:table-cell>
          <table:table-cell office:value-type="float" office:value="0.0111">
            <text:p>0.0111</text:p>
          </table:table-cell>
          <table:table-cell office:value-type="float" office:value="0.0797">
            <text:p>0.0797</text:p>
          </table:table-cell>
          <table:table-cell office:value-type="float" office:value="0.1491">
            <text:p>0.1491</text:p>
          </table:table-cell>
          <table:table-cell office:value-type="float" office:value="0.2204">
            <text:p>0.2204</text:p>
          </table:table-cell>
          <table:table-cell office:value-type="float" office:value="0.2918">
            <text:p>0.2918</text:p>
          </table:table-cell>
          <table:table-cell office:value-type="float" office:value="0.352">
            <text:p>0.352</text:p>
          </table:table-cell>
          <table:table-cell office:value-type="float" office:value="0.4028">
            <text:p>0.4028</text:p>
          </table:table-cell>
        </table:table-row>
        <table:table-row table:style-name="ro2">
          <table:table-cell office:value-type="float" office:value="1.7">
            <text:p>1.7</text:p>
          </table:table-cell>
          <table:table-cell office:value-type="float" office:value="-0.1634">
            <text:p>-0.1634</text:p>
          </table:table-cell>
          <table:table-cell office:value-type="float" office:value="-0.1495">
            <text:p>-0.1495</text:p>
          </table:table-cell>
          <table:table-cell office:value-type="float" office:value="-0.149">
            <text:p>-0.149</text:p>
          </table:table-cell>
          <table:table-cell office:value-type="float" office:value="-0.1557">
            <text:p>-0.1557</text:p>
          </table:table-cell>
          <table:table-cell office:value-type="float" office:value="-0.1545">
            <text:p>-0.1545</text:p>
          </table:table-cell>
          <table:table-cell office:value-type="float" office:value="-0.1315">
            <text:p>-0.1315</text:p>
          </table:table-cell>
          <table:table-cell office:value-type="float" office:value="-0.0845">
            <text:p>-0.0845</text:p>
          </table:table-cell>
          <table:table-cell office:value-type="float" office:value="-0.0267">
            <text:p>-0.0267</text:p>
          </table:table-cell>
          <table:table-cell office:value-type="float" office:value="0.0417">
            <text:p>0.0417</text:p>
          </table:table-cell>
          <table:table-cell office:value-type="float" office:value="0.1181">
            <text:p>0.1181</text:p>
          </table:table-cell>
          <table:table-cell office:value-type="float" office:value="0.1974">
            <text:p>0.1974</text:p>
          </table:table-cell>
          <table:table-cell office:value-type="float" office:value="0.2754">
            <text:p>0.2754</text:p>
          </table:table-cell>
          <table:table-cell office:value-type="float" office:value="0.3453">
            <text:p>0.3453</text:p>
          </table:table-cell>
          <table:table-cell office:value-type="float" office:value="0.4006">
            <text:p>0.4006</text:p>
          </table:table-cell>
        </table:table-row>
        <table:table-row table:style-name="ro2">
          <table:table-cell office:value-type="float" office:value="1.8">
            <text:p>1.8</text:p>
          </table:table-cell>
          <table:table-cell office:value-type="float" office:value="-0.1779">
            <text:p>-0.1779</text:p>
          </table:table-cell>
          <table:table-cell office:value-type="float" office:value="-0.1653">
            <text:p>-0.1653</text:p>
          </table:table-cell>
          <table:table-cell office:value-type="float" office:value="-0.1674">
            <text:p>-0.1674</text:p>
          </table:table-cell>
          <table:table-cell office:value-type="float" office:value="-0.1786">
            <text:p>-0.1786</text:p>
          </table:table-cell>
          <table:table-cell office:value-type="float" office:value="-0.1827">
            <text:p>-0.1827</text:p>
          </table:table-cell>
          <table:table-cell office:value-type="float" office:value="-0.1645">
            <text:p>-0.1645</text:p>
          </table:table-cell>
          <table:table-cell office:value-type="float" office:value="-0.1193">
            <text:p>-0.1193</text:p>
          </table:table-cell>
          <table:table-cell office:value-type="float" office:value="-0.0644">
            <text:p>-0.0644</text:p>
          </table:table-cell>
          <table:table-cell office:value-type="float" office:value="0.003">
            <text:p>0.003</text:p>
          </table:table-cell>
          <table:table-cell office:value-type="float" office:value="0.0835">
            <text:p>0.0835</text:p>
          </table:table-cell>
          <table:table-cell office:value-type="float" office:value="0.169">
            <text:p>0.169</text:p>
          </table:table-cell>
          <table:table-cell office:value-type="float" office:value="0.2556">
            <text:p>0.2556</text:p>
          </table:table-cell>
          <table:table-cell office:value-type="float" office:value="0.3349">
            <text:p>0.3349</text:p>
          </table:table-cell>
          <table:table-cell office:value-type="float" office:value="0.3961">
            <text:p>0.3961</text:p>
          </table:table-cell>
        </table:table-row>
        <table:table-row table:style-name="ro2">
          <table:table-cell office:value-type="float" office:value="1.9">
            <text:p>1.9</text:p>
          </table:table-cell>
          <table:table-cell office:value-type="float" office:value="-0.1923">
            <text:p>-0.1923</text:p>
          </table:table-cell>
          <table:table-cell office:value-type="float" office:value="-0.181">
            <text:p>-0.181</text:p>
          </table:table-cell>
          <table:table-cell office:value-type="float" office:value="-0.1859">
            <text:p>-0.1859</text:p>
          </table:table-cell>
          <table:table-cell office:value-type="float" office:value="-0.2015">
            <text:p>-0.2015</text:p>
          </table:table-cell>
          <table:table-cell office:value-type="float" office:value="-0.2109">
            <text:p>-0.2109</text:p>
          </table:table-cell>
          <table:table-cell office:value-type="float" office:value="-0.1976">
            <text:p>-0.1976</text:p>
          </table:table-cell>
          <table:table-cell office:value-type="float" office:value="-0.1541">
            <text:p>-0.1541</text:p>
          </table:table-cell>
          <table:table-cell office:value-type="float" office:value="-0.1022">
            <text:p>-0.1022</text:p>
          </table:table-cell>
          <table:table-cell office:value-type="float" office:value="-0.0357">
            <text:p>-0.0357</text:p>
          </table:table-cell>
          <table:table-cell office:value-type="float" office:value="0.0456">
            <text:p>0.0456</text:p>
          </table:table-cell>
          <table:table-cell office:value-type="float" office:value="0.1394">
            <text:p>0.1394</text:p>
          </table:table-cell>
          <table:table-cell office:value-type="float" office:value="0.232">
            <text:p>0.232</text:p>
          </table:table-cell>
          <table:table-cell office:value-type="float" office:value="0.3203">
            <text:p>0.3203</text:p>
          </table:table-cell>
          <table:table-cell office:value-type="float" office:value="0.3888">
            <text:p>0.388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-0.2068">
            <text:p>-0.2068</text:p>
          </table:table-cell>
          <table:table-cell office:value-type="float" office:value="-0.1968">
            <text:p>-0.1968</text:p>
          </table:table-cell>
          <table:table-cell office:value-type="float" office:value="-0.2044">
            <text:p>-0.2044</text:p>
          </table:table-cell>
          <table:table-cell office:value-type="float" office:value="-0.2244">
            <text:p>-0.2244</text:p>
          </table:table-cell>
          <table:table-cell office:value-type="float" office:value="-0.2392">
            <text:p>-0.2392</text:p>
          </table:table-cell>
          <table:table-cell office:value-type="float" office:value="-0.2306">
            <text:p>-0.2306</text:p>
          </table:table-cell>
          <table:table-cell office:value-type="float" office:value="-0.1889">
            <text:p>-0.1889</text:p>
          </table:table-cell>
          <table:table-cell office:value-type="float" office:value="-0.1399">
            <text:p>-0.1399</text:p>
          </table:table-cell>
          <table:table-cell office:value-type="float" office:value="-0.0745">
            <text:p>-0.0745</text:p>
          </table:table-cell>
          <table:table-cell office:value-type="float" office:value="0.0078">
            <text:p>0.0078</text:p>
          </table:table-cell>
          <table:table-cell office:value-type="float" office:value="0.1045">
            <text:p>0.1045</text:p>
          </table:table-cell>
          <table:table-cell office:value-type="float" office:value="0.2035">
            <text:p>0.2035</text:p>
          </table:table-cell>
          <table:table-cell office:value-type="float" office:value="0.3017">
            <text:p>0.3017</text:p>
          </table:table-cell>
          <table:table-cell office:value-type="float" office:value="0.379">
            <text:p>0.379</text:p>
          </table:table-cell>
        </table:table-row>
        <table:table-row table:style-name="ro2">
          <table:table-cell office:value-type="float" office:value="2.1">
            <text:p>2.1</text:p>
          </table:table-cell>
          <table:table-cell office:value-type="float" office:value="-0.2213">
            <text:p>-0.2213</text:p>
          </table:table-cell>
          <table:table-cell office:value-type="float" office:value="-0.2126">
            <text:p>-0.2126</text:p>
          </table:table-cell>
          <table:table-cell office:value-type="float" office:value="-0.2229">
            <text:p>-0.2229</text:p>
          </table:table-cell>
          <table:table-cell office:value-type="float" office:value="-0.2473">
            <text:p>-0.2473</text:p>
          </table:table-cell>
          <table:table-cell office:value-type="float" office:value="-0.2674">
            <text:p>-0.2674</text:p>
          </table:table-cell>
          <table:table-cell office:value-type="float" office:value="-0.2636">
            <text:p>-0.2636</text:p>
          </table:table-cell>
          <table:table-cell office:value-type="float" office:value="-0.2236">
            <text:p>-0.2236</text:p>
          </table:table-cell>
          <table:table-cell office:value-type="float" office:value="-0.1777">
            <text:p>-0.1777</text:p>
          </table:table-cell>
          <table:table-cell office:value-type="float" office:value="-0.1132">
            <text:p>-0.1132</text:p>
          </table:table-cell>
          <table:table-cell office:value-type="float" office:value="-0.0301">
            <text:p>-0.0301</text:p>
          </table:table-cell>
          <table:table-cell office:value-type="float" office:value="0.065">
            <text:p>0.065</text:p>
          </table:table-cell>
          <table:table-cell office:value-type="float" office:value="0.1708">
            <text:p>0.1708</text:p>
          </table:table-cell>
          <table:table-cell office:value-type="float" office:value="0.2808">
            <text:p>0.2808</text:p>
          </table:table-cell>
          <table:table-cell office:value-type="float" office:value="0.3641">
            <text:p>0.3641</text:p>
          </table:table-cell>
        </table:table-row>
        <table:table-row table:style-name="ro2">
          <table:table-cell office:value-type="float" office:value="2.2">
            <text:p>2.2</text:p>
          </table:table-cell>
          <table:table-cell office:value-type="float" office:value="-0.2357">
            <text:p>-0.2357</text:p>
          </table:table-cell>
          <table:table-cell office:value-type="float" office:value="-0.2284">
            <text:p>-0.2284</text:p>
          </table:table-cell>
          <table:table-cell office:value-type="float" office:value="-0.2414">
            <text:p>-0.2414</text:p>
          </table:table-cell>
          <table:table-cell office:value-type="float" office:value="-0.2702">
            <text:p>-0.2702</text:p>
          </table:table-cell>
          <table:table-cell office:value-type="float" office:value="-0.2956">
            <text:p>-0.2956</text:p>
          </table:table-cell>
          <table:table-cell office:value-type="float" office:value="-0.2966">
            <text:p>-0.2966</text:p>
          </table:table-cell>
          <table:table-cell office:value-type="float" office:value="-0.2584">
            <text:p>-0.2584</text:p>
          </table:table-cell>
          <table:table-cell office:value-type="float" office:value="-0.2154">
            <text:p>-0.2154</text:p>
          </table:table-cell>
          <table:table-cell office:value-type="float" office:value="-0.1519">
            <text:p>-0.1519</text:p>
          </table:table-cell>
          <table:table-cell office:value-type="float" office:value="-0.0679">
            <text:p>-0.0679</text:p>
          </table:table-cell>
          <table:table-cell office:value-type="float" office:value="0.0223">
            <text:p>0.0223</text:p>
          </table:table-cell>
          <table:table-cell office:value-type="float" office:value="0.1351">
            <text:p>0.1351</text:p>
          </table:table-cell>
          <table:table-cell office:value-type="float" office:value="0.2526">
            <text:p>0.2526</text:p>
          </table:table-cell>
          <table:table-cell office:value-type="float" office:value="0.3464">
            <text:p>0.3464</text:p>
          </table:table-cell>
        </table:table-row>
        <table:table-row table:style-name="ro2">
          <table:table-cell office:value-type="float" office:value="2.3">
            <text:p>2.3</text:p>
          </table:table-cell>
          <table:table-cell office:value-type="float" office:value="-0.2502">
            <text:p>-0.2502</text:p>
          </table:table-cell>
          <table:table-cell office:value-type="float" office:value="-0.2442">
            <text:p>-0.2442</text:p>
          </table:table-cell>
          <table:table-cell office:value-type="float" office:value="-0.2599">
            <text:p>-0.2599</text:p>
          </table:table-cell>
          <table:table-cell office:value-type="float" office:value="-0.2931">
            <text:p>-0.2931</text:p>
          </table:table-cell>
          <table:table-cell office:value-type="float" office:value="-0.3239">
            <text:p>-0.3239</text:p>
          </table:table-cell>
          <table:table-cell office:value-type="float" office:value="-0.3296">
            <text:p>-0.3296</text:p>
          </table:table-cell>
          <table:table-cell office:value-type="float" office:value="-0.2932">
            <text:p>-0.2932</text:p>
          </table:table-cell>
          <table:table-cell office:value-type="float" office:value="-0.2532">
            <text:p>-0.2532</text:p>
          </table:table-cell>
          <table:table-cell office:value-type="float" office:value="-0.1906">
            <text:p>-0.1906</text:p>
          </table:table-cell>
          <table:table-cell office:value-type="float" office:value="-0.1057">
            <text:p>-0.1057</text:p>
          </table:table-cell>
          <table:table-cell office:value-type="float" office:value="-0.0203">
            <text:p>-0.0203</text:p>
          </table:table-cell>
          <table:table-cell office:value-type="float" office:value="0.0949">
            <text:p>0.0949</text:p>
          </table:table-cell>
          <table:table-cell office:value-type="float" office:value="0.2205">
            <text:p>0.2205</text:p>
          </table:table-cell>
          <table:table-cell office:value-type="float" office:value="0.3269">
            <text:p>0.3269</text:p>
          </table:table-cell>
        </table:table-row>
        <table:table-row table:style-name="ro2">
          <table:table-cell office:value-type="float" office:value="2.4">
            <text:p>2.4</text:p>
          </table:table-cell>
          <table:table-cell office:value-type="float" office:value="-0.2647">
            <text:p>-0.2647</text:p>
          </table:table-cell>
          <table:table-cell office:value-type="float" office:value="-0.2599">
            <text:p>-0.2599</text:p>
          </table:table-cell>
          <table:table-cell office:value-type="float" office:value="-0.2784">
            <text:p>-0.2784</text:p>
          </table:table-cell>
          <table:table-cell office:value-type="float" office:value="-0.316">
            <text:p>-0.316</text:p>
          </table:table-cell>
          <table:table-cell office:value-type="float" office:value="-0.3521">
            <text:p>-0.3521</text:p>
          </table:table-cell>
          <table:table-cell office:value-type="float" office:value="-0.3627">
            <text:p>-0.3627</text:p>
          </table:table-cell>
          <table:table-cell office:value-type="float" office:value="-0.328">
            <text:p>-0.328</text:p>
          </table:table-cell>
          <table:table-cell office:value-type="float" office:value="-0.2909">
            <text:p>-0.2909</text:p>
          </table:table-cell>
          <table:table-cell office:value-type="float" office:value="-0.2294">
            <text:p>-0.2294</text:p>
          </table:table-cell>
          <table:table-cell office:value-type="float" office:value="-0.1436">
            <text:p>-0.1436</text:p>
          </table:table-cell>
          <table:table-cell office:value-type="float" office:value="-0.063">
            <text:p>-0.063</text:p>
          </table:table-cell>
          <table:table-cell office:value-type="float" office:value="0.0493">
            <text:p>0.0493</text:p>
          </table:table-cell>
          <table:table-cell office:value-type="float" office:value="0.1854">
            <text:p>0.1854</text:p>
          </table:table-cell>
          <table:table-cell office:value-type="float" office:value="0.303">
            <text:p>0.303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-0.2792">
            <text:p>-0.2792</text:p>
          </table:table-cell>
          <table:table-cell office:value-type="float" office:value="-0.2757">
            <text:p>-0.2757</text:p>
          </table:table-cell>
          <table:table-cell office:value-type="float" office:value="-0.2969">
            <text:p>-0.2969</text:p>
          </table:table-cell>
          <table:table-cell office:value-type="float" office:value="-0.3389">
            <text:p>-0.3389</text:p>
          </table:table-cell>
          <table:table-cell office:value-type="float" office:value="-0.3803">
            <text:p>-0.3803</text:p>
          </table:table-cell>
          <table:table-cell office:value-type="float" office:value="-0.3957">
            <text:p>-0.3957</text:p>
          </table:table-cell>
          <table:table-cell office:value-type="float" office:value="-0.3628">
            <text:p>-0.3628</text:p>
          </table:table-cell>
          <table:table-cell office:value-type="float" office:value="-0.3287">
            <text:p>-0.3287</text:p>
          </table:table-cell>
          <table:table-cell office:value-type="float" office:value="-0.2681">
            <text:p>-0.2681</text:p>
          </table:table-cell>
          <table:table-cell office:value-type="float" office:value="-0.1814">
            <text:p>-0.1814</text:p>
          </table:table-cell>
          <table:table-cell office:value-type="float" office:value="-0.1057">
            <text:p>-0.1057</text:p>
          </table:table-cell>
          <table:table-cell office:value-type="float" office:value="-0.0003">
            <text:p>-0.0003</text:p>
          </table:table-cell>
          <table:table-cell office:value-type="float" office:value="0.1404">
            <text:p>0.1404</text:p>
          </table:table-cell>
          <table:table-cell office:value-type="float" office:value="0.2738">
            <text:p>0.2738</text:p>
          </table:table-cell>
        </table:table-row>
        <table:table-row table:style-name="ro2">
          <table:table-cell office:value-type="float" office:value="2.6">
            <text:p>2.6</text:p>
          </table:table-cell>
          <table:table-cell office:value-type="float" office:value="-0.2936">
            <text:p>-0.2936</text:p>
          </table:table-cell>
          <table:table-cell office:value-type="float" office:value="-0.2915">
            <text:p>-0.2915</text:p>
          </table:table-cell>
          <table:table-cell office:value-type="float" office:value="-0.3154">
            <text:p>-0.3154</text:p>
          </table:table-cell>
          <table:table-cell office:value-type="float" office:value="-0.3618">
            <text:p>-0.3618</text:p>
          </table:table-cell>
          <table:table-cell office:value-type="float" office:value="-0.4085">
            <text:p>-0.4085</text:p>
          </table:table-cell>
          <table:table-cell office:value-type="float" office:value="-0.4287">
            <text:p>-0.4287</text:p>
          </table:table-cell>
          <table:table-cell office:value-type="float" office:value="-0.3976">
            <text:p>-0.3976</text:p>
          </table:table-cell>
          <table:table-cell office:value-type="float" office:value="-0.3664">
            <text:p>-0.3664</text:p>
          </table:table-cell>
          <table:table-cell office:value-type="float" office:value="-0.3068">
            <text:p>-0.3068</text:p>
          </table:table-cell>
          <table:table-cell office:value-type="float" office:value="-0.2193">
            <text:p>-0.2193</text:p>
          </table:table-cell>
          <table:table-cell office:value-type="float" office:value="-0.1483">
            <text:p>-0.1483</text:p>
          </table:table-cell>
          <table:table-cell office:value-type="float" office:value="-0.0499">
            <text:p>-0.0499</text:p>
          </table:table-cell>
          <table:table-cell office:value-type="float" office:value="0.0923">
            <text:p>0.0923</text:p>
          </table:table-cell>
          <table:table-cell office:value-type="float" office:value="0.2387">
            <text:p>0.2387</text:p>
          </table:table-cell>
        </table:table-row>
        <table:table-row table:style-name="ro2">
          <table:table-cell office:value-type="float" office:value="2.7">
            <text:p>2.7</text:p>
          </table:table-cell>
          <table:table-cell office:value-type="float" office:value="-0.3081">
            <text:p>-0.3081</text:p>
          </table:table-cell>
          <table:table-cell office:value-type="float" office:value="-0.3073">
            <text:p>-0.3073</text:p>
          </table:table-cell>
          <table:table-cell office:value-type="float" office:value="-0.3339">
            <text:p>-0.3339</text:p>
          </table:table-cell>
          <table:table-cell office:value-type="float" office:value="-0.3847">
            <text:p>-0.3847</text:p>
          </table:table-cell>
          <table:table-cell office:value-type="float" office:value="-0.4368">
            <text:p>-0.4368</text:p>
          </table:table-cell>
          <table:table-cell office:value-type="float" office:value="-0.4617">
            <text:p>-0.4617</text:p>
          </table:table-cell>
          <table:table-cell office:value-type="float" office:value="-0.4324">
            <text:p>-0.4324</text:p>
          </table:table-cell>
          <table:table-cell office:value-type="float" office:value="-0.4042">
            <text:p>-0.4042</text:p>
          </table:table-cell>
          <table:table-cell office:value-type="float" office:value="-0.3456">
            <text:p>-0.3456</text:p>
          </table:table-cell>
          <table:table-cell office:value-type="float" office:value="-0.2571">
            <text:p>-0.2571</text:p>
          </table:table-cell>
          <table:table-cell office:value-type="float" office:value="-0.191">
            <text:p>-0.191</text:p>
          </table:table-cell>
          <table:table-cell office:value-type="float" office:value="-0.0995">
            <text:p>-0.0995</text:p>
          </table:table-cell>
          <table:table-cell office:value-type="float" office:value="0.04">
            <text:p>0.04</text:p>
          </table:table-cell>
          <table:table-cell office:value-type="float" office:value="0.2004">
            <text:p>0.2004</text:p>
          </table:table-cell>
        </table:table-row>
        <table:table-row table:style-name="ro2">
          <table:table-cell office:value-type="float" office:value="2.8">
            <text:p>2.8</text:p>
          </table:table-cell>
          <table:table-cell office:value-type="float" office:value="-0.3226">
            <text:p>-0.3226</text:p>
          </table:table-cell>
          <table:table-cell office:value-type="float" office:value="-0.3231">
            <text:p>-0.3231</text:p>
          </table:table-cell>
          <table:table-cell office:value-type="float" office:value="-0.3524">
            <text:p>-0.3524</text:p>
          </table:table-cell>
          <table:table-cell office:value-type="float" office:value="-0.4076">
            <text:p>-0.4076</text:p>
          </table:table-cell>
          <table:table-cell office:value-type="float" office:value="-0.465">
            <text:p>-0.465</text:p>
          </table:table-cell>
          <table:table-cell office:value-type="float" office:value="-0.4947">
            <text:p>-0.4947</text:p>
          </table:table-cell>
          <table:table-cell office:value-type="float" office:value="-0.4672">
            <text:p>-0.4672</text:p>
          </table:table-cell>
          <table:table-cell office:value-type="float" office:value="-0.4419">
            <text:p>-0.4419</text:p>
          </table:table-cell>
          <table:table-cell office:value-type="float" office:value="-0.3843">
            <text:p>-0.3843</text:p>
          </table:table-cell>
          <table:table-cell office:value-type="float" office:value="-0.2949">
            <text:p>-0.2949</text:p>
          </table:table-cell>
          <table:table-cell office:value-type="float" office:value="-0.2337">
            <text:p>-0.2337</text:p>
          </table:table-cell>
          <table:table-cell office:value-type="float" office:value="-0.1491">
            <text:p>-0.1491</text:p>
          </table:table-cell>
          <table:table-cell office:value-type="float" office:value="-0.0128">
            <text:p>-0.0128</text:p>
          </table:table-cell>
          <table:table-cell office:value-type="float" office:value="0.1549">
            <text:p>0.1549</text:p>
          </table:table-cell>
        </table:table-row>
        <table:table-row table:style-name="ro2">
          <table:table-cell office:value-type="float" office:value="2.9">
            <text:p>2.9</text:p>
          </table:table-cell>
          <table:table-cell office:value-type="float" office:value="-0.337">
            <text:p>-0.337</text:p>
          </table:table-cell>
          <table:table-cell office:value-type="float" office:value="-0.3389">
            <text:p>-0.3389</text:p>
          </table:table-cell>
          <table:table-cell office:value-type="float" office:value="-0.3709">
            <text:p>-0.3709</text:p>
          </table:table-cell>
          <table:table-cell office:value-type="float" office:value="-0.4305">
            <text:p>-0.4305</text:p>
          </table:table-cell>
          <table:table-cell office:value-type="float" office:value="-0.4932">
            <text:p>-0.4932</text:p>
          </table:table-cell>
          <table:table-cell office:value-type="float" office:value="-0.5278">
            <text:p>-0.5278</text:p>
          </table:table-cell>
          <table:table-cell office:value-type="float" office:value="-0.5019">
            <text:p>-0.5019</text:p>
          </table:table-cell>
          <table:table-cell office:value-type="float" office:value="-0.4797">
            <text:p>-0.4797</text:p>
          </table:table-cell>
          <table:table-cell office:value-type="float" office:value="-0.423">
            <text:p>-0.423</text:p>
          </table:table-cell>
          <table:table-cell office:value-type="float" office:value="-0.3328">
            <text:p>-0.3328</text:p>
          </table:table-cell>
          <table:table-cell office:value-type="float" office:value="-0.2763">
            <text:p>-0.2763</text:p>
          </table:table-cell>
          <table:table-cell office:value-type="float" office:value="-0.1986">
            <text:p>-0.1986</text:p>
          </table:table-cell>
          <table:table-cell office:value-type="float" office:value="-0.0655">
            <text:p>-0.0655</text:p>
          </table:table-cell>
          <table:table-cell office:value-type="float" office:value="0.1054">
            <text:p>0.105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-0.3515">
            <text:p>-0.3515</text:p>
          </table:table-cell>
          <table:table-cell office:value-type="float" office:value="-0.3546">
            <text:p>-0.3546</text:p>
          </table:table-cell>
          <table:table-cell office:value-type="float" office:value="-0.3894">
            <text:p>-0.3894</text:p>
          </table:table-cell>
          <table:table-cell office:value-type="float" office:value="-0.4534">
            <text:p>-0.4534</text:p>
          </table:table-cell>
          <table:table-cell office:value-type="float" office:value="-0.5215">
            <text:p>-0.5215</text:p>
          </table:table-cell>
          <table:table-cell office:value-type="float" office:value="-0.5608">
            <text:p>-0.5608</text:p>
          </table:table-cell>
          <table:table-cell office:value-type="float" office:value="-0.5367">
            <text:p>-0.5367</text:p>
          </table:table-cell>
          <table:table-cell office:value-type="float" office:value="-0.5174">
            <text:p>-0.5174</text:p>
          </table:table-cell>
          <table:table-cell office:value-type="float" office:value="-0.4617">
            <text:p>-0.4617</text:p>
          </table:table-cell>
          <table:table-cell office:value-type="float" office:value="-0.3706">
            <text:p>-0.3706</text:p>
          </table:table-cell>
          <table:table-cell office:value-type="float" office:value="-0.319">
            <text:p>-0.319</text:p>
          </table:table-cell>
          <table:table-cell office:value-type="float" office:value="-0.2482">
            <text:p>-0.2482</text:p>
          </table:table-cell>
          <table:table-cell office:value-type="float" office:value="-0.1182">
            <text:p>-0.1182</text:p>
          </table:table-cell>
          <table:table-cell office:value-type="float" office:value="0.0516">
            <text:p>0.0516</text:p>
          </table:table-cell>
        </table:table-row>
        <table:table-row table:style-name="ro2" table:number-rows-repeated="1048543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Pivot Table_Sheet2_1" table:style-name="ta1">
        <table:shapes>
          <draw:frame draw:z-index="0" draw:style-name="gr1" draw:text-style-name="P1" svg:width="6.2988in" svg:height="3.5429in" svg:x="8.0484in" svg:y="0.5724in">
            <draw:object draw:notify-on-update-of-ranges="'Pivot Table_Sheet2_1'.A4:'Pivot Table_Sheet2_1'.A4 'Pivot Table_Sheet2_1'.A5:'Pivot Table_Sheet2_1'.A18 'Pivot Table_Sheet2_1'.B4:'Pivot Table_Sheet2_1'.B4 'Pivot Table_Sheet2_1'.B5:'Pivot Table_Sheet2_1'.B18 'Pivot Table_Sheet2_1'.C4:'Pivot Table_Sheet2_1'.C4 'Pivot Table_Sheet2_1'.C5:'Pivot Table_Sheet2_1'.C18 'Pivot Table_Sheet2_1'.D4:'Pivot Table_Sheet2_1'.D4 'Pivot Table_Sheet2_1'.D5:'Pivot Table_Sheet2_1'.D18 'Pivot Table_Sheet2_1'.E4:'Pivot Table_Sheet2_1'.E4 'Pivot Table_Sheet2_1'.E5:'Pivot Table_Sheet2_1'.E18 'Pivot Table_Sheet2_1'.F4:'Pivot Table_Sheet2_1'.F4 'Pivot Table_Sheet2_1'.F5:'Pivot Table_Sheet2_1'.F18 'Pivot Table_Sheet2_1'.G4:'Pivot Table_Sheet2_1'.G4 'Pivot Table_Sheet2_1'.G5:'Pivot Table_Sheet2_1'.G18 'Pivot Table_Sheet2_1'.H4:'Pivot Table_Sheet2_1'.H4 'Pivot Table_Sheet2_1'.H5:'Pivot Table_Sheet2_1'.H18 'Pivot Table_Sheet2_1'.I4:'Pivot Table_Sheet2_1'.I4 'Pivot Table_Sheet2_1'.I5:'Pivot Table_Sheet2_1'.I18 'Pivot Table_Sheet2_1'.J4:'Pivot Table_Sheet2_1'.J4 'Pivot Table_Sheet2_1'.J5:'Pivot Table_Sheet2_1'.J18 'Pivot Table_Sheet2_1'.K4:'Pivot Table_Sheet2_1'.K4 'Pivot Table_Sheet2_1'.K5:'Pivot Table_Sheet2_1'.K18 'Pivot Table_Sheet2_1'.L4:'Pivot Table_Sheet2_1'.L4 'Pivot Table_Sheet2_1'.L5:'Pivot Table_Sheet2_1'.L18 'Pivot Table_Sheet2_1'.M4:'Pivot Table_Sheet2_1'.M4 'Pivot Table_Sheet2_1'.M5:'Pivot Table_Sheet2_1'.M18 'Pivot Table_Sheet2_1'.N4:'Pivot Table_Sheet2_1'.N4 'Pivot Table_Sheet2_1'.N5:'Pivot Table_Sheet2_1'.N18 'Pivot Table_Sheet2_1'.O4:'Pivot Table_Sheet2_1'.O4 'Pivot Table_Sheet2_1'.O5:'Pivot Table_Sheet2_1'.O18 'Pivot Table_Sheet2_1'.P4:'Pivot Table_Sheet2_1'.P4 'Pivot Table_Sheet2_1'.P5:'Pivot Table_Sheet2_1'.P18 'Pivot Table_Sheet2_1'.Q4:'Pivot Table_Sheet2_1'.Q4 'Pivot Table_Sheet2_1'.Q5:'Pivot Table_Sheet2_1'.Q18 'Pivot Table_Sheet2_1'.R4:'Pivot Table_Sheet2_1'.R4 'Pivot Table_Sheet2_1'.R5:'Pivot Table_Sheet2_1'.R18 'Pivot Table_Sheet2_1'.S4:'Pivot Table_Sheet2_1'.S4 'Pivot Table_Sheet2_1'.S5:'Pivot Table_Sheet2_1'.S18 'Pivot Table_Sheet2_1'.T4:'Pivot Table_Sheet2_1'.T4 'Pivot Table_Sheet2_1'.T5:'Pivot Table_Sheet2_1'.T18 'Pivot Table_Sheet2_1'.U4:'Pivot Table_Sheet2_1'.U4 'Pivot Table_Sheet2_1'.U5:'Pivot Table_Sheet2_1'.U18 'Pivot Table_Sheet2_1'.V4:'Pivot Table_Sheet2_1'.V4 'Pivot Table_Sheet2_1'.V5:'Pivot Table_Sheet2_1'.V18 'Pivot Table_Sheet2_1'.W4:'Pivot Table_Sheet2_1'.W4 'Pivot Table_Sheet2_1'.W5:'Pivot Table_Sheet2_1'.W18 'Pivot Table_Sheet2_1'.X4:'Pivot Table_Sheet2_1'.X4 'Pivot Table_Sheet2_1'.X5:'Pivot Table_Sheet2_1'.X18 'Pivot Table_Sheet2_1'.Y4:'Pivot Table_Sheet2_1'.Y4 'Pivot Table_Sheet2_1'.Y5:'Pivot Table_Sheet2_1'.Y18 'Pivot Table_Sheet2_1'.Z4:'Pivot Table_Sheet2_1'.Z4 'Pivot Table_Sheet2_1'.Z5:'Pivot Table_Sheet2_1'.Z18 'Pivot Table_Sheet2_1'.AA4:'Pivot Table_Sheet2_1'.AA4 'Pivot Table_Sheet2_1'.AA5:'Pivot Table_Sheet2_1'.AA18 'Pivot Table_Sheet2_1'.AB4:'Pivot Table_Sheet2_1'.AB4 'Pivot Table_Sheet2_1'.AB5:'Pivot Table_Sheet2_1'.AB18 'Pivot Table_Sheet2_1'.AC4:'Pivot Table_Sheet2_1'.AC4 'Pivot Table_Sheet2_1'.AC5:'Pivot Table_Sheet2_1'.AC18 'Pivot Table_Sheet2_1'.AD4:'Pivot Table_Sheet2_1'.AD4 'Pivot Table_Sheet2_1'.AD5:'Pivot Table_Sheet2_1'.AD18 'Pivot Table_Sheet2_1'.AE4:'Pivot Table_Sheet2_1'.AE4 'Pivot Table_Sheet2_1'.AE5:'Pivot Table_Sheet2_1'.AE18 'Pivot Table_Sheet2_1'.AF4:'Pivot Table_Sheet2_1'.AF4 'Pivot Table_Sheet2_1'.AF5:'Pivot Table_Sheet2_1'.AF1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9"/>
        <table:table-column table:style-name="co1" table:number-columns-repeated="29" table:default-cell-style-name="ce14"/>
        <table:table-column table:style-name="co1" table:default-cell-style-name="ce17"/>
        <table:table-column table:style-name="co1" table:default-cell-style-name="ce22"/>
        <table:table-row table:style-name="ro1">
          <table:table-cell table:style-name="Default" office:value-type="string">
            <text:p>Filter</text:p>
          </table:table-cell>
          <table:table-cell table:style-name="Default" table:number-columns-repeated="32"/>
        </table:table-row>
        <table:table-row table:style-name="ro1">
          <table:table-cell table:style-name="Default" table:number-columns-repeated="33"/>
        </table:table-row>
        <table:table-row table:style-name="ro1">
          <table:table-cell table:style-name="ce1"/>
          <table:table-cell table:style-name="ce6" office:value-type="string">
            <text:p>Column A</text:p>
          </table:table-cell>
          <table:table-cell table:style-name="ce11" table:number-columns-repeated="30"/>
          <table:table-cell table:style-name="ce19"/>
        </table:table-row>
        <table:table-row table:style-name="ro1">
          <table:table-cell table:style-name="ce2" office:value-type="string">
            <text:p>Data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.1">
            <text:p>0.1</text:p>
          </table:table-cell>
          <table:table-cell table:style-name="ce12" office:value-type="float" office:value="0.2">
            <text:p>0.2</text:p>
          </table:table-cell>
          <table:table-cell table:style-name="ce12" office:value-type="float" office:value="0.3">
            <text:p>0.3</text:p>
          </table:table-cell>
          <table:table-cell table:style-name="ce12" office:value-type="float" office:value="0.4">
            <text:p>0.4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0.6">
            <text:p>0.6</text:p>
          </table:table-cell>
          <table:table-cell table:style-name="ce12" office:value-type="float" office:value="0.7">
            <text:p>0.7</text:p>
          </table:table-cell>
          <table:table-cell table:style-name="ce12" office:value-type="float" office:value="0.8">
            <text:p>0.8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.1">
            <text:p>1.1</text:p>
          </table:table-cell>
          <table:table-cell table:style-name="ce12" office:value-type="float" office:value="1.2">
            <text:p>1.2</text:p>
          </table:table-cell>
          <table:table-cell table:style-name="ce12" office:value-type="float" office:value="1.3">
            <text:p>1.3</text:p>
          </table:table-cell>
          <table:table-cell table:style-name="ce12" office:value-type="float" office:value="1.4">
            <text:p>1.4</text:p>
          </table:table-cell>
          <table:table-cell table:style-name="ce12" office:value-type="float" office:value="1.5">
            <text:p>1.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.7">
            <text:p>1.7</text:p>
          </table:table-cell>
          <table:table-cell table:style-name="ce12" office:value-type="float" office:value="1.8">
            <text:p>1.8</text:p>
          </table:table-cell>
          <table:table-cell table:style-name="ce12" office:value-type="float" office:value="1.9">
            <text:p>1.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2.1">
            <text:p>2.1</text:p>
          </table:table-cell>
          <table:table-cell table:style-name="ce12" office:value-type="float" office:value="2.2">
            <text:p>2.2</text:p>
          </table:table-cell>
          <table:table-cell table:style-name="ce12" office:value-type="float" office:value="2.3">
            <text:p>2.3</text:p>
          </table:table-cell>
          <table:table-cell table:style-name="ce12" office:value-type="float" office:value="2.4">
            <text:p>2.4</text:p>
          </table:table-cell>
          <table:table-cell table:style-name="ce12" office:value-type="float" office:value="2.5">
            <text:p>2.5</text:p>
          </table:table-cell>
          <table:table-cell table:style-name="ce12" office:value-type="float" office:value="2.6">
            <text:p>2.6</text:p>
          </table:table-cell>
          <table:table-cell table:style-name="ce12" office:value-type="float" office:value="2.7">
            <text:p>2.7</text:p>
          </table:table-cell>
          <table:table-cell table:style-name="ce12" office:value-type="float" office:value="2.8">
            <text:p>2.8</text:p>
          </table:table-cell>
          <table:table-cell table:style-name="ce12" office:value-type="float" office:value="2.9">
            <text:p>2.9</text:p>
          </table:table-cell>
          <table:table-cell table:style-name="ce12" office:value-type="float" office:value="3">
            <text:p>3</text:p>
          </table:table-cell>
          <table:table-cell table:style-name="ce20" office:value-type="string">
            <text:p>Total Result</text:p>
          </table:table-cell>
        </table:table-row>
        <table:table-row table:style-name="ro1">
          <table:table-cell table:style-name="ce3" office:value-type="string">
            <text:p>Sum - 8</text:p>
          </table:table-cell>
          <table:table-cell table:style-name="ce8" office:value-type="float" office:value="0.0392">
            <text:p>0.0392</text:p>
          </table:table-cell>
          <table:table-cell table:style-name="ce13" office:value-type="float" office:value="0.0412">
            <text:p>0.0412</text:p>
          </table:table-cell>
          <table:table-cell table:style-name="ce13" office:value-type="float" office:value="0.0432">
            <text:p>0.0432</text:p>
          </table:table-cell>
          <table:table-cell table:style-name="ce13" office:value-type="float" office:value="0.0416">
            <text:p>0.0416</text:p>
          </table:table-cell>
          <table:table-cell table:style-name="ce13" office:value-type="float" office:value="0.0207">
            <text:p>0.0207</text:p>
          </table:table-cell>
          <table:table-cell table:style-name="ce13" office:value-type="float" office:value="0.0103">
            <text:p>0.0103</text:p>
          </table:table-cell>
          <table:table-cell table:style-name="ce13" office:value-type="float" office:value="-0.0042">
            <text:p>-0.0042</text:p>
          </table:table-cell>
          <table:table-cell table:style-name="ce13" office:value-type="float" office:value="-0.0187">
            <text:p>-0.0187</text:p>
          </table:table-cell>
          <table:table-cell table:style-name="ce13" office:value-type="float" office:value="-0.0332">
            <text:p>-0.0332</text:p>
          </table:table-cell>
          <table:table-cell table:style-name="ce13" office:value-type="float" office:value="-0.0476">
            <text:p>-0.0476</text:p>
          </table:table-cell>
          <table:table-cell table:style-name="ce13" office:value-type="float" office:value="-0.0621">
            <text:p>-0.0621</text:p>
          </table:table-cell>
          <table:table-cell table:style-name="ce13" office:value-type="float" office:value="-0.0766">
            <text:p>-0.0766</text:p>
          </table:table-cell>
          <table:table-cell table:style-name="ce13" office:value-type="float" office:value="-0.091">
            <text:p>-0.091</text:p>
          </table:table-cell>
          <table:table-cell table:style-name="ce13" office:value-type="float" office:value="-0.1055">
            <text:p>-0.1055</text:p>
          </table:table-cell>
          <table:table-cell table:style-name="ce13" office:value-type="float" office:value="-0.12">
            <text:p>-0.12</text:p>
          </table:table-cell>
          <table:table-cell table:style-name="ce13" office:value-type="float" office:value="-0.1345">
            <text:p>-0.1345</text:p>
          </table:table-cell>
          <table:table-cell table:style-name="ce13" office:value-type="float" office:value="-0.1489">
            <text:p>-0.1489</text:p>
          </table:table-cell>
          <table:table-cell table:style-name="ce13" office:value-type="float" office:value="-0.1634">
            <text:p>-0.1634</text:p>
          </table:table-cell>
          <table:table-cell table:style-name="ce13" office:value-type="float" office:value="-0.1779">
            <text:p>-0.1779</text:p>
          </table:table-cell>
          <table:table-cell table:style-name="ce13" office:value-type="float" office:value="-0.1923">
            <text:p>-0.1923</text:p>
          </table:table-cell>
          <table:table-cell table:style-name="ce13" office:value-type="float" office:value="-0.2068">
            <text:p>-0.2068</text:p>
          </table:table-cell>
          <table:table-cell table:style-name="ce13" office:value-type="float" office:value="-0.2213">
            <text:p>-0.2213</text:p>
          </table:table-cell>
          <table:table-cell table:style-name="ce13" office:value-type="float" office:value="-0.2357">
            <text:p>-0.2357</text:p>
          </table:table-cell>
          <table:table-cell table:style-name="ce13" office:value-type="float" office:value="-0.2502">
            <text:p>-0.2502</text:p>
          </table:table-cell>
          <table:table-cell table:style-name="ce13" office:value-type="float" office:value="-0.2647">
            <text:p>-0.2647</text:p>
          </table:table-cell>
          <table:table-cell table:style-name="ce13" office:value-type="float" office:value="-0.2792">
            <text:p>-0.2792</text:p>
          </table:table-cell>
          <table:table-cell table:style-name="ce13" office:value-type="float" office:value="-0.2936">
            <text:p>-0.2936</text:p>
          </table:table-cell>
          <table:table-cell table:style-name="ce13" office:value-type="float" office:value="-0.3081">
            <text:p>-0.3081</text:p>
          </table:table-cell>
          <table:table-cell table:style-name="ce13" office:value-type="float" office:value="-0.3226">
            <text:p>-0.3226</text:p>
          </table:table-cell>
          <table:table-cell table:style-name="ce13" office:value-type="float" office:value="-0.337">
            <text:p>-0.337</text:p>
          </table:table-cell>
          <table:table-cell table:style-name="ce16" office:value-type="float" office:value="-0.3515">
            <text:p>-0.3515</text:p>
          </table:table-cell>
          <table:table-cell table:style-name="ce21" office:value-type="float" office:value="-4.2504">
            <text:p>-4.2504</text:p>
          </table:table-cell>
        </table:table-row>
        <table:table-row table:style-name="ro1">
          <table:table-cell office:value-type="string">
            <text:p>Sum - 13</text:p>
          </table:table-cell>
          <table:table-cell office:value-type="float" office:value="0.0494">
            <text:p>0.0494</text:p>
          </table:table-cell>
          <table:table-cell office:value-type="float" office:value="0.0516">
            <text:p>0.0516</text:p>
          </table:table-cell>
          <table:table-cell office:value-type="float" office:value="0.0518">
            <text:p>0.0518</text:p>
          </table:table-cell>
          <table:table-cell office:value-type="float" office:value="0.0497">
            <text:p>0.0497</text:p>
          </table:table-cell>
          <table:table-cell office:value-type="float" office:value="0.0436">
            <text:p>0.0436</text:p>
          </table:table-cell>
          <table:table-cell office:value-type="float" office:value="0.0354">
            <text:p>0.0354</text:p>
          </table:table-cell>
          <table:table-cell office:value-type="float" office:value="0.0231">
            <text:p>0.0231</text:p>
          </table:table-cell>
          <table:table-cell office:value-type="float" office:value="0.0084">
            <text:p>0.0084</text:p>
          </table:table-cell>
          <table:table-cell office:value-type="float" office:value="-0.0074">
            <text:p>-0.0074</text:p>
          </table:table-cell>
          <table:table-cell office:value-type="float" office:value="-0.0232">
            <text:p>-0.0232</text:p>
          </table:table-cell>
          <table:table-cell office:value-type="float" office:value="-0.039">
            <text:p>-0.039</text:p>
          </table:table-cell>
          <table:table-cell office:value-type="float" office:value="-0.0548">
            <text:p>-0.0548</text:p>
          </table:table-cell>
          <table:table-cell office:value-type="float" office:value="-0.0706">
            <text:p>-0.0706</text:p>
          </table:table-cell>
          <table:table-cell office:value-type="float" office:value="-0.0863">
            <text:p>-0.0863</text:p>
          </table:table-cell>
          <table:table-cell office:value-type="float" office:value="-0.1021">
            <text:p>-0.1021</text:p>
          </table:table-cell>
          <table:table-cell office:value-type="float" office:value="-0.1179">
            <text:p>-0.1179</text:p>
          </table:table-cell>
          <table:table-cell office:value-type="float" office:value="-0.1337">
            <text:p>-0.1337</text:p>
          </table:table-cell>
          <table:table-cell office:value-type="float" office:value="-0.1495">
            <text:p>-0.1495</text:p>
          </table:table-cell>
          <table:table-cell office:value-type="float" office:value="-0.1653">
            <text:p>-0.1653</text:p>
          </table:table-cell>
          <table:table-cell office:value-type="float" office:value="-0.181">
            <text:p>-0.181</text:p>
          </table:table-cell>
          <table:table-cell office:value-type="float" office:value="-0.1968">
            <text:p>-0.1968</text:p>
          </table:table-cell>
          <table:table-cell office:value-type="float" office:value="-0.2126">
            <text:p>-0.2126</text:p>
          </table:table-cell>
          <table:table-cell office:value-type="float" office:value="-0.2284">
            <text:p>-0.2284</text:p>
          </table:table-cell>
          <table:table-cell office:value-type="float" office:value="-0.2442">
            <text:p>-0.2442</text:p>
          </table:table-cell>
          <table:table-cell office:value-type="float" office:value="-0.2599">
            <text:p>-0.2599</text:p>
          </table:table-cell>
          <table:table-cell office:value-type="float" office:value="-0.2757">
            <text:p>-0.2757</text:p>
          </table:table-cell>
          <table:table-cell office:value-type="float" office:value="-0.2915">
            <text:p>-0.2915</text:p>
          </table:table-cell>
          <table:table-cell office:value-type="float" office:value="-0.3073">
            <text:p>-0.3073</text:p>
          </table:table-cell>
          <table:table-cell office:value-type="float" office:value="-0.3231">
            <text:p>-0.3231</text:p>
          </table:table-cell>
          <table:table-cell office:value-type="float" office:value="-0.3389">
            <text:p>-0.3389</text:p>
          </table:table-cell>
          <table:table-cell office:value-type="float" office:value="-0.3546">
            <text:p>-0.3546</text:p>
          </table:table-cell>
          <table:table-cell office:value-type="float" office:value="-3.8508">
            <text:p>-3.8508</text:p>
          </table:table-cell>
        </table:table-row>
        <table:table-row table:style-name="ro1">
          <table:table-cell office:value-type="string">
            <text:p>Sum - 16</text:p>
          </table:table-cell>
          <table:table-cell office:value-type="float" office:value="0.0723">
            <text:p>0.0723</text:p>
          </table:table-cell>
          <table:table-cell office:value-type="float" office:value="0.0712">
            <text:p>0.0712</text:p>
          </table:table-cell>
          <table:table-cell office:value-type="float" office:value="0.0703">
            <text:p>0.0703</text:p>
          </table:table-cell>
          <table:table-cell office:value-type="float" office:value="0.0698">
            <text:p>0.0698</text:p>
          </table:table-cell>
          <table:table-cell office:value-type="float" office:value="0.0658">
            <text:p>0.0658</text:p>
          </table:table-cell>
          <table:table-cell office:value-type="float" office:value="0.0591">
            <text:p>0.0591</text:p>
          </table:table-cell>
          <table:table-cell office:value-type="float" office:value="0.0486">
            <text:p>0.0486</text:p>
          </table:table-cell>
          <table:table-cell office:value-type="float" office:value="0.0348">
            <text:p>0.0348</text:p>
          </table:table-cell>
          <table:table-cell office:value-type="float" office:value="0.0175">
            <text:p>0.0175</text:p>
          </table:table-cell>
          <table:table-cell office:value-type="float" office:value="-0.001">
            <text:p>-0.001</text:p>
          </table:table-cell>
          <table:table-cell office:value-type="float" office:value="-0.0195">
            <text:p>-0.0195</text:p>
          </table:table-cell>
          <table:table-cell office:value-type="float" office:value="-0.038">
            <text:p>-0.038</text:p>
          </table:table-cell>
          <table:table-cell office:value-type="float" office:value="-0.0565">
            <text:p>-0.0565</text:p>
          </table:table-cell>
          <table:table-cell office:value-type="float" office:value="-0.075">
            <text:p>-0.075</text:p>
          </table:table-cell>
          <table:table-cell office:value-type="float" office:value="-0.0935">
            <text:p>-0.0935</text:p>
          </table:table-cell>
          <table:table-cell office:value-type="float" office:value="-0.112">
            <text:p>-0.112</text:p>
          </table:table-cell>
          <table:table-cell office:value-type="float" office:value="-0.1305">
            <text:p>-0.1305</text:p>
          </table:table-cell>
          <table:table-cell office:value-type="float" office:value="-0.149">
            <text:p>-0.149</text:p>
          </table:table-cell>
          <table:table-cell office:value-type="float" office:value="-0.1674">
            <text:p>-0.1674</text:p>
          </table:table-cell>
          <table:table-cell office:value-type="float" office:value="-0.1859">
            <text:p>-0.1859</text:p>
          </table:table-cell>
          <table:table-cell office:value-type="float" office:value="-0.2044">
            <text:p>-0.2044</text:p>
          </table:table-cell>
          <table:table-cell office:value-type="float" office:value="-0.2229">
            <text:p>-0.2229</text:p>
          </table:table-cell>
          <table:table-cell office:value-type="float" office:value="-0.2414">
            <text:p>-0.2414</text:p>
          </table:table-cell>
          <table:table-cell office:value-type="float" office:value="-0.2599">
            <text:p>-0.2599</text:p>
          </table:table-cell>
          <table:table-cell office:value-type="float" office:value="-0.2784">
            <text:p>-0.2784</text:p>
          </table:table-cell>
          <table:table-cell office:value-type="float" office:value="-0.2969">
            <text:p>-0.2969</text:p>
          </table:table-cell>
          <table:table-cell office:value-type="float" office:value="-0.3154">
            <text:p>-0.3154</text:p>
          </table:table-cell>
          <table:table-cell office:value-type="float" office:value="-0.3339">
            <text:p>-0.3339</text:p>
          </table:table-cell>
          <table:table-cell office:value-type="float" office:value="-0.3524">
            <text:p>-0.3524</text:p>
          </table:table-cell>
          <table:table-cell office:value-type="float" office:value="-0.3709">
            <text:p>-0.3709</text:p>
          </table:table-cell>
          <table:table-cell office:value-type="float" office:value="-0.3894">
            <text:p>-0.3894</text:p>
          </table:table-cell>
          <table:table-cell office:value-type="float" office:value="-3.7848">
            <text:p>-3.7848</text:p>
          </table:table-cell>
        </table:table-row>
        <table:table-row table:style-name="ro1">
          <table:table-cell office:value-type="string">
            <text:p>Sum - 19</text:p>
          </table:table-cell>
          <table:table-cell office:value-type="float" office:value="0.0998">
            <text:p>0.0998</text:p>
          </table:table-cell>
          <table:table-cell office:value-type="float" office:value="0.0951">
            <text:p>0.0951</text:p>
          </table:table-cell>
          <table:table-cell office:value-type="float" office:value="0.0922">
            <text:p>0.0922</text:p>
          </table:table-cell>
          <table:table-cell office:value-type="float" office:value="0.0916">
            <text:p>0.0916</text:p>
          </table:table-cell>
          <table:table-cell office:value-type="float" office:value="0.09">
            <text:p>0.09</text:p>
          </table:table-cell>
          <table:table-cell office:value-type="float" office:value="0.0849">
            <text:p>0.0849</text:p>
          </table:table-cell>
          <table:table-cell office:value-type="float" office:value="0.0762">
            <text:p>0.0762</text:p>
          </table:table-cell>
          <table:table-cell office:value-type="float" office:value="0.064">
            <text:p>0.064</text:p>
          </table:table-cell>
          <table:table-cell office:value-type="float" office:value="0.0474">
            <text:p>0.0474</text:p>
          </table:table-cell>
          <table:table-cell office:value-type="float" office:value="0.0275">
            <text:p>0.0275</text:p>
          </table:table-cell>
          <table:table-cell office:value-type="float" office:value="0.0046">
            <text:p>0.0046</text:p>
          </table:table-cell>
          <table:table-cell office:value-type="float" office:value="-0.0183">
            <text:p>-0.0183</text:p>
          </table:table-cell>
          <table:table-cell office:value-type="float" office:value="-0.0412">
            <text:p>-0.0412</text:p>
          </table:table-cell>
          <table:table-cell office:value-type="float" office:value="-0.0641">
            <text:p>-0.0641</text:p>
          </table:table-cell>
          <table:table-cell office:value-type="float" office:value="-0.087">
            <text:p>-0.087</text:p>
          </table:table-cell>
          <table:table-cell office:value-type="float" office:value="-0.1099">
            <text:p>-0.1099</text:p>
          </table:table-cell>
          <table:table-cell office:value-type="float" office:value="-0.1328">
            <text:p>-0.1328</text:p>
          </table:table-cell>
          <table:table-cell office:value-type="float" office:value="-0.1557">
            <text:p>-0.1557</text:p>
          </table:table-cell>
          <table:table-cell office:value-type="float" office:value="-0.1786">
            <text:p>-0.1786</text:p>
          </table:table-cell>
          <table:table-cell office:value-type="float" office:value="-0.2015">
            <text:p>-0.2015</text:p>
          </table:table-cell>
          <table:table-cell office:value-type="float" office:value="-0.2244">
            <text:p>-0.2244</text:p>
          </table:table-cell>
          <table:table-cell office:value-type="float" office:value="-0.2473">
            <text:p>-0.2473</text:p>
          </table:table-cell>
          <table:table-cell office:value-type="float" office:value="-0.2702">
            <text:p>-0.2702</text:p>
          </table:table-cell>
          <table:table-cell office:value-type="float" office:value="-0.2931">
            <text:p>-0.2931</text:p>
          </table:table-cell>
          <table:table-cell office:value-type="float" office:value="-0.316">
            <text:p>-0.316</text:p>
          </table:table-cell>
          <table:table-cell office:value-type="float" office:value="-0.3389">
            <text:p>-0.3389</text:p>
          </table:table-cell>
          <table:table-cell office:value-type="float" office:value="-0.3618">
            <text:p>-0.3618</text:p>
          </table:table-cell>
          <table:table-cell office:value-type="float" office:value="-0.3847">
            <text:p>-0.3847</text:p>
          </table:table-cell>
          <table:table-cell office:value-type="float" office:value="-0.4076">
            <text:p>-0.4076</text:p>
          </table:table-cell>
          <table:table-cell office:value-type="float" office:value="-0.4305">
            <text:p>-0.4305</text:p>
          </table:table-cell>
          <table:table-cell office:value-type="float" office:value="-0.4534">
            <text:p>-0.4534</text:p>
          </table:table-cell>
          <table:table-cell office:value-type="float" office:value="-3.9437">
            <text:p>-3.9437</text:p>
          </table:table-cell>
        </table:table-row>
        <table:table-row table:style-name="ro1">
          <table:table-cell office:value-type="string">
            <text:p>Sum - 22</text:p>
          </table:table-cell>
          <table:table-cell office:value-type="float" office:value="0.1271">
            <text:p>0.1271</text:p>
          </table:table-cell>
          <table:table-cell office:value-type="float" office:value="0.1223">
            <text:p>0.1223</text:p>
          </table:table-cell>
          <table:table-cell office:value-type="float" office:value="0.1189">
            <text:p>0.1189</text:p>
          </table:table-cell>
          <table:table-cell office:value-type="float" office:value="0.1161">
            <text:p>0.1161</text:p>
          </table:table-cell>
          <table:table-cell office:value-type="float" office:value="0.1153">
            <text:p>0.1153</text:p>
          </table:table-cell>
          <table:table-cell office:value-type="float" office:value="0.1111">
            <text:p>0.1111</text:p>
          </table:table-cell>
          <table:table-cell office:value-type="float" office:value="0.1046">
            <text:p>0.1046</text:p>
          </table:table-cell>
          <table:table-cell office:value-type="float" office:value="0.0947">
            <text:p>0.0947</text:p>
          </table:table-cell>
          <table:table-cell office:value-type="float" office:value="0.0816">
            <text:p>0.0816</text:p>
          </table:table-cell>
          <table:table-cell office:value-type="float" office:value="0.0655">
            <text:p>0.0655</text:p>
          </table:table-cell>
          <table:table-cell office:value-type="float" office:value="0.0431">
            <text:p>0.0431</text:p>
          </table:table-cell>
          <table:table-cell office:value-type="float" office:value="0.0149">
            <text:p>0.0149</text:p>
          </table:table-cell>
          <table:table-cell office:value-type="float" office:value="-0.0133">
            <text:p>-0.0133</text:p>
          </table:table-cell>
          <table:table-cell office:value-type="float" office:value="-0.0416">
            <text:p>-0.0416</text:p>
          </table:table-cell>
          <table:table-cell office:value-type="float" office:value="-0.0698">
            <text:p>-0.0698</text:p>
          </table:table-cell>
          <table:table-cell office:value-type="float" office:value="-0.098">
            <text:p>-0.098</text:p>
          </table:table-cell>
          <table:table-cell office:value-type="float" office:value="-0.1263">
            <text:p>-0.1263</text:p>
          </table:table-cell>
          <table:table-cell office:value-type="float" office:value="-0.1545">
            <text:p>-0.1545</text:p>
          </table:table-cell>
          <table:table-cell office:value-type="float" office:value="-0.1827">
            <text:p>-0.1827</text:p>
          </table:table-cell>
          <table:table-cell office:value-type="float" office:value="-0.2109">
            <text:p>-0.2109</text:p>
          </table:table-cell>
          <table:table-cell office:value-type="float" office:value="-0.2392">
            <text:p>-0.2392</text:p>
          </table:table-cell>
          <table:table-cell office:value-type="float" office:value="-0.2674">
            <text:p>-0.2674</text:p>
          </table:table-cell>
          <table:table-cell office:value-type="float" office:value="-0.2956">
            <text:p>-0.2956</text:p>
          </table:table-cell>
          <table:table-cell office:value-type="float" office:value="-0.3239">
            <text:p>-0.3239</text:p>
          </table:table-cell>
          <table:table-cell office:value-type="float" office:value="-0.3521">
            <text:p>-0.3521</text:p>
          </table:table-cell>
          <table:table-cell office:value-type="float" office:value="-0.3803">
            <text:p>-0.3803</text:p>
          </table:table-cell>
          <table:table-cell office:value-type="float" office:value="-0.4085">
            <text:p>-0.4085</text:p>
          </table:table-cell>
          <table:table-cell office:value-type="float" office:value="-0.4368">
            <text:p>-0.4368</text:p>
          </table:table-cell>
          <table:table-cell office:value-type="float" office:value="-0.465">
            <text:p>-0.465</text:p>
          </table:table-cell>
          <table:table-cell office:value-type="float" office:value="-0.4932">
            <text:p>-0.4932</text:p>
          </table:table-cell>
          <table:table-cell office:value-type="float" office:value="-0.5215">
            <text:p>-0.5215</text:p>
          </table:table-cell>
          <table:table-cell office:value-type="float" office:value="-3.9654">
            <text:p>-3.9654</text:p>
          </table:table-cell>
        </table:table-row>
        <table:table-row table:style-name="ro1">
          <table:table-cell office:value-type="string">
            <text:p>Sum - 25</text:p>
          </table:table-cell>
          <table:table-cell office:value-type="float" office:value="0.1621">
            <text:p>0.1621</text:p>
          </table:table-cell>
          <table:table-cell office:value-type="float" office:value="0.1563">
            <text:p>0.1563</text:p>
          </table:table-cell>
          <table:table-cell office:value-type="float" office:value="0.1512">
            <text:p>0.1512</text:p>
          </table:table-cell>
          <table:table-cell office:value-type="float" office:value="0.1467">
            <text:p>0.1467</text:p>
          </table:table-cell>
          <table:table-cell office:value-type="float" office:value="0.1437">
            <text:p>0.1437</text:p>
          </table:table-cell>
          <table:table-cell office:value-type="float" office:value="0.1395">
            <text:p>0.1395</text:p>
          </table:table-cell>
          <table:table-cell office:value-type="float" office:value="0.1338">
            <text:p>0.1338</text:p>
          </table:table-cell>
          <table:table-cell office:value-type="float" office:value="0.1262">
            <text:p>0.1262</text:p>
          </table:table-cell>
          <table:table-cell office:value-type="float" office:value="0.1157">
            <text:p>0.1157</text:p>
          </table:table-cell>
          <table:table-cell office:value-type="float" office:value="0.1017">
            <text:p>0.1017</text:p>
          </table:table-cell>
          <table:table-cell office:value-type="float" office:value="0.0834">
            <text:p>0.0834</text:p>
          </table:table-cell>
          <table:table-cell office:value-type="float" office:value="0.0609">
            <text:p>0.0609</text:p>
          </table:table-cell>
          <table:table-cell office:value-type="float" office:value="0.0336">
            <text:p>0.0336</text:p>
          </table:table-cell>
          <table:table-cell office:value-type="float" office:value="0.0006">
            <text:p>0.0006</text:p>
          </table:table-cell>
          <table:table-cell office:value-type="float" office:value="-0.0325">
            <text:p>-0.0325</text:p>
          </table:table-cell>
          <table:table-cell office:value-type="float" office:value="-0.0655">
            <text:p>-0.0655</text:p>
          </table:table-cell>
          <table:table-cell office:value-type="float" office:value="-0.0985">
            <text:p>-0.0985</text:p>
          </table:table-cell>
          <table:table-cell office:value-type="float" office:value="-0.1315">
            <text:p>-0.1315</text:p>
          </table:table-cell>
          <table:table-cell office:value-type="float" office:value="-0.1645">
            <text:p>-0.1645</text:p>
          </table:table-cell>
          <table:table-cell office:value-type="float" office:value="-0.1976">
            <text:p>-0.1976</text:p>
          </table:table-cell>
          <table:table-cell office:value-type="float" office:value="-0.2306">
            <text:p>-0.2306</text:p>
          </table:table-cell>
          <table:table-cell office:value-type="float" office:value="-0.2636">
            <text:p>-0.2636</text:p>
          </table:table-cell>
          <table:table-cell office:value-type="float" office:value="-0.2966">
            <text:p>-0.2966</text:p>
          </table:table-cell>
          <table:table-cell office:value-type="float" office:value="-0.3296">
            <text:p>-0.3296</text:p>
          </table:table-cell>
          <table:table-cell office:value-type="float" office:value="-0.3627">
            <text:p>-0.3627</text:p>
          </table:table-cell>
          <table:table-cell office:value-type="float" office:value="-0.3957">
            <text:p>-0.3957</text:p>
          </table:table-cell>
          <table:table-cell office:value-type="float" office:value="-0.4287">
            <text:p>-0.4287</text:p>
          </table:table-cell>
          <table:table-cell office:value-type="float" office:value="-0.4617">
            <text:p>-0.4617</text:p>
          </table:table-cell>
          <table:table-cell office:value-type="float" office:value="-0.4947">
            <text:p>-0.4947</text:p>
          </table:table-cell>
          <table:table-cell office:value-type="float" office:value="-0.5278">
            <text:p>-0.5278</text:p>
          </table:table-cell>
          <table:table-cell office:value-type="float" office:value="-0.5608">
            <text:p>-0.5608</text:p>
          </table:table-cell>
          <table:table-cell office:value-type="float" office:value="-3.4872">
            <text:p>-3.4872</text:p>
          </table:table-cell>
        </table:table-row>
        <table:table-row table:style-name="ro1">
          <table:table-cell office:value-type="string">
            <text:p>Sum - 28</text:p>
          </table:table-cell>
          <table:table-cell office:value-type="float" office:value="0.1994">
            <text:p>0.1994</text:p>
          </table:table-cell>
          <table:table-cell office:value-type="float" office:value="0.1928">
            <text:p>0.1928</text:p>
          </table:table-cell>
          <table:table-cell office:value-type="float" office:value="0.1874">
            <text:p>0.1874</text:p>
          </table:table-cell>
          <table:table-cell office:value-type="float" office:value="0.1824">
            <text:p>0.1824</text:p>
          </table:table-cell>
          <table:table-cell office:value-type="float" office:value="0.1775">
            <text:p>0.1775</text:p>
          </table:table-cell>
          <table:table-cell office:value-type="float" office:value="0.1725">
            <text:p>0.1725</text:p>
          </table:table-cell>
          <table:table-cell office:value-type="float" office:value="0.1662">
            <text:p>0.1662</text:p>
          </table:table-cell>
          <table:table-cell office:value-type="float" office:value="0.1582">
            <text:p>0.1582</text:p>
          </table:table-cell>
          <table:table-cell office:value-type="float" office:value="0.1493">
            <text:p>0.1493</text:p>
          </table:table-cell>
          <table:table-cell office:value-type="float" office:value="0.1379">
            <text:p>0.1379</text:p>
          </table:table-cell>
          <table:table-cell office:value-type="float" office:value="0.1229">
            <text:p>0.1229</text:p>
          </table:table-cell>
          <table:table-cell office:value-type="float" office:value="0.1049">
            <text:p>0.1049</text:p>
          </table:table-cell>
          <table:table-cell office:value-type="float" office:value="0.0813">
            <text:p>0.0813</text:p>
          </table:table-cell>
          <table:table-cell office:value-type="float" office:value="0.052">
            <text:p>0.052</text:p>
          </table:table-cell>
          <table:table-cell office:value-type="float" office:value="0.0199">
            <text:p>0.0199</text:p>
          </table:table-cell>
          <table:table-cell office:value-type="float" office:value="-0.0149">
            <text:p>-0.0149</text:p>
          </table:table-cell>
          <table:table-cell office:value-type="float" office:value="-0.0497">
            <text:p>-0.0497</text:p>
          </table:table-cell>
          <table:table-cell office:value-type="float" office:value="-0.0845">
            <text:p>-0.0845</text:p>
          </table:table-cell>
          <table:table-cell office:value-type="float" office:value="-0.1193">
            <text:p>-0.1193</text:p>
          </table:table-cell>
          <table:table-cell office:value-type="float" office:value="-0.1541">
            <text:p>-0.1541</text:p>
          </table:table-cell>
          <table:table-cell office:value-type="float" office:value="-0.1889">
            <text:p>-0.1889</text:p>
          </table:table-cell>
          <table:table-cell office:value-type="float" office:value="-0.2236">
            <text:p>-0.2236</text:p>
          </table:table-cell>
          <table:table-cell office:value-type="float" office:value="-0.2584">
            <text:p>-0.2584</text:p>
          </table:table-cell>
          <table:table-cell office:value-type="float" office:value="-0.2932">
            <text:p>-0.2932</text:p>
          </table:table-cell>
          <table:table-cell office:value-type="float" office:value="-0.328">
            <text:p>-0.328</text:p>
          </table:table-cell>
          <table:table-cell office:value-type="float" office:value="-0.3628">
            <text:p>-0.3628</text:p>
          </table:table-cell>
          <table:table-cell office:value-type="float" office:value="-0.3976">
            <text:p>-0.3976</text:p>
          </table:table-cell>
          <table:table-cell office:value-type="float" office:value="-0.4324">
            <text:p>-0.4324</text:p>
          </table:table-cell>
          <table:table-cell office:value-type="float" office:value="-0.4672">
            <text:p>-0.4672</text:p>
          </table:table-cell>
          <table:table-cell office:value-type="float" office:value="-0.5019">
            <text:p>-0.5019</text:p>
          </table:table-cell>
          <table:table-cell office:value-type="float" office:value="-0.5367">
            <text:p>-0.5367</text:p>
          </table:table-cell>
          <table:table-cell office:value-type="float" office:value="-2.3086">
            <text:p>-2.3086</text:p>
          </table:table-cell>
        </table:table-row>
        <table:table-row table:style-name="ro1">
          <table:table-cell office:value-type="string">
            <text:p>Sum - 31</text:p>
          </table:table-cell>
          <table:table-cell office:value-type="float" office:value="0.2366">
            <text:p>0.2366</text:p>
          </table:table-cell>
          <table:table-cell office:value-type="float" office:value="0.2319">
            <text:p>0.2319</text:p>
          </table:table-cell>
          <table:table-cell office:value-type="float" office:value="0.2266">
            <text:p>0.2266</text:p>
          </table:table-cell>
          <table:table-cell office:value-type="float" office:value="0.221">
            <text:p>0.221</text:p>
          </table:table-cell>
          <table:table-cell office:value-type="float" office:value="0.2149">
            <text:p>0.2149</text:p>
          </table:table-cell>
          <table:table-cell office:value-type="float" office:value="0.2088">
            <text:p>0.2088</text:p>
          </table:table-cell>
          <table:table-cell office:value-type="float" office:value="0.201">
            <text:p>0.201</text:p>
          </table:table-cell>
          <table:table-cell office:value-type="float" office:value="0.1932">
            <text:p>0.1932</text:p>
          </table:table-cell>
          <table:table-cell office:value-type="float" office:value="0.1847">
            <text:p>0.1847</text:p>
          </table:table-cell>
          <table:table-cell office:value-type="float" office:value="0.1757">
            <text:p>0.1757</text:p>
          </table:table-cell>
          <table:table-cell office:value-type="float" office:value="0.1641">
            <text:p>0.1641</text:p>
          </table:table-cell>
          <table:table-cell office:value-type="float" office:value="0.1503">
            <text:p>0.1503</text:p>
          </table:table-cell>
          <table:table-cell office:value-type="float" office:value="0.1341">
            <text:p>0.1341</text:p>
          </table:table-cell>
          <table:table-cell office:value-type="float" office:value="0.11">
            <text:p>0.11</text:p>
          </table:table-cell>
          <table:table-cell office:value-type="float" office:value="0.082">
            <text:p>0.082</text:p>
          </table:table-cell>
          <table:table-cell office:value-type="float" office:value="0.0489">
            <text:p>0.0489</text:p>
          </table:table-cell>
          <table:table-cell office:value-type="float" office:value="0.0111">
            <text:p>0.0111</text:p>
          </table:table-cell>
          <table:table-cell office:value-type="float" office:value="-0.0267">
            <text:p>-0.0267</text:p>
          </table:table-cell>
          <table:table-cell office:value-type="float" office:value="-0.0644">
            <text:p>-0.0644</text:p>
          </table:table-cell>
          <table:table-cell office:value-type="float" office:value="-0.1022">
            <text:p>-0.1022</text:p>
          </table:table-cell>
          <table:table-cell office:value-type="float" office:value="-0.1399">
            <text:p>-0.1399</text:p>
          </table:table-cell>
          <table:table-cell office:value-type="float" office:value="-0.1777">
            <text:p>-0.1777</text:p>
          </table:table-cell>
          <table:table-cell office:value-type="float" office:value="-0.2154">
            <text:p>-0.2154</text:p>
          </table:table-cell>
          <table:table-cell office:value-type="float" office:value="-0.2532">
            <text:p>-0.2532</text:p>
          </table:table-cell>
          <table:table-cell office:value-type="float" office:value="-0.2909">
            <text:p>-0.2909</text:p>
          </table:table-cell>
          <table:table-cell office:value-type="float" office:value="-0.3287">
            <text:p>-0.3287</text:p>
          </table:table-cell>
          <table:table-cell office:value-type="float" office:value="-0.3664">
            <text:p>-0.3664</text:p>
          </table:table-cell>
          <table:table-cell office:value-type="float" office:value="-0.4042">
            <text:p>-0.4042</text:p>
          </table:table-cell>
          <table:table-cell office:value-type="float" office:value="-0.4419">
            <text:p>-0.4419</text:p>
          </table:table-cell>
          <table:table-cell office:value-type="float" office:value="-0.4797">
            <text:p>-0.4797</text:p>
          </table:table-cell>
          <table:table-cell office:value-type="float" office:value="-0.5174">
            <text:p>-0.5174</text:p>
          </table:table-cell>
          <table:table-cell office:value-type="float" office:value="-1.0138">
            <text:p>-1.0138</text:p>
          </table:table-cell>
        </table:table-row>
        <table:table-row table:style-name="ro1">
          <table:table-cell office:value-type="string">
            <text:p>Sum - 34</text:p>
          </table:table-cell>
          <table:table-cell office:value-type="float" office:value="0.2769">
            <text:p>0.2769</text:p>
          </table:table-cell>
          <table:table-cell office:value-type="float" office:value="0.2711">
            <text:p>0.2711</text:p>
          </table:table-cell>
          <table:table-cell office:value-type="float" office:value="0.2653">
            <text:p>0.2653</text:p>
          </table:table-cell>
          <table:table-cell office:value-type="float" office:value="0.2595">
            <text:p>0.2595</text:p>
          </table:table-cell>
          <table:table-cell office:value-type="float" office:value="0.2532">
            <text:p>0.2532</text:p>
          </table:table-cell>
          <table:table-cell office:value-type="float" office:value="0.2455">
            <text:p>0.2455</text:p>
          </table:table-cell>
          <table:table-cell office:value-type="float" office:value="0.2369">
            <text:p>0.2369</text:p>
          </table:table-cell>
          <table:table-cell office:value-type="float" office:value="0.2289">
            <text:p>0.2289</text:p>
          </table:table-cell>
          <table:table-cell office:value-type="float" office:value="0.2209">
            <text:p>0.2209</text:p>
          </table:table-cell>
          <table:table-cell office:value-type="float" office:value="0.212">
            <text:p>0.212</text:p>
          </table:table-cell>
          <table:table-cell office:value-type="float" office:value="0.2023">
            <text:p>0.2023</text:p>
          </table:table-cell>
          <table:table-cell office:value-type="float" office:value="0.1911">
            <text:p>0.1911</text:p>
          </table:table-cell>
          <table:table-cell office:value-type="float" office:value="0.1788">
            <text:p>0.1788</text:p>
          </table:table-cell>
          <table:table-cell office:value-type="float" office:value="0.1616">
            <text:p>0.1616</text:p>
          </table:table-cell>
          <table:table-cell office:value-type="float" office:value="0.139">
            <text:p>0.139</text:p>
          </table:table-cell>
          <table:table-cell office:value-type="float" office:value="0.1117">
            <text:p>0.1117</text:p>
          </table:table-cell>
          <table:table-cell office:value-type="float" office:value="0.0797">
            <text:p>0.0797</text:p>
          </table:table-cell>
          <table:table-cell office:value-type="float" office:value="0.0417">
            <text:p>0.0417</text:p>
          </table:table-cell>
          <table:table-cell office:value-type="float" office:value="0.003">
            <text:p>0.003</text:p>
          </table:table-cell>
          <table:table-cell office:value-type="float" office:value="-0.0357">
            <text:p>-0.0357</text:p>
          </table:table-cell>
          <table:table-cell office:value-type="float" office:value="-0.0745">
            <text:p>-0.0745</text:p>
          </table:table-cell>
          <table:table-cell office:value-type="float" office:value="-0.1132">
            <text:p>-0.1132</text:p>
          </table:table-cell>
          <table:table-cell office:value-type="float" office:value="-0.1519">
            <text:p>-0.1519</text:p>
          </table:table-cell>
          <table:table-cell office:value-type="float" office:value="-0.1906">
            <text:p>-0.1906</text:p>
          </table:table-cell>
          <table:table-cell office:value-type="float" office:value="-0.2294">
            <text:p>-0.2294</text:p>
          </table:table-cell>
          <table:table-cell office:value-type="float" office:value="-0.2681">
            <text:p>-0.2681</text:p>
          </table:table-cell>
          <table:table-cell office:value-type="float" office:value="-0.3068">
            <text:p>-0.3068</text:p>
          </table:table-cell>
          <table:table-cell office:value-type="float" office:value="-0.3456">
            <text:p>-0.3456</text:p>
          </table:table-cell>
          <table:table-cell office:value-type="float" office:value="-0.3843">
            <text:p>-0.3843</text:p>
          </table:table-cell>
          <table:table-cell office:value-type="float" office:value="-0.423">
            <text:p>-0.423</text:p>
          </table:table-cell>
          <table:table-cell office:value-type="float" office:value="-0.4617">
            <text:p>-0.4617</text:p>
          </table:table-cell>
          <table:table-cell office:value-type="float" office:value="0.5943">
            <text:p>0.5943</text:p>
          </table:table-cell>
        </table:table-row>
        <table:table-row table:style-name="ro1">
          <table:table-cell office:value-type="string">
            <text:p>Sum - 37</text:p>
          </table:table-cell>
          <table:table-cell office:value-type="float" office:value="0.3134">
            <text:p>0.3134</text:p>
          </table:table-cell>
          <table:table-cell office:value-type="float" office:value="0.3108">
            <text:p>0.3108</text:p>
          </table:table-cell>
          <table:table-cell office:value-type="float" office:value="0.3082">
            <text:p>0.3082</text:p>
          </table:table-cell>
          <table:table-cell office:value-type="float" office:value="0.3023">
            <text:p>0.3023</text:p>
          </table:table-cell>
          <table:table-cell office:value-type="float" office:value="0.2961">
            <text:p>0.2961</text:p>
          </table:table-cell>
          <table:table-cell office:value-type="float" office:value="0.2897">
            <text:p>0.2897</text:p>
          </table:table-cell>
          <table:table-cell office:value-type="float" office:value="0.2817">
            <text:p>0.2817</text:p>
          </table:table-cell>
          <table:table-cell office:value-type="float" office:value="0.2733">
            <text:p>0.2733</text:p>
          </table:table-cell>
          <table:table-cell office:value-type="float" office:value="0.2643">
            <text:p>0.2643</text:p>
          </table:table-cell>
          <table:table-cell office:value-type="float" office:value="0.2553">
            <text:p>0.2553</text:p>
          </table:table-cell>
          <table:table-cell office:value-type="float" office:value="0.2463">
            <text:p>0.2463</text:p>
          </table:table-cell>
          <table:table-cell office:value-type="float" office:value="0.2369">
            <text:p>0.2369</text:p>
          </table:table-cell>
          <table:table-cell office:value-type="float" office:value="0.2252">
            <text:p>0.2252</text:p>
          </table:table-cell>
          <table:table-cell office:value-type="float" office:value="0.2128">
            <text:p>0.2128</text:p>
          </table:table-cell>
          <table:table-cell office:value-type="float" office:value="0.1967">
            <text:p>0.1967</text:p>
          </table:table-cell>
          <table:table-cell office:value-type="float" office:value="0.1749">
            <text:p>0.1749</text:p>
          </table:table-cell>
          <table:table-cell office:value-type="float" office:value="0.1491">
            <text:p>0.1491</text:p>
          </table:table-cell>
          <table:table-cell office:value-type="float" office:value="0.1181">
            <text:p>0.1181</text:p>
          </table:table-cell>
          <table:table-cell office:value-type="float" office:value="0.0835">
            <text:p>0.0835</text:p>
          </table:table-cell>
          <table:table-cell office:value-type="float" office:value="0.0456">
            <text:p>0.0456</text:p>
          </table:table-cell>
          <table:table-cell office:value-type="float" office:value="0.0078">
            <text:p>0.0078</text:p>
          </table:table-cell>
          <table:table-cell office:value-type="float" office:value="-0.0301">
            <text:p>-0.0301</text:p>
          </table:table-cell>
          <table:table-cell office:value-type="float" office:value="-0.0679">
            <text:p>-0.0679</text:p>
          </table:table-cell>
          <table:table-cell office:value-type="float" office:value="-0.1057">
            <text:p>-0.1057</text:p>
          </table:table-cell>
          <table:table-cell office:value-type="float" office:value="-0.1436">
            <text:p>-0.1436</text:p>
          </table:table-cell>
          <table:table-cell office:value-type="float" office:value="-0.1814">
            <text:p>-0.1814</text:p>
          </table:table-cell>
          <table:table-cell office:value-type="float" office:value="-0.2193">
            <text:p>-0.2193</text:p>
          </table:table-cell>
          <table:table-cell office:value-type="float" office:value="-0.2571">
            <text:p>-0.2571</text:p>
          </table:table-cell>
          <table:table-cell office:value-type="float" office:value="-0.2949">
            <text:p>-0.2949</text:p>
          </table:table-cell>
          <table:table-cell office:value-type="float" office:value="-0.3328">
            <text:p>-0.3328</text:p>
          </table:table-cell>
          <table:table-cell office:value-type="float" office:value="-0.3706">
            <text:p>-0.3706</text:p>
          </table:table-cell>
          <table:table-cell office:value-type="float" office:value="2.5886">
            <text:p>2.5886</text:p>
          </table:table-cell>
        </table:table-row>
        <table:table-row table:style-name="ro1">
          <table:table-cell office:value-type="string">
            <text:p>Sum - 40</text:p>
          </table:table-cell>
          <table:table-cell office:value-type="float" office:value="0.3498">
            <text:p>0.3498</text:p>
          </table:table-cell>
          <table:table-cell office:value-type="float" office:value="0.3477">
            <text:p>0.3477</text:p>
          </table:table-cell>
          <table:table-cell office:value-type="float" office:value="0.3456">
            <text:p>0.3456</text:p>
          </table:table-cell>
          <table:table-cell office:value-type="float" office:value="0.3417">
            <text:p>0.3417</text:p>
          </table:table-cell>
          <table:table-cell office:value-type="float" office:value="0.3377">
            <text:p>0.3377</text:p>
          </table:table-cell>
          <table:table-cell office:value-type="float" office:value="0.3332">
            <text:p>0.3332</text:p>
          </table:table-cell>
          <table:table-cell office:value-type="float" office:value="0.3285">
            <text:p>0.3285</text:p>
          </table:table-cell>
          <table:table-cell office:value-type="float" office:value="0.3215">
            <text:p>0.3215</text:p>
          </table:table-cell>
          <table:table-cell office:value-type="float" office:value="0.3141">
            <text:p>0.3141</text:p>
          </table:table-cell>
          <table:table-cell office:value-type="float" office:value="0.3051">
            <text:p>0.3051</text:p>
          </table:table-cell>
          <table:table-cell office:value-type="float" office:value="0.2961">
            <text:p>0.2961</text:p>
          </table:table-cell>
          <table:table-cell office:value-type="float" office:value="0.2871">
            <text:p>0.2871</text:p>
          </table:table-cell>
          <table:table-cell office:value-type="float" office:value="0.2772">
            <text:p>0.2772</text:p>
          </table:table-cell>
          <table:table-cell office:value-type="float" office:value="0.2662">
            <text:p>0.2662</text:p>
          </table:table-cell>
          <table:table-cell office:value-type="float" office:value="0.2542">
            <text:p>0.2542</text:p>
          </table:table-cell>
          <table:table-cell office:value-type="float" office:value="0.2392">
            <text:p>0.2392</text:p>
          </table:table-cell>
          <table:table-cell office:value-type="float" office:value="0.2204">
            <text:p>0.2204</text:p>
          </table:table-cell>
          <table:table-cell office:value-type="float" office:value="0.1974">
            <text:p>0.1974</text:p>
          </table:table-cell>
          <table:table-cell office:value-type="float" office:value="0.169">
            <text:p>0.169</text:p>
          </table:table-cell>
          <table:table-cell office:value-type="float" office:value="0.1394">
            <text:p>0.1394</text:p>
          </table:table-cell>
          <table:table-cell office:value-type="float" office:value="0.1045">
            <text:p>0.1045</text:p>
          </table:table-cell>
          <table:table-cell office:value-type="float" office:value="0.065">
            <text:p>0.065</text:p>
          </table:table-cell>
          <table:table-cell office:value-type="float" office:value="0.0223">
            <text:p>0.0223</text:p>
          </table:table-cell>
          <table:table-cell office:value-type="float" office:value="-0.0203">
            <text:p>-0.0203</text:p>
          </table:table-cell>
          <table:table-cell office:value-type="float" office:value="-0.063">
            <text:p>-0.063</text:p>
          </table:table-cell>
          <table:table-cell office:value-type="float" office:value="-0.1057">
            <text:p>-0.1057</text:p>
          </table:table-cell>
          <table:table-cell office:value-type="float" office:value="-0.1483">
            <text:p>-0.1483</text:p>
          </table:table-cell>
          <table:table-cell office:value-type="float" office:value="-0.191">
            <text:p>-0.191</text:p>
          </table:table-cell>
          <table:table-cell office:value-type="float" office:value="-0.2337">
            <text:p>-0.2337</text:p>
          </table:table-cell>
          <table:table-cell office:value-type="float" office:value="-0.2763">
            <text:p>-0.2763</text:p>
          </table:table-cell>
          <table:table-cell office:value-type="float" office:value="-0.319">
            <text:p>-0.319</text:p>
          </table:table-cell>
          <table:table-cell office:value-type="float" office:value="4.5056">
            <text:p>4.5056</text:p>
          </table:table-cell>
        </table:table-row>
        <table:table-row table:style-name="ro1">
          <table:table-cell office:value-type="string">
            <text:p>Sum - 43</text:p>
          </table:table-cell>
          <table:table-cell office:value-type="float" office:value="0.3863">
            <text:p>0.3863</text:p>
          </table:table-cell>
          <table:table-cell office:value-type="float" office:value="0.3856">
            <text:p>0.3856</text:p>
          </table:table-cell>
          <table:table-cell office:value-type="float" office:value="0.3844">
            <text:p>0.3844</text:p>
          </table:table-cell>
          <table:table-cell office:value-type="float" office:value="0.3822">
            <text:p>0.3822</text:p>
          </table:table-cell>
          <table:table-cell office:value-type="float" office:value="0.3789">
            <text:p>0.3789</text:p>
          </table:table-cell>
          <table:table-cell office:value-type="float" office:value="0.3751">
            <text:p>0.3751</text:p>
          </table:table-cell>
          <table:table-cell office:value-type="float" office:value="0.3707">
            <text:p>0.3707</text:p>
          </table:table-cell>
          <table:table-cell office:value-type="float" office:value="0.3656">
            <text:p>0.3656</text:p>
          </table:table-cell>
          <table:table-cell office:value-type="float" office:value="0.3591">
            <text:p>0.3591</text:p>
          </table:table-cell>
          <table:table-cell office:value-type="float" office:value="0.3525">
            <text:p>0.3525</text:p>
          </table:table-cell>
          <table:table-cell office:value-type="float" office:value="0.3446">
            <text:p>0.3446</text:p>
          </table:table-cell>
          <table:table-cell office:value-type="float" office:value="0.3367">
            <text:p>0.3367</text:p>
          </table:table-cell>
          <table:table-cell office:value-type="float" office:value="0.3283">
            <text:p>0.3283</text:p>
          </table:table-cell>
          <table:table-cell office:value-type="float" office:value="0.3196">
            <text:p>0.3196</text:p>
          </table:table-cell>
          <table:table-cell office:value-type="float" office:value="0.3097">
            <text:p>0.3097</text:p>
          </table:table-cell>
          <table:table-cell office:value-type="float" office:value="0.3023">
            <text:p>0.3023</text:p>
          </table:table-cell>
          <table:table-cell office:value-type="float" office:value="0.2918">
            <text:p>0.2918</text:p>
          </table:table-cell>
          <table:table-cell office:value-type="float" office:value="0.2754">
            <text:p>0.2754</text:p>
          </table:table-cell>
          <table:table-cell office:value-type="float" office:value="0.2556">
            <text:p>0.2556</text:p>
          </table:table-cell>
          <table:table-cell office:value-type="float" office:value="0.232">
            <text:p>0.232</text:p>
          </table:table-cell>
          <table:table-cell office:value-type="float" office:value="0.2035">
            <text:p>0.2035</text:p>
          </table:table-cell>
          <table:table-cell office:value-type="float" office:value="0.1708">
            <text:p>0.1708</text:p>
          </table:table-cell>
          <table:table-cell office:value-type="float" office:value="0.1351">
            <text:p>0.1351</text:p>
          </table:table-cell>
          <table:table-cell office:value-type="float" office:value="0.0949">
            <text:p>0.0949</text:p>
          </table:table-cell>
          <table:table-cell office:value-type="float" office:value="0.0493">
            <text:p>0.0493</text:p>
          </table:table-cell>
          <table:table-cell office:value-type="float" office:value="-0.0003">
            <text:p>-0.0003</text:p>
          </table:table-cell>
          <table:table-cell office:value-type="float" office:value="-0.0499">
            <text:p>-0.0499</text:p>
          </table:table-cell>
          <table:table-cell office:value-type="float" office:value="-0.0995">
            <text:p>-0.0995</text:p>
          </table:table-cell>
          <table:table-cell office:value-type="float" office:value="-0.1491">
            <text:p>-0.1491</text:p>
          </table:table-cell>
          <table:table-cell office:value-type="float" office:value="-0.1986">
            <text:p>-0.1986</text:p>
          </table:table-cell>
          <table:table-cell office:value-type="float" office:value="-0.2482">
            <text:p>-0.2482</text:p>
          </table:table-cell>
          <table:table-cell office:value-type="float" office:value="6.6444">
            <text:p>6.6444</text:p>
          </table:table-cell>
        </table:table-row>
        <table:table-row table:style-name="ro1">
          <table:table-cell office:value-type="string">
            <text:p>Sum - 46</text:p>
          </table:table-cell>
          <table:table-cell office:value-type="float" office:value="0.4175">
            <text:p>0.4175</text:p>
          </table:table-cell>
          <table:table-cell office:value-type="float" office:value="0.4194">
            <text:p>0.4194</text:p>
          </table:table-cell>
          <table:table-cell office:value-type="float" office:value="0.4192">
            <text:p>0.4192</text:p>
          </table:table-cell>
          <table:table-cell office:value-type="float" office:value="0.4189">
            <text:p>0.4189</text:p>
          </table:table-cell>
          <table:table-cell office:value-type="float" office:value="0.4167">
            <text:p>0.4167</text:p>
          </table:table-cell>
          <table:table-cell office:value-type="float" office:value="0.4146">
            <text:p>0.4146</text:p>
          </table:table-cell>
          <table:table-cell office:value-type="float" office:value="0.4115">
            <text:p>0.4115</text:p>
          </table:table-cell>
          <table:table-cell office:value-type="float" office:value="0.4074">
            <text:p>0.4074</text:p>
          </table:table-cell>
          <table:table-cell office:value-type="float" office:value="0.4024">
            <text:p>0.4024</text:p>
          </table:table-cell>
          <table:table-cell office:value-type="float" office:value="0.3975">
            <text:p>0.3975</text:p>
          </table:table-cell>
          <table:table-cell office:value-type="float" office:value="0.3918">
            <text:p>0.3918</text:p>
          </table:table-cell>
          <table:table-cell office:value-type="float" office:value="0.3851">
            <text:p>0.3851</text:p>
          </table:table-cell>
          <table:table-cell office:value-type="float" office:value="0.3777">
            <text:p>0.3777</text:p>
          </table:table-cell>
          <table:table-cell office:value-type="float" office:value="0.3701">
            <text:p>0.3701</text:p>
          </table:table-cell>
          <table:table-cell office:value-type="float" office:value="0.3623">
            <text:p>0.3623</text:p>
          </table:table-cell>
          <table:table-cell office:value-type="float" office:value="0.3566">
            <text:p>0.3566</text:p>
          </table:table-cell>
          <table:table-cell office:value-type="float" office:value="0.352">
            <text:p>0.352</text:p>
          </table:table-cell>
          <table:table-cell office:value-type="float" office:value="0.3453">
            <text:p>0.3453</text:p>
          </table:table-cell>
          <table:table-cell office:value-type="float" office:value="0.3349">
            <text:p>0.3349</text:p>
          </table:table-cell>
          <table:table-cell office:value-type="float" office:value="0.3203">
            <text:p>0.3203</text:p>
          </table:table-cell>
          <table:table-cell office:value-type="float" office:value="0.3017">
            <text:p>0.3017</text:p>
          </table:table-cell>
          <table:table-cell office:value-type="float" office:value="0.2808">
            <text:p>0.2808</text:p>
          </table:table-cell>
          <table:table-cell office:value-type="float" office:value="0.2526">
            <text:p>0.2526</text:p>
          </table:table-cell>
          <table:table-cell office:value-type="float" office:value="0.2205">
            <text:p>0.2205</text:p>
          </table:table-cell>
          <table:table-cell office:value-type="float" office:value="0.1854">
            <text:p>0.1854</text:p>
          </table:table-cell>
          <table:table-cell office:value-type="float" office:value="0.1404">
            <text:p>0.1404</text:p>
          </table:table-cell>
          <table:table-cell office:value-type="float" office:value="0.0923">
            <text:p>0.0923</text:p>
          </table:table-cell>
          <table:table-cell office:value-type="float" office:value="0.04">
            <text:p>0.04</text:p>
          </table:table-cell>
          <table:table-cell office:value-type="float" office:value="-0.0128">
            <text:p>-0.0128</text:p>
          </table:table-cell>
          <table:table-cell office:value-type="float" office:value="-0.0655">
            <text:p>-0.0655</text:p>
          </table:table-cell>
          <table:table-cell office:value-type="float" office:value="-0.1182">
            <text:p>-0.1182</text:p>
          </table:table-cell>
          <table:table-cell office:value-type="float" office:value="9.0384">
            <text:p>9.0384</text:p>
          </table:table-cell>
        </table:table-row>
        <table:table-row table:style-name="ro1">
          <table:table-cell table:style-name="ce5" office:value-type="string">
            <text:p>Sum - 49</text:p>
          </table:table-cell>
          <table:table-cell table:style-name="ce10" office:value-type="float" office:value="0.4562">
            <text:p>0.4562</text:p>
          </table:table-cell>
          <table:table-cell table:style-name="ce15" office:value-type="float" office:value="0.4588">
            <text:p>0.4588</text:p>
          </table:table-cell>
          <table:table-cell table:style-name="ce15" office:value-type="float" office:value="0.4595">
            <text:p>0.4595</text:p>
          </table:table-cell>
          <table:table-cell table:style-name="ce15" office:value-type="float" office:value="0.4592">
            <text:p>0.4592</text:p>
          </table:table-cell>
          <table:table-cell table:style-name="ce15" office:value-type="float" office:value="0.4573">
            <text:p>0.4573</text:p>
          </table:table-cell>
          <table:table-cell table:style-name="ce15" office:value-type="float" office:value="0.4557">
            <text:p>0.4557</text:p>
          </table:table-cell>
          <table:table-cell table:style-name="ce15" office:value-type="float" office:value="0.4537">
            <text:p>0.4537</text:p>
          </table:table-cell>
          <table:table-cell table:style-name="ce15" office:value-type="float" office:value="0.45">
            <text:p>0.45</text:p>
          </table:table-cell>
          <table:table-cell table:style-name="ce15" office:value-type="float" office:value="0.4463">
            <text:p>0.4463</text:p>
          </table:table-cell>
          <table:table-cell table:style-name="ce15" office:value-type="float" office:value="0.4418">
            <text:p>0.4418</text:p>
          </table:table-cell>
          <table:table-cell table:style-name="ce15" office:value-type="float" office:value="0.4362">
            <text:p>0.4362</text:p>
          </table:table-cell>
          <table:table-cell table:style-name="ce15" office:value-type="float" office:value="0.4306">
            <text:p>0.4306</text:p>
          </table:table-cell>
          <table:table-cell table:style-name="ce15" office:value-type="float" office:value="0.4248">
            <text:p>0.4248</text:p>
          </table:table-cell>
          <table:table-cell table:style-name="ce15" office:value-type="float" office:value="0.4187">
            <text:p>0.4187</text:p>
          </table:table-cell>
          <table:table-cell table:style-name="ce15" office:value-type="float" office:value="0.4121">
            <text:p>0.4121</text:p>
          </table:table-cell>
          <table:table-cell table:style-name="ce15" office:value-type="float" office:value="0.4063">
            <text:p>0.4063</text:p>
          </table:table-cell>
          <table:table-cell table:style-name="ce15" office:value-type="float" office:value="0.4028">
            <text:p>0.4028</text:p>
          </table:table-cell>
          <table:table-cell table:style-name="ce15" office:value-type="float" office:value="0.4006">
            <text:p>0.4006</text:p>
          </table:table-cell>
          <table:table-cell table:style-name="ce15" office:value-type="float" office:value="0.3961">
            <text:p>0.3961</text:p>
          </table:table-cell>
          <table:table-cell table:style-name="ce15" office:value-type="float" office:value="0.3888">
            <text:p>0.3888</text:p>
          </table:table-cell>
          <table:table-cell table:style-name="ce15" office:value-type="float" office:value="0.379">
            <text:p>0.379</text:p>
          </table:table-cell>
          <table:table-cell table:style-name="ce15" office:value-type="float" office:value="0.3641">
            <text:p>0.3641</text:p>
          </table:table-cell>
          <table:table-cell table:style-name="ce15" office:value-type="float" office:value="0.3464">
            <text:p>0.3464</text:p>
          </table:table-cell>
          <table:table-cell table:style-name="ce15" office:value-type="float" office:value="0.3269">
            <text:p>0.3269</text:p>
          </table:table-cell>
          <table:table-cell table:style-name="ce15" office:value-type="float" office:value="0.303">
            <text:p>0.303</text:p>
          </table:table-cell>
          <table:table-cell table:style-name="ce15" office:value-type="float" office:value="0.2738">
            <text:p>0.2738</text:p>
          </table:table-cell>
          <table:table-cell table:style-name="ce15" office:value-type="float" office:value="0.2387">
            <text:p>0.2387</text:p>
          </table:table-cell>
          <table:table-cell table:style-name="ce15" office:value-type="float" office:value="0.2004">
            <text:p>0.2004</text:p>
          </table:table-cell>
          <table:table-cell table:style-name="ce15" office:value-type="float" office:value="0.1549">
            <text:p>0.1549</text:p>
          </table:table-cell>
          <table:table-cell table:style-name="ce15" office:value-type="float" office:value="0.1054">
            <text:p>0.1054</text:p>
          </table:table-cell>
          <table:table-cell table:style-name="ce18" office:value-type="float" office:value="0.0516">
            <text:p>0.0516</text:p>
          </table:table-cell>
          <table:table-cell table:style-name="ce23" office:value-type="float" office:value="11.3997">
            <text:p>11.3997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2_1'.A1:'Pivot Table_Sheet2_1'.AG18" table:buttons="'Pivot Table_Sheet2_1'.A1 'Pivot Table_Sheet2_1'.A4 'Pivot Table_Sheet2_1'.B3">
          <table:source-cell-range table:cell-range-address="Sheet2.A1:Sheet2.O32"/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Column A" table:orientation="column" table:used-hierarchy="0" table:function="auto">
            <table:data-pilot-level table:show-empty="false">
              <table:data-pilot-members>
                <table:data-pilot-member table:name="0" table:display="true" table:show-details="true"/>
                <table:data-pilot-member table:name="0.1" table:display="true" table:show-details="true"/>
                <table:data-pilot-member table:name="0.2" table:display="true" table:show-details="true"/>
                <table:data-pilot-member table:name="0.3" table:display="true" table:show-details="true"/>
                <table:data-pilot-member table:name="0.4" table:display="true" table:show-details="true"/>
                <table:data-pilot-member table:name="0.5" table:display="true" table:show-details="true"/>
                <table:data-pilot-member table:name="0.6" table:display="true" table:show-details="true"/>
                <table:data-pilot-member table:name="0.7" table:display="true" table:show-details="true"/>
                <table:data-pilot-member table:name="0.8" table:display="true" table:show-details="true"/>
                <table:data-pilot-member table:name="0.9" table:display="true" table:show-details="true"/>
                <table:data-pilot-member table:name="1" table:display="true" table:show-details="true"/>
                <table:data-pilot-member table:name="1.1" table:display="true" table:show-details="true"/>
                <table:data-pilot-member table:name="1.2" table:display="true" table:show-details="true"/>
                <table:data-pilot-member table:name="1.3" table:display="true" table:show-details="true"/>
                <table:data-pilot-member table:name="1.4" table:display="true" table:show-details="true"/>
                <table:data-pilot-member table:name="1.5" table:display="true" table:show-details="true"/>
                <table:data-pilot-member table:name="1.6" table:display="true" table:show-details="true"/>
                <table:data-pilot-member table:name="1.7" table:display="true" table:show-details="true"/>
                <table:data-pilot-member table:name="1.8" table:display="true" table:show-details="true"/>
                <table:data-pilot-member table:name="1.9" table:display="true" table:show-details="true"/>
                <table:data-pilot-member table:name="2" table:display="true" table:show-details="true"/>
                <table:data-pilot-member table:name="2.1" table:display="true" table:show-details="true"/>
                <table:data-pilot-member table:name="2.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2.6" table:display="true" table:show-details="true"/>
                <table:data-pilot-member table:name="2.7" table:display="true" table:show-details="true"/>
                <table:data-pilot-member table:name="2.8" table:display="true" table:show-details="true"/>
                <table:data-pilot-member table:name="2.9" table:display="true" table:show-details="true"/>
                <table:data-pilot-member table:name="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8" table:orientation="data" table:used-hierarchy="0" table:function="sum">
            <table:data-pilot-level table:show-empty="false">
              <table:data-pilot-members>
                <table:data-pilot-member table:name="-0.3515" table:display="true" table:show-details="true"/>
                <table:data-pilot-member table:name="-0.337" table:display="true" table:show-details="true"/>
                <table:data-pilot-member table:name="-0.3226" table:display="true" table:show-details="true"/>
                <table:data-pilot-member table:name="-0.3081" table:display="true" table:show-details="true"/>
                <table:data-pilot-member table:name="-0.2936" table:display="true" table:show-details="true"/>
                <table:data-pilot-member table:name="-0.2792" table:display="true" table:show-details="true"/>
                <table:data-pilot-member table:name="-0.2647" table:display="true" table:show-details="true"/>
                <table:data-pilot-member table:name="-0.2502" table:display="true" table:show-details="true"/>
                <table:data-pilot-member table:name="-0.2357" table:display="true" table:show-details="true"/>
                <table:data-pilot-member table:name="-0.2213" table:display="true" table:show-details="true"/>
                <table:data-pilot-member table:name="-0.2068" table:display="true" table:show-details="true"/>
                <table:data-pilot-member table:name="-0.1923" table:display="true" table:show-details="true"/>
                <table:data-pilot-member table:name="-0.1779" table:display="true" table:show-details="true"/>
                <table:data-pilot-member table:name="-0.1634" table:display="true" table:show-details="true"/>
                <table:data-pilot-member table:name="-0.1489" table:display="true" table:show-details="true"/>
                <table:data-pilot-member table:name="-0.1345" table:display="true" table:show-details="true"/>
                <table:data-pilot-member table:name="-0.12" table:display="true" table:show-details="true"/>
                <table:data-pilot-member table:name="-0.1055" table:display="true" table:show-details="true"/>
                <table:data-pilot-member table:name="-0.091" table:display="true" table:show-details="true"/>
                <table:data-pilot-member table:name="-0.0766" table:display="true" table:show-details="true"/>
                <table:data-pilot-member table:name="-0.0621" table:display="true" table:show-details="true"/>
                <table:data-pilot-member table:name="-0.0476" table:display="true" table:show-details="true"/>
                <table:data-pilot-member table:name="-0.0332" table:display="true" table:show-details="true"/>
                <table:data-pilot-member table:name="-0.0187" table:display="true" table:show-details="true"/>
                <table:data-pilot-member table:name="-0.0042" table:display="true" table:show-details="true"/>
                <table:data-pilot-member table:name="0.0103" table:display="true" table:show-details="true"/>
                <table:data-pilot-member table:name="0.0207" table:display="true" table:show-details="true"/>
                <table:data-pilot-member table:name="0.0392" table:display="true" table:show-details="true"/>
                <table:data-pilot-member table:name="0.0412" table:display="true" table:show-details="true"/>
                <table:data-pilot-member table:name="0.0416" table:display="true" table:show-details="true"/>
                <table:data-pilot-member table:name="0.043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13" table:orientation="data" table:used-hierarchy="0" table:function="sum">
            <table:data-pilot-level table:show-empty="false">
              <table:data-pilot-members>
                <table:data-pilot-member table:name="-0.3546" table:display="true" table:show-details="true"/>
                <table:data-pilot-member table:name="-0.3389" table:display="true" table:show-details="true"/>
                <table:data-pilot-member table:name="-0.3231" table:display="true" table:show-details="true"/>
                <table:data-pilot-member table:name="-0.3073" table:display="true" table:show-details="true"/>
                <table:data-pilot-member table:name="-0.2915" table:display="true" table:show-details="true"/>
                <table:data-pilot-member table:name="-0.2757" table:display="true" table:show-details="true"/>
                <table:data-pilot-member table:name="-0.2599" table:display="true" table:show-details="true"/>
                <table:data-pilot-member table:name="-0.2442" table:display="true" table:show-details="true"/>
                <table:data-pilot-member table:name="-0.2284" table:display="true" table:show-details="true"/>
                <table:data-pilot-member table:name="-0.2126" table:display="true" table:show-details="true"/>
                <table:data-pilot-member table:name="-0.1968" table:display="true" table:show-details="true"/>
                <table:data-pilot-member table:name="-0.181" table:display="true" table:show-details="true"/>
                <table:data-pilot-member table:name="-0.1653" table:display="true" table:show-details="true"/>
                <table:data-pilot-member table:name="-0.1495" table:display="true" table:show-details="true"/>
                <table:data-pilot-member table:name="-0.1337" table:display="true" table:show-details="true"/>
                <table:data-pilot-member table:name="-0.1179" table:display="true" table:show-details="true"/>
                <table:data-pilot-member table:name="-0.1021" table:display="true" table:show-details="true"/>
                <table:data-pilot-member table:name="-0.0863" table:display="true" table:show-details="true"/>
                <table:data-pilot-member table:name="-0.0706" table:display="true" table:show-details="true"/>
                <table:data-pilot-member table:name="-0.0548" table:display="true" table:show-details="true"/>
                <table:data-pilot-member table:name="-0.039" table:display="true" table:show-details="true"/>
                <table:data-pilot-member table:name="-0.0232" table:display="true" table:show-details="true"/>
                <table:data-pilot-member table:name="-0.0074" table:display="true" table:show-details="true"/>
                <table:data-pilot-member table:name="0.0084" table:display="true" table:show-details="true"/>
                <table:data-pilot-member table:name="0.0231" table:display="true" table:show-details="true"/>
                <table:data-pilot-member table:name="0.0354" table:display="true" table:show-details="true"/>
                <table:data-pilot-member table:name="0.0436" table:display="true" table:show-details="true"/>
                <table:data-pilot-member table:name="0.0494" table:display="true" table:show-details="true"/>
                <table:data-pilot-member table:name="0.0497" table:display="true" table:show-details="true"/>
                <table:data-pilot-member table:name="0.0516" table:display="true" table:show-details="true"/>
                <table:data-pilot-member table:name="0.051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16" table:orientation="data" table:used-hierarchy="0" table:function="sum">
            <table:data-pilot-level table:show-empty="false">
              <table:data-pilot-members>
                <table:data-pilot-member table:name="-0.3894" table:display="true" table:show-details="true"/>
                <table:data-pilot-member table:name="-0.3709" table:display="true" table:show-details="true"/>
                <table:data-pilot-member table:name="-0.3524" table:display="true" table:show-details="true"/>
                <table:data-pilot-member table:name="-0.3339" table:display="true" table:show-details="true"/>
                <table:data-pilot-member table:name="-0.3154" table:display="true" table:show-details="true"/>
                <table:data-pilot-member table:name="-0.2969" table:display="true" table:show-details="true"/>
                <table:data-pilot-member table:name="-0.2784" table:display="true" table:show-details="true"/>
                <table:data-pilot-member table:name="-0.2599" table:display="true" table:show-details="true"/>
                <table:data-pilot-member table:name="-0.2414" table:display="true" table:show-details="true"/>
                <table:data-pilot-member table:name="-0.2229" table:display="true" table:show-details="true"/>
                <table:data-pilot-member table:name="-0.2044" table:display="true" table:show-details="true"/>
                <table:data-pilot-member table:name="-0.1859" table:display="true" table:show-details="true"/>
                <table:data-pilot-member table:name="-0.1674" table:display="true" table:show-details="true"/>
                <table:data-pilot-member table:name="-0.149" table:display="true" table:show-details="true"/>
                <table:data-pilot-member table:name="-0.1305" table:display="true" table:show-details="true"/>
                <table:data-pilot-member table:name="-0.112" table:display="true" table:show-details="true"/>
                <table:data-pilot-member table:name="-0.0935" table:display="true" table:show-details="true"/>
                <table:data-pilot-member table:name="-0.075" table:display="true" table:show-details="true"/>
                <table:data-pilot-member table:name="-0.0565" table:display="true" table:show-details="true"/>
                <table:data-pilot-member table:name="-0.038" table:display="true" table:show-details="true"/>
                <table:data-pilot-member table:name="-0.0195" table:display="true" table:show-details="true"/>
                <table:data-pilot-member table:name="-0.001" table:display="true" table:show-details="true"/>
                <table:data-pilot-member table:name="0.0175" table:display="true" table:show-details="true"/>
                <table:data-pilot-member table:name="0.0348" table:display="true" table:show-details="true"/>
                <table:data-pilot-member table:name="0.0486" table:display="true" table:show-details="true"/>
                <table:data-pilot-member table:name="0.0591" table:display="true" table:show-details="true"/>
                <table:data-pilot-member table:name="0.0658" table:display="true" table:show-details="true"/>
                <table:data-pilot-member table:name="0.0698" table:display="true" table:show-details="true"/>
                <table:data-pilot-member table:name="0.0703" table:display="true" table:show-details="true"/>
                <table:data-pilot-member table:name="0.0712" table:display="true" table:show-details="true"/>
                <table:data-pilot-member table:name="0.072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19" table:orientation="data" table:used-hierarchy="0" table:function="sum">
            <table:data-pilot-level table:show-empty="false">
              <table:data-pilot-members>
                <table:data-pilot-member table:name="-0.4534" table:display="true" table:show-details="true"/>
                <table:data-pilot-member table:name="-0.4305" table:display="true" table:show-details="true"/>
                <table:data-pilot-member table:name="-0.4076" table:display="true" table:show-details="true"/>
                <table:data-pilot-member table:name="-0.3847" table:display="true" table:show-details="true"/>
                <table:data-pilot-member table:name="-0.3618" table:display="true" table:show-details="true"/>
                <table:data-pilot-member table:name="-0.3389" table:display="true" table:show-details="true"/>
                <table:data-pilot-member table:name="-0.316" table:display="true" table:show-details="true"/>
                <table:data-pilot-member table:name="-0.2931" table:display="true" table:show-details="true"/>
                <table:data-pilot-member table:name="-0.2702" table:display="true" table:show-details="true"/>
                <table:data-pilot-member table:name="-0.2473" table:display="true" table:show-details="true"/>
                <table:data-pilot-member table:name="-0.2244" table:display="true" table:show-details="true"/>
                <table:data-pilot-member table:name="-0.2015" table:display="true" table:show-details="true"/>
                <table:data-pilot-member table:name="-0.1786" table:display="true" table:show-details="true"/>
                <table:data-pilot-member table:name="-0.1557" table:display="true" table:show-details="true"/>
                <table:data-pilot-member table:name="-0.1328" table:display="true" table:show-details="true"/>
                <table:data-pilot-member table:name="-0.1099" table:display="true" table:show-details="true"/>
                <table:data-pilot-member table:name="-0.087" table:display="true" table:show-details="true"/>
                <table:data-pilot-member table:name="-0.0641" table:display="true" table:show-details="true"/>
                <table:data-pilot-member table:name="-0.0412" table:display="true" table:show-details="true"/>
                <table:data-pilot-member table:name="-0.0183" table:display="true" table:show-details="true"/>
                <table:data-pilot-member table:name="0.0046" table:display="true" table:show-details="true"/>
                <table:data-pilot-member table:name="0.0275" table:display="true" table:show-details="true"/>
                <table:data-pilot-member table:name="0.0474" table:display="true" table:show-details="true"/>
                <table:data-pilot-member table:name="0.064" table:display="true" table:show-details="true"/>
                <table:data-pilot-member table:name="0.0762" table:display="true" table:show-details="true"/>
                <table:data-pilot-member table:name="0.0849" table:display="true" table:show-details="true"/>
                <table:data-pilot-member table:name="0.09" table:display="true" table:show-details="true"/>
                <table:data-pilot-member table:name="0.0916" table:display="true" table:show-details="true"/>
                <table:data-pilot-member table:name="0.0922" table:display="true" table:show-details="true"/>
                <table:data-pilot-member table:name="0.0951" table:display="true" table:show-details="true"/>
                <table:data-pilot-member table:name="0.099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22" table:orientation="data" table:used-hierarchy="0" table:function="sum">
            <table:data-pilot-level table:show-empty="false">
              <table:data-pilot-members>
                <table:data-pilot-member table:name="-0.5215" table:display="true" table:show-details="true"/>
                <table:data-pilot-member table:name="-0.4932" table:display="true" table:show-details="true"/>
                <table:data-pilot-member table:name="-0.465" table:display="true" table:show-details="true"/>
                <table:data-pilot-member table:name="-0.4368" table:display="true" table:show-details="true"/>
                <table:data-pilot-member table:name="-0.4085" table:display="true" table:show-details="true"/>
                <table:data-pilot-member table:name="-0.3803" table:display="true" table:show-details="true"/>
                <table:data-pilot-member table:name="-0.3521" table:display="true" table:show-details="true"/>
                <table:data-pilot-member table:name="-0.3239" table:display="true" table:show-details="true"/>
                <table:data-pilot-member table:name="-0.2956" table:display="true" table:show-details="true"/>
                <table:data-pilot-member table:name="-0.2674" table:display="true" table:show-details="true"/>
                <table:data-pilot-member table:name="-0.2392" table:display="true" table:show-details="true"/>
                <table:data-pilot-member table:name="-0.2109" table:display="true" table:show-details="true"/>
                <table:data-pilot-member table:name="-0.1827" table:display="true" table:show-details="true"/>
                <table:data-pilot-member table:name="-0.1545" table:display="true" table:show-details="true"/>
                <table:data-pilot-member table:name="-0.1263" table:display="true" table:show-details="true"/>
                <table:data-pilot-member table:name="-0.098" table:display="true" table:show-details="true"/>
                <table:data-pilot-member table:name="-0.0698" table:display="true" table:show-details="true"/>
                <table:data-pilot-member table:name="-0.0416" table:display="true" table:show-details="true"/>
                <table:data-pilot-member table:name="-0.0133" table:display="true" table:show-details="true"/>
                <table:data-pilot-member table:name="0.0149" table:display="true" table:show-details="true"/>
                <table:data-pilot-member table:name="0.0431" table:display="true" table:show-details="true"/>
                <table:data-pilot-member table:name="0.0655" table:display="true" table:show-details="true"/>
                <table:data-pilot-member table:name="0.0816" table:display="true" table:show-details="true"/>
                <table:data-pilot-member table:name="0.0947" table:display="true" table:show-details="true"/>
                <table:data-pilot-member table:name="0.1046" table:display="true" table:show-details="true"/>
                <table:data-pilot-member table:name="0.1111" table:display="true" table:show-details="true"/>
                <table:data-pilot-member table:name="0.1153" table:display="true" table:show-details="true"/>
                <table:data-pilot-member table:name="0.1161" table:display="true" table:show-details="true"/>
                <table:data-pilot-member table:name="0.1189" table:display="true" table:show-details="true"/>
                <table:data-pilot-member table:name="0.1223" table:display="true" table:show-details="true"/>
                <table:data-pilot-member table:name="0.127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25" table:orientation="data" table:used-hierarchy="0" table:function="sum">
            <table:data-pilot-level table:show-empty="false">
              <table:data-pilot-members>
                <table:data-pilot-member table:name="-0.5608" table:display="true" table:show-details="true"/>
                <table:data-pilot-member table:name="-0.5278" table:display="true" table:show-details="true"/>
                <table:data-pilot-member table:name="-0.4947" table:display="true" table:show-details="true"/>
                <table:data-pilot-member table:name="-0.4617" table:display="true" table:show-details="true"/>
                <table:data-pilot-member table:name="-0.4287" table:display="true" table:show-details="true"/>
                <table:data-pilot-member table:name="-0.3957" table:display="true" table:show-details="true"/>
                <table:data-pilot-member table:name="-0.3627" table:display="true" table:show-details="true"/>
                <table:data-pilot-member table:name="-0.3296" table:display="true" table:show-details="true"/>
                <table:data-pilot-member table:name="-0.2966" table:display="true" table:show-details="true"/>
                <table:data-pilot-member table:name="-0.2636" table:display="true" table:show-details="true"/>
                <table:data-pilot-member table:name="-0.2306" table:display="true" table:show-details="true"/>
                <table:data-pilot-member table:name="-0.1976" table:display="true" table:show-details="true"/>
                <table:data-pilot-member table:name="-0.1645" table:display="true" table:show-details="true"/>
                <table:data-pilot-member table:name="-0.1315" table:display="true" table:show-details="true"/>
                <table:data-pilot-member table:name="-0.0985" table:display="true" table:show-details="true"/>
                <table:data-pilot-member table:name="-0.0655" table:display="true" table:show-details="true"/>
                <table:data-pilot-member table:name="-0.0325" table:display="true" table:show-details="true"/>
                <table:data-pilot-member table:name="0.0006" table:display="true" table:show-details="true"/>
                <table:data-pilot-member table:name="0.0336" table:display="true" table:show-details="true"/>
                <table:data-pilot-member table:name="0.0609" table:display="true" table:show-details="true"/>
                <table:data-pilot-member table:name="0.0834" table:display="true" table:show-details="true"/>
                <table:data-pilot-member table:name="0.1017" table:display="true" table:show-details="true"/>
                <table:data-pilot-member table:name="0.1157" table:display="true" table:show-details="true"/>
                <table:data-pilot-member table:name="0.1262" table:display="true" table:show-details="true"/>
                <table:data-pilot-member table:name="0.1338" table:display="true" table:show-details="true"/>
                <table:data-pilot-member table:name="0.1395" table:display="true" table:show-details="true"/>
                <table:data-pilot-member table:name="0.1437" table:display="true" table:show-details="true"/>
                <table:data-pilot-member table:name="0.1467" table:display="true" table:show-details="true"/>
                <table:data-pilot-member table:name="0.1512" table:display="true" table:show-details="true"/>
                <table:data-pilot-member table:name="0.1563" table:display="true" table:show-details="true"/>
                <table:data-pilot-member table:name="0.162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28" table:orientation="data" table:used-hierarchy="0" table:function="sum">
            <table:data-pilot-level table:show-empty="false">
              <table:data-pilot-members>
                <table:data-pilot-member table:name="-0.5367" table:display="true" table:show-details="true"/>
                <table:data-pilot-member table:name="-0.5019" table:display="true" table:show-details="true"/>
                <table:data-pilot-member table:name="-0.4672" table:display="true" table:show-details="true"/>
                <table:data-pilot-member table:name="-0.4324" table:display="true" table:show-details="true"/>
                <table:data-pilot-member table:name="-0.3976" table:display="true" table:show-details="true"/>
                <table:data-pilot-member table:name="-0.3628" table:display="true" table:show-details="true"/>
                <table:data-pilot-member table:name="-0.328" table:display="true" table:show-details="true"/>
                <table:data-pilot-member table:name="-0.2932" table:display="true" table:show-details="true"/>
                <table:data-pilot-member table:name="-0.2584" table:display="true" table:show-details="true"/>
                <table:data-pilot-member table:name="-0.2236" table:display="true" table:show-details="true"/>
                <table:data-pilot-member table:name="-0.1889" table:display="true" table:show-details="true"/>
                <table:data-pilot-member table:name="-0.1541" table:display="true" table:show-details="true"/>
                <table:data-pilot-member table:name="-0.1193" table:display="true" table:show-details="true"/>
                <table:data-pilot-member table:name="-0.0845" table:display="true" table:show-details="true"/>
                <table:data-pilot-member table:name="-0.0497" table:display="true" table:show-details="true"/>
                <table:data-pilot-member table:name="-0.0149" table:display="true" table:show-details="true"/>
                <table:data-pilot-member table:name="0.0199" table:display="true" table:show-details="true"/>
                <table:data-pilot-member table:name="0.052" table:display="true" table:show-details="true"/>
                <table:data-pilot-member table:name="0.0813" table:display="true" table:show-details="true"/>
                <table:data-pilot-member table:name="0.1049" table:display="true" table:show-details="true"/>
                <table:data-pilot-member table:name="0.1229" table:display="true" table:show-details="true"/>
                <table:data-pilot-member table:name="0.1379" table:display="true" table:show-details="true"/>
                <table:data-pilot-member table:name="0.1493" table:display="true" table:show-details="true"/>
                <table:data-pilot-member table:name="0.1582" table:display="true" table:show-details="true"/>
                <table:data-pilot-member table:name="0.1662" table:display="true" table:show-details="true"/>
                <table:data-pilot-member table:name="0.1725" table:display="true" table:show-details="true"/>
                <table:data-pilot-member table:name="0.1775" table:display="true" table:show-details="true"/>
                <table:data-pilot-member table:name="0.1824" table:display="true" table:show-details="true"/>
                <table:data-pilot-member table:name="0.1874" table:display="true" table:show-details="true"/>
                <table:data-pilot-member table:name="0.1928" table:display="true" table:show-details="true"/>
                <table:data-pilot-member table:name="0.199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31" table:orientation="data" table:used-hierarchy="0" table:function="sum">
            <table:data-pilot-level table:show-empty="false">
              <table:data-pilot-members>
                <table:data-pilot-member table:name="-0.5174" table:display="true" table:show-details="true"/>
                <table:data-pilot-member table:name="-0.4797" table:display="true" table:show-details="true"/>
                <table:data-pilot-member table:name="-0.4419" table:display="true" table:show-details="true"/>
                <table:data-pilot-member table:name="-0.4042" table:display="true" table:show-details="true"/>
                <table:data-pilot-member table:name="-0.3664" table:display="true" table:show-details="true"/>
                <table:data-pilot-member table:name="-0.3287" table:display="true" table:show-details="true"/>
                <table:data-pilot-member table:name="-0.2909" table:display="true" table:show-details="true"/>
                <table:data-pilot-member table:name="-0.2532" table:display="true" table:show-details="true"/>
                <table:data-pilot-member table:name="-0.2154" table:display="true" table:show-details="true"/>
                <table:data-pilot-member table:name="-0.1777" table:display="true" table:show-details="true"/>
                <table:data-pilot-member table:name="-0.1399" table:display="true" table:show-details="true"/>
                <table:data-pilot-member table:name="-0.1022" table:display="true" table:show-details="true"/>
                <table:data-pilot-member table:name="-0.0644" table:display="true" table:show-details="true"/>
                <table:data-pilot-member table:name="-0.0267" table:display="true" table:show-details="true"/>
                <table:data-pilot-member table:name="0.0111" table:display="true" table:show-details="true"/>
                <table:data-pilot-member table:name="0.0489" table:display="true" table:show-details="true"/>
                <table:data-pilot-member table:name="0.082" table:display="true" table:show-details="true"/>
                <table:data-pilot-member table:name="0.11" table:display="true" table:show-details="true"/>
                <table:data-pilot-member table:name="0.1341" table:display="true" table:show-details="true"/>
                <table:data-pilot-member table:name="0.1503" table:display="true" table:show-details="true"/>
                <table:data-pilot-member table:name="0.1641" table:display="true" table:show-details="true"/>
                <table:data-pilot-member table:name="0.1757" table:display="true" table:show-details="true"/>
                <table:data-pilot-member table:name="0.1847" table:display="true" table:show-details="true"/>
                <table:data-pilot-member table:name="0.1932" table:display="true" table:show-details="true"/>
                <table:data-pilot-member table:name="0.201" table:display="true" table:show-details="true"/>
                <table:data-pilot-member table:name="0.2088" table:display="true" table:show-details="true"/>
                <table:data-pilot-member table:name="0.2149" table:display="true" table:show-details="true"/>
                <table:data-pilot-member table:name="0.221" table:display="true" table:show-details="true"/>
                <table:data-pilot-member table:name="0.2266" table:display="true" table:show-details="true"/>
                <table:data-pilot-member table:name="0.2319" table:display="true" table:show-details="true"/>
                <table:data-pilot-member table:name="0.236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34" table:orientation="data" table:used-hierarchy="0" table:function="sum">
            <table:data-pilot-level table:show-empty="false">
              <table:data-pilot-members>
                <table:data-pilot-member table:name="-0.4617" table:display="true" table:show-details="true"/>
                <table:data-pilot-member table:name="-0.423" table:display="true" table:show-details="true"/>
                <table:data-pilot-member table:name="-0.3843" table:display="true" table:show-details="true"/>
                <table:data-pilot-member table:name="-0.3456" table:display="true" table:show-details="true"/>
                <table:data-pilot-member table:name="-0.3068" table:display="true" table:show-details="true"/>
                <table:data-pilot-member table:name="-0.2681" table:display="true" table:show-details="true"/>
                <table:data-pilot-member table:name="-0.2294" table:display="true" table:show-details="true"/>
                <table:data-pilot-member table:name="-0.1906" table:display="true" table:show-details="true"/>
                <table:data-pilot-member table:name="-0.1519" table:display="true" table:show-details="true"/>
                <table:data-pilot-member table:name="-0.1132" table:display="true" table:show-details="true"/>
                <table:data-pilot-member table:name="-0.0745" table:display="true" table:show-details="true"/>
                <table:data-pilot-member table:name="-0.0357" table:display="true" table:show-details="true"/>
                <table:data-pilot-member table:name="0.003" table:display="true" table:show-details="true"/>
                <table:data-pilot-member table:name="0.0417" table:display="true" table:show-details="true"/>
                <table:data-pilot-member table:name="0.0797" table:display="true" table:show-details="true"/>
                <table:data-pilot-member table:name="0.1117" table:display="true" table:show-details="true"/>
                <table:data-pilot-member table:name="0.139" table:display="true" table:show-details="true"/>
                <table:data-pilot-member table:name="0.1616" table:display="true" table:show-details="true"/>
                <table:data-pilot-member table:name="0.1788" table:display="true" table:show-details="true"/>
                <table:data-pilot-member table:name="0.1911" table:display="true" table:show-details="true"/>
                <table:data-pilot-member table:name="0.2023" table:display="true" table:show-details="true"/>
                <table:data-pilot-member table:name="0.212" table:display="true" table:show-details="true"/>
                <table:data-pilot-member table:name="0.2209" table:display="true" table:show-details="true"/>
                <table:data-pilot-member table:name="0.2289" table:display="true" table:show-details="true"/>
                <table:data-pilot-member table:name="0.2369" table:display="true" table:show-details="true"/>
                <table:data-pilot-member table:name="0.2455" table:display="true" table:show-details="true"/>
                <table:data-pilot-member table:name="0.2532" table:display="true" table:show-details="true"/>
                <table:data-pilot-member table:name="0.2595" table:display="true" table:show-details="true"/>
                <table:data-pilot-member table:name="0.2653" table:display="true" table:show-details="true"/>
                <table:data-pilot-member table:name="0.2711" table:display="true" table:show-details="true"/>
                <table:data-pilot-member table:name="0.276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37" table:orientation="data" table:used-hierarchy="0" table:function="sum">
            <table:data-pilot-level table:show-empty="false">
              <table:data-pilot-members>
                <table:data-pilot-member table:name="-0.3706" table:display="true" table:show-details="true"/>
                <table:data-pilot-member table:name="-0.3328" table:display="true" table:show-details="true"/>
                <table:data-pilot-member table:name="-0.2949" table:display="true" table:show-details="true"/>
                <table:data-pilot-member table:name="-0.2571" table:display="true" table:show-details="true"/>
                <table:data-pilot-member table:name="-0.2193" table:display="true" table:show-details="true"/>
                <table:data-pilot-member table:name="-0.1814" table:display="true" table:show-details="true"/>
                <table:data-pilot-member table:name="-0.1436" table:display="true" table:show-details="true"/>
                <table:data-pilot-member table:name="-0.1057" table:display="true" table:show-details="true"/>
                <table:data-pilot-member table:name="-0.0679" table:display="true" table:show-details="true"/>
                <table:data-pilot-member table:name="-0.0301" table:display="true" table:show-details="true"/>
                <table:data-pilot-member table:name="0.0078" table:display="true" table:show-details="true"/>
                <table:data-pilot-member table:name="0.0456" table:display="true" table:show-details="true"/>
                <table:data-pilot-member table:name="0.0835" table:display="true" table:show-details="true"/>
                <table:data-pilot-member table:name="0.1181" table:display="true" table:show-details="true"/>
                <table:data-pilot-member table:name="0.1491" table:display="true" table:show-details="true"/>
                <table:data-pilot-member table:name="0.1749" table:display="true" table:show-details="true"/>
                <table:data-pilot-member table:name="0.1967" table:display="true" table:show-details="true"/>
                <table:data-pilot-member table:name="0.2128" table:display="true" table:show-details="true"/>
                <table:data-pilot-member table:name="0.2252" table:display="true" table:show-details="true"/>
                <table:data-pilot-member table:name="0.2369" table:display="true" table:show-details="true"/>
                <table:data-pilot-member table:name="0.2463" table:display="true" table:show-details="true"/>
                <table:data-pilot-member table:name="0.2553" table:display="true" table:show-details="true"/>
                <table:data-pilot-member table:name="0.2643" table:display="true" table:show-details="true"/>
                <table:data-pilot-member table:name="0.2733" table:display="true" table:show-details="true"/>
                <table:data-pilot-member table:name="0.2817" table:display="true" table:show-details="true"/>
                <table:data-pilot-member table:name="0.2897" table:display="true" table:show-details="true"/>
                <table:data-pilot-member table:name="0.2961" table:display="true" table:show-details="true"/>
                <table:data-pilot-member table:name="0.3023" table:display="true" table:show-details="true"/>
                <table:data-pilot-member table:name="0.3082" table:display="true" table:show-details="true"/>
                <table:data-pilot-member table:name="0.3108" table:display="true" table:show-details="true"/>
                <table:data-pilot-member table:name="0.313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40" table:orientation="data" table:used-hierarchy="0" table:function="sum">
            <table:data-pilot-level table:show-empty="false">
              <table:data-pilot-members>
                <table:data-pilot-member table:name="-0.319" table:display="true" table:show-details="true"/>
                <table:data-pilot-member table:name="-0.2763" table:display="true" table:show-details="true"/>
                <table:data-pilot-member table:name="-0.2337" table:display="true" table:show-details="true"/>
                <table:data-pilot-member table:name="-0.191" table:display="true" table:show-details="true"/>
                <table:data-pilot-member table:name="-0.1483" table:display="true" table:show-details="true"/>
                <table:data-pilot-member table:name="-0.1057" table:display="true" table:show-details="true"/>
                <table:data-pilot-member table:name="-0.063" table:display="true" table:show-details="true"/>
                <table:data-pilot-member table:name="-0.0203" table:display="true" table:show-details="true"/>
                <table:data-pilot-member table:name="0.0223" table:display="true" table:show-details="true"/>
                <table:data-pilot-member table:name="0.065" table:display="true" table:show-details="true"/>
                <table:data-pilot-member table:name="0.1045" table:display="true" table:show-details="true"/>
                <table:data-pilot-member table:name="0.1394" table:display="true" table:show-details="true"/>
                <table:data-pilot-member table:name="0.169" table:display="true" table:show-details="true"/>
                <table:data-pilot-member table:name="0.1974" table:display="true" table:show-details="true"/>
                <table:data-pilot-member table:name="0.2204" table:display="true" table:show-details="true"/>
                <table:data-pilot-member table:name="0.2392" table:display="true" table:show-details="true"/>
                <table:data-pilot-member table:name="0.2542" table:display="true" table:show-details="true"/>
                <table:data-pilot-member table:name="0.2662" table:display="true" table:show-details="true"/>
                <table:data-pilot-member table:name="0.2772" table:display="true" table:show-details="true"/>
                <table:data-pilot-member table:name="0.2871" table:display="true" table:show-details="true"/>
                <table:data-pilot-member table:name="0.2961" table:display="true" table:show-details="true"/>
                <table:data-pilot-member table:name="0.3051" table:display="true" table:show-details="true"/>
                <table:data-pilot-member table:name="0.3141" table:display="true" table:show-details="true"/>
                <table:data-pilot-member table:name="0.3215" table:display="true" table:show-details="true"/>
                <table:data-pilot-member table:name="0.3285" table:display="true" table:show-details="true"/>
                <table:data-pilot-member table:name="0.3332" table:display="true" table:show-details="true"/>
                <table:data-pilot-member table:name="0.3377" table:display="true" table:show-details="true"/>
                <table:data-pilot-member table:name="0.3417" table:display="true" table:show-details="true"/>
                <table:data-pilot-member table:name="0.3456" table:display="true" table:show-details="true"/>
                <table:data-pilot-member table:name="0.3477" table:display="true" table:show-details="true"/>
                <table:data-pilot-member table:name="0.349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43" table:orientation="data" table:used-hierarchy="0" table:function="sum">
            <table:data-pilot-level table:show-empty="false">
              <table:data-pilot-members>
                <table:data-pilot-member table:name="-0.2482" table:display="true" table:show-details="true"/>
                <table:data-pilot-member table:name="-0.1986" table:display="true" table:show-details="true"/>
                <table:data-pilot-member table:name="-0.1491" table:display="true" table:show-details="true"/>
                <table:data-pilot-member table:name="-0.0995" table:display="true" table:show-details="true"/>
                <table:data-pilot-member table:name="-0.0499" table:display="true" table:show-details="true"/>
                <table:data-pilot-member table:name="-0.0003" table:display="true" table:show-details="true"/>
                <table:data-pilot-member table:name="0.0493" table:display="true" table:show-details="true"/>
                <table:data-pilot-member table:name="0.0949" table:display="true" table:show-details="true"/>
                <table:data-pilot-member table:name="0.1351" table:display="true" table:show-details="true"/>
                <table:data-pilot-member table:name="0.1708" table:display="true" table:show-details="true"/>
                <table:data-pilot-member table:name="0.2035" table:display="true" table:show-details="true"/>
                <table:data-pilot-member table:name="0.232" table:display="true" table:show-details="true"/>
                <table:data-pilot-member table:name="0.2556" table:display="true" table:show-details="true"/>
                <table:data-pilot-member table:name="0.2754" table:display="true" table:show-details="true"/>
                <table:data-pilot-member table:name="0.2918" table:display="true" table:show-details="true"/>
                <table:data-pilot-member table:name="0.3023" table:display="true" table:show-details="true"/>
                <table:data-pilot-member table:name="0.3097" table:display="true" table:show-details="true"/>
                <table:data-pilot-member table:name="0.3196" table:display="true" table:show-details="true"/>
                <table:data-pilot-member table:name="0.3283" table:display="true" table:show-details="true"/>
                <table:data-pilot-member table:name="0.3367" table:display="true" table:show-details="true"/>
                <table:data-pilot-member table:name="0.3446" table:display="true" table:show-details="true"/>
                <table:data-pilot-member table:name="0.3525" table:display="true" table:show-details="true"/>
                <table:data-pilot-member table:name="0.3591" table:display="true" table:show-details="true"/>
                <table:data-pilot-member table:name="0.3656" table:display="true" table:show-details="true"/>
                <table:data-pilot-member table:name="0.3707" table:display="true" table:show-details="true"/>
                <table:data-pilot-member table:name="0.3751" table:display="true" table:show-details="true"/>
                <table:data-pilot-member table:name="0.3789" table:display="true" table:show-details="true"/>
                <table:data-pilot-member table:name="0.3822" table:display="true" table:show-details="true"/>
                <table:data-pilot-member table:name="0.3844" table:display="true" table:show-details="true"/>
                <table:data-pilot-member table:name="0.3856" table:display="true" table:show-details="true"/>
                <table:data-pilot-member table:name="0.386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46" table:orientation="data" table:used-hierarchy="0" table:function="sum">
            <table:data-pilot-level table:show-empty="false">
              <table:data-pilot-members>
                <table:data-pilot-member table:name="-0.1182" table:display="true" table:show-details="true"/>
                <table:data-pilot-member table:name="-0.0655" table:display="true" table:show-details="true"/>
                <table:data-pilot-member table:name="-0.0128" table:display="true" table:show-details="true"/>
                <table:data-pilot-member table:name="0.04" table:display="true" table:show-details="true"/>
                <table:data-pilot-member table:name="0.0923" table:display="true" table:show-details="true"/>
                <table:data-pilot-member table:name="0.1404" table:display="true" table:show-details="true"/>
                <table:data-pilot-member table:name="0.1854" table:display="true" table:show-details="true"/>
                <table:data-pilot-member table:name="0.2205" table:display="true" table:show-details="true"/>
                <table:data-pilot-member table:name="0.2526" table:display="true" table:show-details="true"/>
                <table:data-pilot-member table:name="0.2808" table:display="true" table:show-details="true"/>
                <table:data-pilot-member table:name="0.3017" table:display="true" table:show-details="true"/>
                <table:data-pilot-member table:name="0.3203" table:display="true" table:show-details="true"/>
                <table:data-pilot-member table:name="0.3349" table:display="true" table:show-details="true"/>
                <table:data-pilot-member table:name="0.3453" table:display="true" table:show-details="true"/>
                <table:data-pilot-member table:name="0.352" table:display="true" table:show-details="true"/>
                <table:data-pilot-member table:name="0.3566" table:display="true" table:show-details="true"/>
                <table:data-pilot-member table:name="0.3623" table:display="true" table:show-details="true"/>
                <table:data-pilot-member table:name="0.3701" table:display="true" table:show-details="true"/>
                <table:data-pilot-member table:name="0.3777" table:display="true" table:show-details="true"/>
                <table:data-pilot-member table:name="0.3851" table:display="true" table:show-details="true"/>
                <table:data-pilot-member table:name="0.3918" table:display="true" table:show-details="true"/>
                <table:data-pilot-member table:name="0.3975" table:display="true" table:show-details="true"/>
                <table:data-pilot-member table:name="0.4024" table:display="true" table:show-details="true"/>
                <table:data-pilot-member table:name="0.4074" table:display="true" table:show-details="true"/>
                <table:data-pilot-member table:name="0.4115" table:display="true" table:show-details="true"/>
                <table:data-pilot-member table:name="0.4146" table:display="true" table:show-details="true"/>
                <table:data-pilot-member table:name="0.4167" table:display="true" table:show-details="true"/>
                <table:data-pilot-member table:name="0.4175" table:display="true" table:show-details="true"/>
                <table:data-pilot-member table:name="0.4189" table:display="true" table:show-details="true"/>
                <table:data-pilot-member table:name="0.4192" table:display="true" table:show-details="true"/>
                <table:data-pilot-member table:name="0.419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49" table:orientation="data" table:used-hierarchy="0" table:function="sum">
            <table:data-pilot-level table:show-empty="false">
              <table:data-pilot-members>
                <table:data-pilot-member table:name="0.0516" table:display="true" table:show-details="true"/>
                <table:data-pilot-member table:name="0.1054" table:display="true" table:show-details="true"/>
                <table:data-pilot-member table:name="0.1549" table:display="true" table:show-details="true"/>
                <table:data-pilot-member table:name="0.2004" table:display="true" table:show-details="true"/>
                <table:data-pilot-member table:name="0.2387" table:display="true" table:show-details="true"/>
                <table:data-pilot-member table:name="0.2738" table:display="true" table:show-details="true"/>
                <table:data-pilot-member table:name="0.303" table:display="true" table:show-details="true"/>
                <table:data-pilot-member table:name="0.3269" table:display="true" table:show-details="true"/>
                <table:data-pilot-member table:name="0.3464" table:display="true" table:show-details="true"/>
                <table:data-pilot-member table:name="0.3641" table:display="true" table:show-details="true"/>
                <table:data-pilot-member table:name="0.379" table:display="true" table:show-details="true"/>
                <table:data-pilot-member table:name="0.3888" table:display="true" table:show-details="true"/>
                <table:data-pilot-member table:name="0.3961" table:display="true" table:show-details="true"/>
                <table:data-pilot-member table:name="0.4006" table:display="true" table:show-details="true"/>
                <table:data-pilot-member table:name="0.4028" table:display="true" table:show-details="true"/>
                <table:data-pilot-member table:name="0.4063" table:display="true" table:show-details="true"/>
                <table:data-pilot-member table:name="0.4121" table:display="true" table:show-details="true"/>
                <table:data-pilot-member table:name="0.4187" table:display="true" table:show-details="true"/>
                <table:data-pilot-member table:name="0.4248" table:display="true" table:show-details="true"/>
                <table:data-pilot-member table:name="0.4306" table:display="true" table:show-details="true"/>
                <table:data-pilot-member table:name="0.4362" table:display="true" table:show-details="true"/>
                <table:data-pilot-member table:name="0.4418" table:display="true" table:show-details="true"/>
                <table:data-pilot-member table:name="0.4463" table:display="true" table:show-details="true"/>
                <table:data-pilot-member table:name="0.45" table:display="true" table:show-details="true"/>
                <table:data-pilot-member table:name="0.4537" table:display="true" table:show-details="true"/>
                <table:data-pilot-member table:name="0.4557" table:display="true" table:show-details="true"/>
                <table:data-pilot-member table:name="0.4562" table:display="true" table:show-details="true"/>
                <table:data-pilot-member table:name="0.4573" table:display="true" table:show-details="true"/>
                <table:data-pilot-member table:name="0.4588" table:display="true" table:show-details="true"/>
                <table:data-pilot-member table:name="0.4592" table:display="true" table:show-details="true"/>
                <table:data-pilot-member table:name="0.459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inux Libertine" style:language-asian="zh" style:country-asian="CN" style:font-name-complex="Arial1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8">00/00/0000</text:date>, <text:time style:data-style-name="N2" text:time-value="0000-00-00T18:43: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3T09:26:45</meta:creation-date>
    <dc:date>2013-10-28T18:44:53</dc:date>
    <meta:editing-duration>PT3H51M3S</meta:editing-duration>
    <meta:editing-cycles>4</meta:editing-cycles>
    <meta:generator>LibreOffice/4.0.4.2$Linux_X86_64 LibreOffice_project/400m0$Build-2</meta:generator>
    <meta:document-statistic meta:table-count="3" meta:cell-count="106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line" chart:style-name="ch1">
        <chart:legend chart:legend-position="end" svg:x="12.515cm" svg:y="3.457cm" style:legend-expansion="high" chart:style-name="ch2"/>
        <chart:plot-area chart:style-name="ch3" table:cell-range-address="Sheet1.C9:Sheet1.G51 Sheet1.D8:Sheet1.G8" chart:data-source-has-labels="both" svg:x="0.77cm" svg:y="0.855cm" svg:width="11.105cm" svg:height="7.551cm">
          <chartooo:coordinate-region svg:x="1.682cm" svg:y="1.055cm" svg:width="10.006cm" svg:height="6.306cm"/>
          <chart:axis chart:dimension="x" chart:name="primary-x" chart:style-name="ch4" chartooo:axis-type="auto">
            <chartooo:date-scale/>
            <chart:categories table:cell-range-address="Sheet1.C9:Sheet1.C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9:Sheet1.D51" chart:label-cell-address="Sheet1.D8:Sheet1.D8" chart:class="chart:line">
            <chart:data-point chart:repeated="43"/>
          </chart:series>
          <chart:series chart:style-name="ch8" chart:values-cell-range-address="Sheet1.E9:Sheet1.E51" chart:label-cell-address="Sheet1.E8:Sheet1.E8" chart:class="chart:line">
            <chart:data-point chart:repeated="43"/>
          </chart:series>
          <chart:series chart:style-name="ch9" chart:values-cell-range-address="Sheet1.F9:Sheet1.F51" chart:label-cell-address="Sheet1.F8:Sheet1.F8" chart:class="chart:line">
            <chart:data-point chart:repeated="43"/>
          </chart:series>
          <chart:series chart:style-name="ch10" chart:values-cell-range-address="Sheet1.G9:Sheet1.G51" chart:label-cell-address="Sheet1.G8:Sheet1.G8" chart:class="chart:line">
            <chart:data-point chart:repeated="4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Sheet1.D8:Sheet1.D8</svg:desc>
                </draw:g>
              </table:table-cell>
              <table:table-cell office:value-type="string">
                <text:p>0.6178560395</text:p>
                <draw:g>
                  <svg:desc>Sheet1.E8:Sheet1.E8</svg:desc>
                </draw:g>
              </table:table-cell>
              <table:table-cell office:value-type="string">
                <text:p>0.7894827172</text:p>
                <draw:g>
                  <svg:desc>Sheet1.F8:Sheet1.F8</svg:desc>
                </draw:g>
              </table:table-cell>
              <table:table-cell office:value-type="string">
                <text:p>1.1327360725</text:p>
                <draw:g>
                  <svg:desc>Sheet1.G8:Sheet1.G8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Sheet1.C9:Sheet1.C51</svg:desc>
                </draw:g>
              </table:table-cell>
              <table:table-cell office:value-type="float" office:value="0.0089">
                <text:p>0.0089</text:p>
                <draw:g>
                  <svg:desc>Sheet1.D9:Sheet1.D51</svg:desc>
                </draw:g>
              </table:table-cell>
              <table:table-cell office:value-type="float" office:value="NaN">
                <text:p>NaN</text:p>
                <draw:g>
                  <svg:desc>Sheet1.E9:Sheet1.E51</svg:desc>
                </draw:g>
              </table:table-cell>
              <table:table-cell office:value-type="float" office:value="NaN">
                <text:p>NaN</text:p>
                <draw:g>
                  <svg:desc>Sheet1.F9:Sheet1.F51</svg:desc>
                </draw:g>
              </table:table-cell>
              <table:table-cell office:value-type="float" office:value="NaN">
                <text:p>NaN</text:p>
                <draw:g>
                  <svg:desc>Sheet1.G9:Sheet1.G51</svg:desc>
                </draw:g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89357068">
                <text:p>0.089357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72384677217685">
                <text:p>0.172384677217685</text:p>
              </table:table-cell>
              <table:table-cell office:value-type="float" office:value="0.089357068">
                <text:p>0.089357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9357068">
                <text:p>0.089357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0.172384677217685">
                <text:p>0.172384677217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2384677217685">
                <text:p>0.172384677217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9357068">
                <text:p>0.089357068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2384677217685">
                <text:p>0.17238467721768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0.715cm" style:legend-expansion="high" chart:style-name="ch2"/>
        <chart:plot-area chart:style-name="ch3" table:cell-range-address="Sheet2.A1:Sheet2.P32" chart:data-source-has-labels="both" svg:x="0.77cm" svg:y="0.855cm" svg:width="11.738cm" svg:height="7.545cm">
          <chartooo:coordinate-region svg:x="1.603cm" svg:y="1.054cm" svg:width="10.812cm" svg:height="7.147cm"/>
          <chart:axis chart:dimension="x" chart:name="primary-x" chart:style-name="ch4" chartooo:axis-type="auto">
            <chartooo:date-scale/>
            <chart:categories table:cell-range-address="Sheet2.A2:Sheet2.A3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32" chart:label-cell-address="Sheet2.B1:Sheet2.B1" chart:class="chart:line">
            <chart:data-point chart:repeated="31"/>
          </chart:series>
          <chart:series chart:style-name="ch7" chart:values-cell-range-address="Sheet2.C2:Sheet2.C32" chart:label-cell-address="Sheet2.C1:Sheet2.C1" chart:class="chart:line">
            <chart:data-point chart:repeated="31"/>
          </chart:series>
          <chart:series chart:style-name="ch8" chart:values-cell-range-address="Sheet2.D2:Sheet2.D32" chart:label-cell-address="Sheet2.D1:Sheet2.D1" chart:class="chart:line">
            <chart:data-point chart:repeated="31"/>
          </chart:series>
          <chart:series chart:style-name="ch9" chart:values-cell-range-address="Sheet2.E2:Sheet2.E32" chart:label-cell-address="Sheet2.E1:Sheet2.E1" chart:class="chart:line">
            <chart:data-point chart:repeated="31"/>
          </chart:series>
          <chart:series chart:style-name="ch10" chart:values-cell-range-address="Sheet2.F2:Sheet2.F32" chart:label-cell-address="Sheet2.F1:Sheet2.F1" chart:class="chart:line">
            <chart:data-point chart:repeated="31"/>
          </chart:series>
          <chart:series chart:style-name="ch11" chart:values-cell-range-address="Sheet2.G2:Sheet2.G32" chart:label-cell-address="Sheet2.G1:Sheet2.G1" chart:class="chart:line">
            <chart:data-point chart:repeated="31"/>
          </chart:series>
          <chart:series chart:style-name="ch12" chart:values-cell-range-address="Sheet2.H2:Sheet2.H32" chart:label-cell-address="Sheet2.H1:Sheet2.H1" chart:class="chart:line">
            <chart:data-point chart:repeated="31"/>
          </chart:series>
          <chart:series chart:style-name="ch13" chart:values-cell-range-address="Sheet2.I2:Sheet2.I32" chart:label-cell-address="Sheet2.I1:Sheet2.I1" chart:class="chart:line">
            <chart:data-point chart:repeated="31"/>
          </chart:series>
          <chart:series chart:style-name="ch14" chart:values-cell-range-address="Sheet2.J2:Sheet2.J32" chart:label-cell-address="Sheet2.J1:Sheet2.J1" chart:class="chart:line">
            <chart:data-point chart:repeated="31"/>
          </chart:series>
          <chart:series chart:style-name="ch15" chart:values-cell-range-address="Sheet2.K2:Sheet2.K32" chart:label-cell-address="Sheet2.K1:Sheet2.K1" chart:class="chart:line">
            <chart:data-point chart:repeated="31"/>
          </chart:series>
          <chart:series chart:style-name="ch16" chart:values-cell-range-address="Sheet2.L2:Sheet2.L32" chart:label-cell-address="Sheet2.L1:Sheet2.L1" chart:class="chart:line">
            <chart:data-point chart:repeated="31"/>
          </chart:series>
          <chart:series chart:style-name="ch17" chart:values-cell-range-address="Sheet2.M2:Sheet2.M32" chart:label-cell-address="Sheet2.M1:Sheet2.M1" chart:class="chart:line">
            <chart:data-point chart:repeated="31"/>
          </chart:series>
          <chart:series chart:style-name="ch18" chart:values-cell-range-address="Sheet2.N2:Sheet2.N32" chart:label-cell-address="Sheet2.N1:Sheet2.N1" chart:class="chart:line">
            <chart:data-point chart:repeated="31"/>
          </chart:series>
          <chart:series chart:style-name="ch19" chart:values-cell-range-address="Sheet2.O2:Sheet2.O32" chart:label-cell-address="Sheet2.O1:Sheet2.O1" chart:class="chart:line">
            <chart:data-point chart:repeated="31"/>
          </chart:series>
          <chart:series chart:style-name="ch20" chart:values-cell-range-address="Sheet2.P2:Sheet2.P32" chart:label-cell-address="Sheet2.P1:Sheet2.P1" chart:class="chart:line">
            <chart:data-point chart:repeated="3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</text:p>
                <draw:g>
                  <svg:desc>Sheet2.B1:Sheet2.B1</svg:desc>
                </draw:g>
              </table:table-cell>
              <table:table-cell office:value-type="string">
                <text:p>13</text:p>
                <draw:g>
                  <svg:desc>Sheet2.C1:Sheet2.C1</svg:desc>
                </draw:g>
              </table:table-cell>
              <table:table-cell office:value-type="string">
                <text:p>16</text:p>
                <draw:g>
                  <svg:desc>Sheet2.D1:Sheet2.D1</svg:desc>
                </draw:g>
              </table:table-cell>
              <table:table-cell office:value-type="string">
                <text:p>19</text:p>
                <draw:g>
                  <svg:desc>Sheet2.E1:Sheet2.E1</svg:desc>
                </draw:g>
              </table:table-cell>
              <table:table-cell office:value-type="string">
                <text:p>22</text:p>
                <draw:g>
                  <svg:desc>Sheet2.F1:Sheet2.F1</svg:desc>
                </draw:g>
              </table:table-cell>
              <table:table-cell office:value-type="string">
                <text:p>25</text:p>
                <draw:g>
                  <svg:desc>Sheet2.G1:Sheet2.G1</svg:desc>
                </draw:g>
              </table:table-cell>
              <table:table-cell office:value-type="string">
                <text:p>28</text:p>
                <draw:g>
                  <svg:desc>Sheet2.H1:Sheet2.H1</svg:desc>
                </draw:g>
              </table:table-cell>
              <table:table-cell office:value-type="string">
                <text:p>31</text:p>
                <draw:g>
                  <svg:desc>Sheet2.I1:Sheet2.I1</svg:desc>
                </draw:g>
              </table:table-cell>
              <table:table-cell office:value-type="string">
                <text:p>34</text:p>
                <draw:g>
                  <svg:desc>Sheet2.J1:Sheet2.J1</svg:desc>
                </draw:g>
              </table:table-cell>
              <table:table-cell office:value-type="string">
                <text:p>37</text:p>
                <draw:g>
                  <svg:desc>Sheet2.K1:Sheet2.K1</svg:desc>
                </draw:g>
              </table:table-cell>
              <table:table-cell office:value-type="string">
                <text:p>40</text:p>
                <draw:g>
                  <svg:desc>Sheet2.L1:Sheet2.L1</svg:desc>
                </draw:g>
              </table:table-cell>
              <table:table-cell office:value-type="string">
                <text:p>43</text:p>
                <draw:g>
                  <svg:desc>Sheet2.M1:Sheet2.M1</svg:desc>
                </draw:g>
              </table:table-cell>
              <table:table-cell office:value-type="string">
                <text:p>46</text:p>
                <draw:g>
                  <svg:desc>Sheet2.N1:Sheet2.N1</svg:desc>
                </draw:g>
              </table:table-cell>
              <table:table-cell office:value-type="string">
                <text:p>49</text:p>
                <draw:g>
                  <svg:desc>Sheet2.O1:Sheet2.O1</svg:desc>
                </draw:g>
              </table:table-cell>
              <table:table-cell office:value-type="string">
                <text:p/>
                <draw:g>
                  <svg:desc>Sheet2.P1:Sheet2.P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2.A2:Sheet2.A32</svg:desc>
                </draw:g>
              </table:table-cell>
              <table:table-cell office:value-type="float" office:value="0.0392">
                <text:p>0.0392</text:p>
                <draw:g>
                  <svg:desc>Sheet2.B2:Sheet2.B32</svg:desc>
                </draw:g>
              </table:table-cell>
              <table:table-cell office:value-type="float" office:value="0.0494">
                <text:p>0.0494</text:p>
                <draw:g>
                  <svg:desc>Sheet2.C2:Sheet2.C32</svg:desc>
                </draw:g>
              </table:table-cell>
              <table:table-cell office:value-type="float" office:value="0.0723">
                <text:p>0.0723</text:p>
                <draw:g>
                  <svg:desc>Sheet2.D2:Sheet2.D32</svg:desc>
                </draw:g>
              </table:table-cell>
              <table:table-cell office:value-type="float" office:value="0.0998">
                <text:p>0.0998</text:p>
                <draw:g>
                  <svg:desc>Sheet2.E2:Sheet2.E32</svg:desc>
                </draw:g>
              </table:table-cell>
              <table:table-cell office:value-type="float" office:value="0.1271">
                <text:p>0.1271</text:p>
                <draw:g>
                  <svg:desc>Sheet2.F2:Sheet2.F32</svg:desc>
                </draw:g>
              </table:table-cell>
              <table:table-cell office:value-type="float" office:value="0.1621">
                <text:p>0.1621</text:p>
                <draw:g>
                  <svg:desc>Sheet2.G2:Sheet2.G32</svg:desc>
                </draw:g>
              </table:table-cell>
              <table:table-cell office:value-type="float" office:value="0.1994">
                <text:p>0.1994</text:p>
                <draw:g>
                  <svg:desc>Sheet2.H2:Sheet2.H32</svg:desc>
                </draw:g>
              </table:table-cell>
              <table:table-cell office:value-type="float" office:value="0.2366">
                <text:p>0.2366</text:p>
                <draw:g>
                  <svg:desc>Sheet2.I2:Sheet2.I32</svg:desc>
                </draw:g>
              </table:table-cell>
              <table:table-cell office:value-type="float" office:value="0.2769">
                <text:p>0.2769</text:p>
                <draw:g>
                  <svg:desc>Sheet2.J2:Sheet2.J32</svg:desc>
                </draw:g>
              </table:table-cell>
              <table:table-cell office:value-type="float" office:value="0.3134">
                <text:p>0.3134</text:p>
                <draw:g>
                  <svg:desc>Sheet2.K2:Sheet2.K32</svg:desc>
                </draw:g>
              </table:table-cell>
              <table:table-cell office:value-type="float" office:value="0.3498">
                <text:p>0.3498</text:p>
                <draw:g>
                  <svg:desc>Sheet2.L2:Sheet2.L32</svg:desc>
                </draw:g>
              </table:table-cell>
              <table:table-cell office:value-type="float" office:value="0.3863">
                <text:p>0.3863</text:p>
                <draw:g>
                  <svg:desc>Sheet2.M2:Sheet2.M32</svg:desc>
                </draw:g>
              </table:table-cell>
              <table:table-cell office:value-type="float" office:value="0.4175">
                <text:p>0.4175</text:p>
                <draw:g>
                  <svg:desc>Sheet2.N2:Sheet2.N32</svg:desc>
                </draw:g>
              </table:table-cell>
              <table:table-cell office:value-type="float" office:value="0.4562">
                <text:p>0.4562</text:p>
                <draw:g>
                  <svg:desc>Sheet2.O2:Sheet2.O32</svg:desc>
                </draw:g>
              </table:table-cell>
              <table:table-cell office:value-type="float" office:value="NaN">
                <text:p>NaN</text:p>
                <draw:g>
                  <svg:desc>Sheet2.P2:Sheet2.P32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0412">
                <text:p>0.0412</text:p>
              </table:table-cell>
              <table:table-cell office:value-type="float" office:value="0.0516">
                <text:p>0.0516</text:p>
              </table:table-cell>
              <table:table-cell office:value-type="float" office:value="0.0712">
                <text:p>0.0712</text:p>
              </table:table-cell>
              <table:table-cell office:value-type="float" office:value="0.0951">
                <text:p>0.0951</text:p>
              </table:table-cell>
              <table:table-cell office:value-type="float" office:value="0.1223">
                <text:p>0.1223</text:p>
              </table:table-cell>
              <table:table-cell office:value-type="float" office:value="0.1563">
                <text:p>0.1563</text:p>
              </table:table-cell>
              <table:table-cell office:value-type="float" office:value="0.1928">
                <text:p>0.1928</text:p>
              </table:table-cell>
              <table:table-cell office:value-type="float" office:value="0.2319">
                <text:p>0.2319</text:p>
              </table:table-cell>
              <table:table-cell office:value-type="float" office:value="0.2711">
                <text:p>0.2711</text:p>
              </table:table-cell>
              <table:table-cell office:value-type="float" office:value="0.3108">
                <text:p>0.3108</text:p>
              </table:table-cell>
              <table:table-cell office:value-type="float" office:value="0.3477">
                <text:p>0.3477</text:p>
              </table:table-cell>
              <table:table-cell office:value-type="float" office:value="0.3856">
                <text:p>0.3856</text:p>
              </table:table-cell>
              <table:table-cell office:value-type="float" office:value="0.4194">
                <text:p>0.4194</text:p>
              </table:table-cell>
              <table:table-cell office:value-type="float" office:value="0.4588">
                <text:p>0.4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0432">
                <text:p>0.0432</text:p>
              </table:table-cell>
              <table:table-cell office:value-type="float" office:value="0.0518">
                <text:p>0.0518</text:p>
              </table:table-cell>
              <table:table-cell office:value-type="float" office:value="0.0703">
                <text:p>0.0703</text:p>
              </table:table-cell>
              <table:table-cell office:value-type="float" office:value="0.0922">
                <text:p>0.0922</text:p>
              </table:table-cell>
              <table:table-cell office:value-type="float" office:value="0.1189">
                <text:p>0.1189</text:p>
              </table:table-cell>
              <table:table-cell office:value-type="float" office:value="0.1512">
                <text:p>0.1512</text:p>
              </table:table-cell>
              <table:table-cell office:value-type="float" office:value="0.1874">
                <text:p>0.1874</text:p>
              </table:table-cell>
              <table:table-cell office:value-type="float" office:value="0.2266">
                <text:p>0.2266</text:p>
              </table:table-cell>
              <table:table-cell office:value-type="float" office:value="0.2653">
                <text:p>0.2653</text:p>
              </table:table-cell>
              <table:table-cell office:value-type="float" office:value="0.3082">
                <text:p>0.3082</text:p>
              </table:table-cell>
              <table:table-cell office:value-type="float" office:value="0.3456">
                <text:p>0.3456</text:p>
              </table:table-cell>
              <table:table-cell office:value-type="float" office:value="0.3844">
                <text:p>0.3844</text:p>
              </table:table-cell>
              <table:table-cell office:value-type="float" office:value="0.4192">
                <text:p>0.4192</text:p>
              </table:table-cell>
              <table:table-cell office:value-type="float" office:value="0.4595">
                <text:p>0.4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0416">
                <text:p>0.0416</text:p>
              </table:table-cell>
              <table:table-cell office:value-type="float" office:value="0.0497">
                <text:p>0.0497</text:p>
              </table:table-cell>
              <table:table-cell office:value-type="float" office:value="0.0698">
                <text:p>0.0698</text:p>
              </table:table-cell>
              <table:table-cell office:value-type="float" office:value="0.0916">
                <text:p>0.0916</text:p>
              </table:table-cell>
              <table:table-cell office:value-type="float" office:value="0.1161">
                <text:p>0.1161</text:p>
              </table:table-cell>
              <table:table-cell office:value-type="float" office:value="0.1467">
                <text:p>0.1467</text:p>
              </table:table-cell>
              <table:table-cell office:value-type="float" office:value="0.1824">
                <text:p>0.1824</text:p>
              </table:table-cell>
              <table:table-cell office:value-type="float" office:value="0.221">
                <text:p>0.221</text:p>
              </table:table-cell>
              <table:table-cell office:value-type="float" office:value="0.2595">
                <text:p>0.2595</text:p>
              </table:table-cell>
              <table:table-cell office:value-type="float" office:value="0.3023">
                <text:p>0.3023</text:p>
              </table:table-cell>
              <table:table-cell office:value-type="float" office:value="0.3417">
                <text:p>0.3417</text:p>
              </table:table-cell>
              <table:table-cell office:value-type="float" office:value="0.3822">
                <text:p>0.3822</text:p>
              </table:table-cell>
              <table:table-cell office:value-type="float" office:value="0.4189">
                <text:p>0.4189</text:p>
              </table:table-cell>
              <table:table-cell office:value-type="float" office:value="0.4592">
                <text:p>0.4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0207">
                <text:p>0.0207</text:p>
              </table:table-cell>
              <table:table-cell office:value-type="float" office:value="0.0436">
                <text:p>0.0436</text:p>
              </table:table-cell>
              <table:table-cell office:value-type="float" office:value="0.0658">
                <text:p>0.0658</text:p>
              </table:table-cell>
              <table:table-cell office:value-type="float" office:value="0.09">
                <text:p>0.09</text:p>
              </table:table-cell>
              <table:table-cell office:value-type="float" office:value="0.1153">
                <text:p>0.1153</text:p>
              </table:table-cell>
              <table:table-cell office:value-type="float" office:value="0.1437">
                <text:p>0.1437</text:p>
              </table:table-cell>
              <table:table-cell office:value-type="float" office:value="0.1775">
                <text:p>0.1775</text:p>
              </table:table-cell>
              <table:table-cell office:value-type="float" office:value="0.2149">
                <text:p>0.2149</text:p>
              </table:table-cell>
              <table:table-cell office:value-type="float" office:value="0.2532">
                <text:p>0.2532</text:p>
              </table:table-cell>
              <table:table-cell office:value-type="float" office:value="0.2961">
                <text:p>0.2961</text:p>
              </table:table-cell>
              <table:table-cell office:value-type="float" office:value="0.3377">
                <text:p>0.3377</text:p>
              </table:table-cell>
              <table:table-cell office:value-type="float" office:value="0.3789">
                <text:p>0.3789</text:p>
              </table:table-cell>
              <table:table-cell office:value-type="float" office:value="0.4167">
                <text:p>0.4167</text:p>
              </table:table-cell>
              <table:table-cell office:value-type="float" office:value="0.4573">
                <text:p>0.4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0103">
                <text:p>0.0103</text:p>
              </table:table-cell>
              <table:table-cell office:value-type="float" office:value="0.0354">
                <text:p>0.0354</text:p>
              </table:table-cell>
              <table:table-cell office:value-type="float" office:value="0.0591">
                <text:p>0.0591</text:p>
              </table:table-cell>
              <table:table-cell office:value-type="float" office:value="0.0849">
                <text:p>0.0849</text:p>
              </table:table-cell>
              <table:table-cell office:value-type="float" office:value="0.1111">
                <text:p>0.1111</text:p>
              </table:table-cell>
              <table:table-cell office:value-type="float" office:value="0.1395">
                <text:p>0.1395</text:p>
              </table:table-cell>
              <table:table-cell office:value-type="float" office:value="0.1725">
                <text:p>0.1725</text:p>
              </table:table-cell>
              <table:table-cell office:value-type="float" office:value="0.2088">
                <text:p>0.2088</text:p>
              </table:table-cell>
              <table:table-cell office:value-type="float" office:value="0.2455">
                <text:p>0.2455</text:p>
              </table:table-cell>
              <table:table-cell office:value-type="float" office:value="0.2897">
                <text:p>0.2897</text:p>
              </table:table-cell>
              <table:table-cell office:value-type="float" office:value="0.3332">
                <text:p>0.3332</text:p>
              </table:table-cell>
              <table:table-cell office:value-type="float" office:value="0.3751">
                <text:p>0.3751</text:p>
              </table:table-cell>
              <table:table-cell office:value-type="float" office:value="0.4146">
                <text:p>0.4146</text:p>
              </table:table-cell>
              <table:table-cell office:value-type="float" office:value="0.4557">
                <text:p>0.4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-0.0042">
                <text:p>-0.0042</text:p>
              </table:table-cell>
              <table:table-cell office:value-type="float" office:value="0.0231">
                <text:p>0.0231</text:p>
              </table:table-cell>
              <table:table-cell office:value-type="float" office:value="0.0486">
                <text:p>0.0486</text:p>
              </table:table-cell>
              <table:table-cell office:value-type="float" office:value="0.0762">
                <text:p>0.0762</text:p>
              </table:table-cell>
              <table:table-cell office:value-type="float" office:value="0.1046">
                <text:p>0.1046</text:p>
              </table:table-cell>
              <table:table-cell office:value-type="float" office:value="0.1338">
                <text:p>0.1338</text:p>
              </table:table-cell>
              <table:table-cell office:value-type="float" office:value="0.1662">
                <text:p>0.1662</text:p>
              </table:table-cell>
              <table:table-cell office:value-type="float" office:value="0.201">
                <text:p>0.201</text:p>
              </table:table-cell>
              <table:table-cell office:value-type="float" office:value="0.2369">
                <text:p>0.2369</text:p>
              </table:table-cell>
              <table:table-cell office:value-type="float" office:value="0.2817">
                <text:p>0.2817</text:p>
              </table:table-cell>
              <table:table-cell office:value-type="float" office:value="0.3285">
                <text:p>0.3285</text:p>
              </table:table-cell>
              <table:table-cell office:value-type="float" office:value="0.3707">
                <text:p>0.3707</text:p>
              </table:table-cell>
              <table:table-cell office:value-type="float" office:value="0.4115">
                <text:p>0.4115</text:p>
              </table:table-cell>
              <table:table-cell office:value-type="float" office:value="0.4537">
                <text:p>0.4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-0.0187">
                <text:p>-0.0187</text:p>
              </table:table-cell>
              <table:table-cell office:value-type="float" office:value="0.0084">
                <text:p>0.0084</text:p>
              </table:table-cell>
              <table:table-cell office:value-type="float" office:value="0.0348">
                <text:p>0.0348</text:p>
              </table:table-cell>
              <table:table-cell office:value-type="float" office:value="0.064">
                <text:p>0.064</text:p>
              </table:table-cell>
              <table:table-cell office:value-type="float" office:value="0.0947">
                <text:p>0.0947</text:p>
              </table:table-cell>
              <table:table-cell office:value-type="float" office:value="0.1262">
                <text:p>0.1262</text:p>
              </table:table-cell>
              <table:table-cell office:value-type="float" office:value="0.1582">
                <text:p>0.1582</text:p>
              </table:table-cell>
              <table:table-cell office:value-type="float" office:value="0.1932">
                <text:p>0.1932</text:p>
              </table:table-cell>
              <table:table-cell office:value-type="float" office:value="0.2289">
                <text:p>0.2289</text:p>
              </table:table-cell>
              <table:table-cell office:value-type="float" office:value="0.2733">
                <text:p>0.2733</text:p>
              </table:table-cell>
              <table:table-cell office:value-type="float" office:value="0.3215">
                <text:p>0.3215</text:p>
              </table:table-cell>
              <table:table-cell office:value-type="float" office:value="0.3656">
                <text:p>0.3656</text:p>
              </table:table-cell>
              <table:table-cell office:value-type="float" office:value="0.4074">
                <text:p>0.4074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-0.0332">
                <text:p>-0.0332</text:p>
              </table:table-cell>
              <table:table-cell office:value-type="float" office:value="-0.0074">
                <text:p>-0.0074</text:p>
              </table:table-cell>
              <table:table-cell office:value-type="float" office:value="0.0175">
                <text:p>0.0175</text:p>
              </table:table-cell>
              <table:table-cell office:value-type="float" office:value="0.0474">
                <text:p>0.0474</text:p>
              </table:table-cell>
              <table:table-cell office:value-type="float" office:value="0.0816">
                <text:p>0.0816</text:p>
              </table:table-cell>
              <table:table-cell office:value-type="float" office:value="0.1157">
                <text:p>0.1157</text:p>
              </table:table-cell>
              <table:table-cell office:value-type="float" office:value="0.1493">
                <text:p>0.1493</text:p>
              </table:table-cell>
              <table:table-cell office:value-type="float" office:value="0.1847">
                <text:p>0.1847</text:p>
              </table:table-cell>
              <table:table-cell office:value-type="float" office:value="0.2209">
                <text:p>0.2209</text:p>
              </table:table-cell>
              <table:table-cell office:value-type="float" office:value="0.2643">
                <text:p>0.2643</text:p>
              </table:table-cell>
              <table:table-cell office:value-type="float" office:value="0.3141">
                <text:p>0.3141</text:p>
              </table:table-cell>
              <table:table-cell office:value-type="float" office:value="0.3591">
                <text:p>0.3591</text:p>
              </table:table-cell>
              <table:table-cell office:value-type="float" office:value="0.4024">
                <text:p>0.4024</text:p>
              </table:table-cell>
              <table:table-cell office:value-type="float" office:value="0.4463">
                <text:p>0.4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-0.0476">
                <text:p>-0.0476</text:p>
              </table:table-cell>
              <table:table-cell office:value-type="float" office:value="-0.0232">
                <text:p>-0.0232</text:p>
              </table:table-cell>
              <table:table-cell office:value-type="float" office:value="-0.001">
                <text:p>-0.001</text:p>
              </table:table-cell>
              <table:table-cell office:value-type="float" office:value="0.0275">
                <text:p>0.0275</text:p>
              </table:table-cell>
              <table:table-cell office:value-type="float" office:value="0.0655">
                <text:p>0.0655</text:p>
              </table:table-cell>
              <table:table-cell office:value-type="float" office:value="0.1017">
                <text:p>0.1017</text:p>
              </table:table-cell>
              <table:table-cell office:value-type="float" office:value="0.1379">
                <text:p>0.1379</text:p>
              </table:table-cell>
              <table:table-cell office:value-type="float" office:value="0.1757">
                <text:p>0.1757</text:p>
              </table:table-cell>
              <table:table-cell office:value-type="float" office:value="0.212">
                <text:p>0.212</text:p>
              </table:table-cell>
              <table:table-cell office:value-type="float" office:value="0.2553">
                <text:p>0.2553</text:p>
              </table:table-cell>
              <table:table-cell office:value-type="float" office:value="0.3051">
                <text:p>0.3051</text:p>
              </table:table-cell>
              <table:table-cell office:value-type="float" office:value="0.3525">
                <text:p>0.3525</text:p>
              </table:table-cell>
              <table:table-cell office:value-type="float" office:value="0.3975">
                <text:p>0.3975</text:p>
              </table:table-cell>
              <table:table-cell office:value-type="float" office:value="0.4418">
                <text:p>0.4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-0.0621">
                <text:p>-0.0621</text:p>
              </table:table-cell>
              <table:table-cell office:value-type="float" office:value="-0.039">
                <text:p>-0.039</text:p>
              </table:table-cell>
              <table:table-cell office:value-type="float" office:value="-0.0195">
                <text:p>-0.0195</text:p>
              </table:table-cell>
              <table:table-cell office:value-type="float" office:value="0.0046">
                <text:p>0.0046</text:p>
              </table:table-cell>
              <table:table-cell office:value-type="float" office:value="0.0431">
                <text:p>0.0431</text:p>
              </table:table-cell>
              <table:table-cell office:value-type="float" office:value="0.0834">
                <text:p>0.0834</text:p>
              </table:table-cell>
              <table:table-cell office:value-type="float" office:value="0.1229">
                <text:p>0.1229</text:p>
              </table:table-cell>
              <table:table-cell office:value-type="float" office:value="0.1641">
                <text:p>0.1641</text:p>
              </table:table-cell>
              <table:table-cell office:value-type="float" office:value="0.2023">
                <text:p>0.2023</text:p>
              </table:table-cell>
              <table:table-cell office:value-type="float" office:value="0.2463">
                <text:p>0.2463</text:p>
              </table:table-cell>
              <table:table-cell office:value-type="float" office:value="0.2961">
                <text:p>0.2961</text:p>
              </table:table-cell>
              <table:table-cell office:value-type="float" office:value="0.3446">
                <text:p>0.3446</text:p>
              </table:table-cell>
              <table:table-cell office:value-type="float" office:value="0.3918">
                <text:p>0.3918</text:p>
              </table:table-cell>
              <table:table-cell office:value-type="float" office:value="0.4362">
                <text:p>0.4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-0.0766">
                <text:p>-0.0766</text:p>
              </table:table-cell>
              <table:table-cell office:value-type="float" office:value="-0.0548">
                <text:p>-0.0548</text:p>
              </table:table-cell>
              <table:table-cell office:value-type="float" office:value="-0.038">
                <text:p>-0.038</text:p>
              </table:table-cell>
              <table:table-cell office:value-type="float" office:value="-0.0183">
                <text:p>-0.0183</text:p>
              </table:table-cell>
              <table:table-cell office:value-type="float" office:value="0.0149">
                <text:p>0.0149</text:p>
              </table:table-cell>
              <table:table-cell office:value-type="float" office:value="0.0609">
                <text:p>0.0609</text:p>
              </table:table-cell>
              <table:table-cell office:value-type="float" office:value="0.1049">
                <text:p>0.1049</text:p>
              </table:table-cell>
              <table:table-cell office:value-type="float" office:value="0.1503">
                <text:p>0.1503</text:p>
              </table:table-cell>
              <table:table-cell office:value-type="float" office:value="0.1911">
                <text:p>0.1911</text:p>
              </table:table-cell>
              <table:table-cell office:value-type="float" office:value="0.2369">
                <text:p>0.2369</text:p>
              </table:table-cell>
              <table:table-cell office:value-type="float" office:value="0.2871">
                <text:p>0.2871</text:p>
              </table:table-cell>
              <table:table-cell office:value-type="float" office:value="0.3367">
                <text:p>0.3367</text:p>
              </table:table-cell>
              <table:table-cell office:value-type="float" office:value="0.3851">
                <text:p>0.3851</text:p>
              </table:table-cell>
              <table:table-cell office:value-type="float" office:value="0.4306">
                <text:p>0.4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-0.091">
                <text:p>-0.091</text:p>
              </table:table-cell>
              <table:table-cell office:value-type="float" office:value="-0.0706">
                <text:p>-0.0706</text:p>
              </table:table-cell>
              <table:table-cell office:value-type="float" office:value="-0.0565">
                <text:p>-0.0565</text:p>
              </table:table-cell>
              <table:table-cell office:value-type="float" office:value="-0.0412">
                <text:p>-0.0412</text:p>
              </table:table-cell>
              <table:table-cell office:value-type="float" office:value="-0.0133">
                <text:p>-0.0133</text:p>
              </table:table-cell>
              <table:table-cell office:value-type="float" office:value="0.0336">
                <text:p>0.0336</text:p>
              </table:table-cell>
              <table:table-cell office:value-type="float" office:value="0.0813">
                <text:p>0.0813</text:p>
              </table:table-cell>
              <table:table-cell office:value-type="float" office:value="0.1341">
                <text:p>0.1341</text:p>
              </table:table-cell>
              <table:table-cell office:value-type="float" office:value="0.1788">
                <text:p>0.1788</text:p>
              </table:table-cell>
              <table:table-cell office:value-type="float" office:value="0.2252">
                <text:p>0.2252</text:p>
              </table:table-cell>
              <table:table-cell office:value-type="float" office:value="0.2772">
                <text:p>0.2772</text:p>
              </table:table-cell>
              <table:table-cell office:value-type="float" office:value="0.3283">
                <text:p>0.3283</text:p>
              </table:table-cell>
              <table:table-cell office:value-type="float" office:value="0.3777">
                <text:p>0.3777</text:p>
              </table:table-cell>
              <table:table-cell office:value-type="float" office:value="0.4248">
                <text:p>0.4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-0.1055">
                <text:p>-0.1055</text:p>
              </table:table-cell>
              <table:table-cell office:value-type="float" office:value="-0.0863">
                <text:p>-0.0863</text:p>
              </table:table-cell>
              <table:table-cell office:value-type="float" office:value="-0.075">
                <text:p>-0.075</text:p>
              </table:table-cell>
              <table:table-cell office:value-type="float" office:value="-0.0641">
                <text:p>-0.0641</text:p>
              </table:table-cell>
              <table:table-cell office:value-type="float" office:value="-0.0416">
                <text:p>-0.0416</text:p>
              </table:table-cell>
              <table:table-cell office:value-type="float" office:value="0.0006">
                <text:p>0.0006</text:p>
              </table:table-cell>
              <table:table-cell office:value-type="float" office:value="0.052">
                <text:p>0.052</text:p>
              </table:table-cell>
              <table:table-cell office:value-type="float" office:value="0.11">
                <text:p>0.11</text:p>
              </table:table-cell>
              <table:table-cell office:value-type="float" office:value="0.1616">
                <text:p>0.1616</text:p>
              </table:table-cell>
              <table:table-cell office:value-type="float" office:value="0.2128">
                <text:p>0.2128</text:p>
              </table:table-cell>
              <table:table-cell office:value-type="float" office:value="0.2662">
                <text:p>0.2662</text:p>
              </table:table-cell>
              <table:table-cell office:value-type="float" office:value="0.3196">
                <text:p>0.3196</text:p>
              </table:table-cell>
              <table:table-cell office:value-type="float" office:value="0.3701">
                <text:p>0.3701</text:p>
              </table:table-cell>
              <table:table-cell office:value-type="float" office:value="0.4187">
                <text:p>0.4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-0.12">
                <text:p>-0.12</text:p>
              </table:table-cell>
              <table:table-cell office:value-type="float" office:value="-0.1021">
                <text:p>-0.1021</text:p>
              </table:table-cell>
              <table:table-cell office:value-type="float" office:value="-0.0935">
                <text:p>-0.0935</text:p>
              </table:table-cell>
              <table:table-cell office:value-type="float" office:value="-0.087">
                <text:p>-0.087</text:p>
              </table:table-cell>
              <table:table-cell office:value-type="float" office:value="-0.0698">
                <text:p>-0.0698</text:p>
              </table:table-cell>
              <table:table-cell office:value-type="float" office:value="-0.0325">
                <text:p>-0.0325</text:p>
              </table:table-cell>
              <table:table-cell office:value-type="float" office:value="0.0199">
                <text:p>0.0199</text:p>
              </table:table-cell>
              <table:table-cell office:value-type="float" office:value="0.082">
                <text:p>0.082</text:p>
              </table:table-cell>
              <table:table-cell office:value-type="float" office:value="0.139">
                <text:p>0.139</text:p>
              </table:table-cell>
              <table:table-cell office:value-type="float" office:value="0.1967">
                <text:p>0.1967</text:p>
              </table:table-cell>
              <table:table-cell office:value-type="float" office:value="0.2542">
                <text:p>0.2542</text:p>
              </table:table-cell>
              <table:table-cell office:value-type="float" office:value="0.3097">
                <text:p>0.3097</text:p>
              </table:table-cell>
              <table:table-cell office:value-type="float" office:value="0.3623">
                <text:p>0.3623</text:p>
              </table:table-cell>
              <table:table-cell office:value-type="float" office:value="0.4121">
                <text:p>0.4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-0.1345">
                <text:p>-0.1345</text:p>
              </table:table-cell>
              <table:table-cell office:value-type="float" office:value="-0.1179">
                <text:p>-0.1179</text:p>
              </table:table-cell>
              <table:table-cell office:value-type="float" office:value="-0.112">
                <text:p>-0.112</text:p>
              </table:table-cell>
              <table:table-cell office:value-type="float" office:value="-0.1099">
                <text:p>-0.1099</text:p>
              </table:table-cell>
              <table:table-cell office:value-type="float" office:value="-0.098">
                <text:p>-0.098</text:p>
              </table:table-cell>
              <table:table-cell office:value-type="float" office:value="-0.0655">
                <text:p>-0.0655</text:p>
              </table:table-cell>
              <table:table-cell office:value-type="float" office:value="-0.0149">
                <text:p>-0.0149</text:p>
              </table:table-cell>
              <table:table-cell office:value-type="float" office:value="0.0489">
                <text:p>0.0489</text:p>
              </table:table-cell>
              <table:table-cell office:value-type="float" office:value="0.1117">
                <text:p>0.1117</text:p>
              </table:table-cell>
              <table:table-cell office:value-type="float" office:value="0.1749">
                <text:p>0.1749</text:p>
              </table:table-cell>
              <table:table-cell office:value-type="float" office:value="0.2392">
                <text:p>0.2392</text:p>
              </table:table-cell>
              <table:table-cell office:value-type="float" office:value="0.3023">
                <text:p>0.3023</text:p>
              </table:table-cell>
              <table:table-cell office:value-type="float" office:value="0.3566">
                <text:p>0.3566</text:p>
              </table:table-cell>
              <table:table-cell office:value-type="float" office:value="0.4063">
                <text:p>0.4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-0.1489">
                <text:p>-0.1489</text:p>
              </table:table-cell>
              <table:table-cell office:value-type="float" office:value="-0.1337">
                <text:p>-0.1337</text:p>
              </table:table-cell>
              <table:table-cell office:value-type="float" office:value="-0.1305">
                <text:p>-0.1305</text:p>
              </table:table-cell>
              <table:table-cell office:value-type="float" office:value="-0.1328">
                <text:p>-0.1328</text:p>
              </table:table-cell>
              <table:table-cell office:value-type="float" office:value="-0.1263">
                <text:p>-0.1263</text:p>
              </table:table-cell>
              <table:table-cell office:value-type="float" office:value="-0.0985">
                <text:p>-0.0985</text:p>
              </table:table-cell>
              <table:table-cell office:value-type="float" office:value="-0.0497">
                <text:p>-0.0497</text:p>
              </table:table-cell>
              <table:table-cell office:value-type="float" office:value="0.0111">
                <text:p>0.0111</text:p>
              </table:table-cell>
              <table:table-cell office:value-type="float" office:value="0.0797">
                <text:p>0.0797</text:p>
              </table:table-cell>
              <table:table-cell office:value-type="float" office:value="0.1491">
                <text:p>0.1491</text:p>
              </table:table-cell>
              <table:table-cell office:value-type="float" office:value="0.2204">
                <text:p>0.2204</text:p>
              </table:table-cell>
              <table:table-cell office:value-type="float" office:value="0.2918">
                <text:p>0.2918</text:p>
              </table:table-cell>
              <table:table-cell office:value-type="float" office:value="0.352">
                <text:p>0.352</text:p>
              </table:table-cell>
              <table:table-cell office:value-type="float" office:value="0.4028">
                <text:p>0.4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-0.1634">
                <text:p>-0.1634</text:p>
              </table:table-cell>
              <table:table-cell office:value-type="float" office:value="-0.1495">
                <text:p>-0.1495</text:p>
              </table:table-cell>
              <table:table-cell office:value-type="float" office:value="-0.149">
                <text:p>-0.149</text:p>
              </table:table-cell>
              <table:table-cell office:value-type="float" office:value="-0.1557">
                <text:p>-0.1557</text:p>
              </table:table-cell>
              <table:table-cell office:value-type="float" office:value="-0.1545">
                <text:p>-0.1545</text:p>
              </table:table-cell>
              <table:table-cell office:value-type="float" office:value="-0.1315">
                <text:p>-0.1315</text:p>
              </table:table-cell>
              <table:table-cell office:value-type="float" office:value="-0.0845">
                <text:p>-0.0845</text:p>
              </table:table-cell>
              <table:table-cell office:value-type="float" office:value="-0.0267">
                <text:p>-0.0267</text:p>
              </table:table-cell>
              <table:table-cell office:value-type="float" office:value="0.0417">
                <text:p>0.0417</text:p>
              </table:table-cell>
              <table:table-cell office:value-type="float" office:value="0.1181">
                <text:p>0.1181</text:p>
              </table:table-cell>
              <table:table-cell office:value-type="float" office:value="0.1974">
                <text:p>0.1974</text:p>
              </table:table-cell>
              <table:table-cell office:value-type="float" office:value="0.2754">
                <text:p>0.2754</text:p>
              </table:table-cell>
              <table:table-cell office:value-type="float" office:value="0.3453">
                <text:p>0.3453</text:p>
              </table:table-cell>
              <table:table-cell office:value-type="float" office:value="0.4006">
                <text:p>0.4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-0.1779">
                <text:p>-0.1779</text:p>
              </table:table-cell>
              <table:table-cell office:value-type="float" office:value="-0.1653">
                <text:p>-0.1653</text:p>
              </table:table-cell>
              <table:table-cell office:value-type="float" office:value="-0.1674">
                <text:p>-0.1674</text:p>
              </table:table-cell>
              <table:table-cell office:value-type="float" office:value="-0.1786">
                <text:p>-0.1786</text:p>
              </table:table-cell>
              <table:table-cell office:value-type="float" office:value="-0.1827">
                <text:p>-0.1827</text:p>
              </table:table-cell>
              <table:table-cell office:value-type="float" office:value="-0.1645">
                <text:p>-0.1645</text:p>
              </table:table-cell>
              <table:table-cell office:value-type="float" office:value="-0.1193">
                <text:p>-0.1193</text:p>
              </table:table-cell>
              <table:table-cell office:value-type="float" office:value="-0.0644">
                <text:p>-0.0644</text:p>
              </table:table-cell>
              <table:table-cell office:value-type="float" office:value="0.003">
                <text:p>0.003</text:p>
              </table:table-cell>
              <table:table-cell office:value-type="float" office:value="0.0835">
                <text:p>0.0835</text:p>
              </table:table-cell>
              <table:table-cell office:value-type="float" office:value="0.169">
                <text:p>0.169</text:p>
              </table:table-cell>
              <table:table-cell office:value-type="float" office:value="0.2556">
                <text:p>0.2556</text:p>
              </table:table-cell>
              <table:table-cell office:value-type="float" office:value="0.3349">
                <text:p>0.3349</text:p>
              </table:table-cell>
              <table:table-cell office:value-type="float" office:value="0.3961">
                <text:p>0.3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-0.1923">
                <text:p>-0.1923</text:p>
              </table:table-cell>
              <table:table-cell office:value-type="float" office:value="-0.181">
                <text:p>-0.181</text:p>
              </table:table-cell>
              <table:table-cell office:value-type="float" office:value="-0.1859">
                <text:p>-0.1859</text:p>
              </table:table-cell>
              <table:table-cell office:value-type="float" office:value="-0.2015">
                <text:p>-0.2015</text:p>
              </table:table-cell>
              <table:table-cell office:value-type="float" office:value="-0.2109">
                <text:p>-0.2109</text:p>
              </table:table-cell>
              <table:table-cell office:value-type="float" office:value="-0.1976">
                <text:p>-0.1976</text:p>
              </table:table-cell>
              <table:table-cell office:value-type="float" office:value="-0.1541">
                <text:p>-0.1541</text:p>
              </table:table-cell>
              <table:table-cell office:value-type="float" office:value="-0.1022">
                <text:p>-0.1022</text:p>
              </table:table-cell>
              <table:table-cell office:value-type="float" office:value="-0.0357">
                <text:p>-0.0357</text:p>
              </table:table-cell>
              <table:table-cell office:value-type="float" office:value="0.0456">
                <text:p>0.0456</text:p>
              </table:table-cell>
              <table:table-cell office:value-type="float" office:value="0.1394">
                <text:p>0.1394</text:p>
              </table:table-cell>
              <table:table-cell office:value-type="float" office:value="0.232">
                <text:p>0.232</text:p>
              </table:table-cell>
              <table:table-cell office:value-type="float" office:value="0.3203">
                <text:p>0.3203</text:p>
              </table:table-cell>
              <table:table-cell office:value-type="float" office:value="0.3888">
                <text:p>0.3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0.2068">
                <text:p>-0.2068</text:p>
              </table:table-cell>
              <table:table-cell office:value-type="float" office:value="-0.1968">
                <text:p>-0.1968</text:p>
              </table:table-cell>
              <table:table-cell office:value-type="float" office:value="-0.2044">
                <text:p>-0.2044</text:p>
              </table:table-cell>
              <table:table-cell office:value-type="float" office:value="-0.2244">
                <text:p>-0.2244</text:p>
              </table:table-cell>
              <table:table-cell office:value-type="float" office:value="-0.2392">
                <text:p>-0.2392</text:p>
              </table:table-cell>
              <table:table-cell office:value-type="float" office:value="-0.2306">
                <text:p>-0.2306</text:p>
              </table:table-cell>
              <table:table-cell office:value-type="float" office:value="-0.1889">
                <text:p>-0.1889</text:p>
              </table:table-cell>
              <table:table-cell office:value-type="float" office:value="-0.1399">
                <text:p>-0.1399</text:p>
              </table:table-cell>
              <table:table-cell office:value-type="float" office:value="-0.0745">
                <text:p>-0.0745</text:p>
              </table:table-cell>
              <table:table-cell office:value-type="float" office:value="0.0078">
                <text:p>0.0078</text:p>
              </table:table-cell>
              <table:table-cell office:value-type="float" office:value="0.1045">
                <text:p>0.1045</text:p>
              </table:table-cell>
              <table:table-cell office:value-type="float" office:value="0.2035">
                <text:p>0.2035</text:p>
              </table:table-cell>
              <table:table-cell office:value-type="float" office:value="0.3017">
                <text:p>0.3017</text:p>
              </table:table-cell>
              <table:table-cell office:value-type="float" office:value="0.379">
                <text:p>0.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-0.2213">
                <text:p>-0.2213</text:p>
              </table:table-cell>
              <table:table-cell office:value-type="float" office:value="-0.2126">
                <text:p>-0.2126</text:p>
              </table:table-cell>
              <table:table-cell office:value-type="float" office:value="-0.2229">
                <text:p>-0.2229</text:p>
              </table:table-cell>
              <table:table-cell office:value-type="float" office:value="-0.2473">
                <text:p>-0.2473</text:p>
              </table:table-cell>
              <table:table-cell office:value-type="float" office:value="-0.2674">
                <text:p>-0.2674</text:p>
              </table:table-cell>
              <table:table-cell office:value-type="float" office:value="-0.2636">
                <text:p>-0.2636</text:p>
              </table:table-cell>
              <table:table-cell office:value-type="float" office:value="-0.2236">
                <text:p>-0.2236</text:p>
              </table:table-cell>
              <table:table-cell office:value-type="float" office:value="-0.1777">
                <text:p>-0.1777</text:p>
              </table:table-cell>
              <table:table-cell office:value-type="float" office:value="-0.1132">
                <text:p>-0.1132</text:p>
              </table:table-cell>
              <table:table-cell office:value-type="float" office:value="-0.0301">
                <text:p>-0.0301</text:p>
              </table:table-cell>
              <table:table-cell office:value-type="float" office:value="0.065">
                <text:p>0.065</text:p>
              </table:table-cell>
              <table:table-cell office:value-type="float" office:value="0.1708">
                <text:p>0.1708</text:p>
              </table:table-cell>
              <table:table-cell office:value-type="float" office:value="0.2808">
                <text:p>0.2808</text:p>
              </table:table-cell>
              <table:table-cell office:value-type="float" office:value="0.3641">
                <text:p>0.3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-0.2357">
                <text:p>-0.2357</text:p>
              </table:table-cell>
              <table:table-cell office:value-type="float" office:value="-0.2284">
                <text:p>-0.2284</text:p>
              </table:table-cell>
              <table:table-cell office:value-type="float" office:value="-0.2414">
                <text:p>-0.2414</text:p>
              </table:table-cell>
              <table:table-cell office:value-type="float" office:value="-0.2702">
                <text:p>-0.2702</text:p>
              </table:table-cell>
              <table:table-cell office:value-type="float" office:value="-0.2956">
                <text:p>-0.2956</text:p>
              </table:table-cell>
              <table:table-cell office:value-type="float" office:value="-0.2966">
                <text:p>-0.2966</text:p>
              </table:table-cell>
              <table:table-cell office:value-type="float" office:value="-0.2584">
                <text:p>-0.2584</text:p>
              </table:table-cell>
              <table:table-cell office:value-type="float" office:value="-0.2154">
                <text:p>-0.2154</text:p>
              </table:table-cell>
              <table:table-cell office:value-type="float" office:value="-0.1519">
                <text:p>-0.1519</text:p>
              </table:table-cell>
              <table:table-cell office:value-type="float" office:value="-0.0679">
                <text:p>-0.0679</text:p>
              </table:table-cell>
              <table:table-cell office:value-type="float" office:value="0.0223">
                <text:p>0.0223</text:p>
              </table:table-cell>
              <table:table-cell office:value-type="float" office:value="0.1351">
                <text:p>0.1351</text:p>
              </table:table-cell>
              <table:table-cell office:value-type="float" office:value="0.2526">
                <text:p>0.2526</text:p>
              </table:table-cell>
              <table:table-cell office:value-type="float" office:value="0.3464">
                <text:p>0.3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-0.2502">
                <text:p>-0.2502</text:p>
              </table:table-cell>
              <table:table-cell office:value-type="float" office:value="-0.2442">
                <text:p>-0.2442</text:p>
              </table:table-cell>
              <table:table-cell office:value-type="float" office:value="-0.2599">
                <text:p>-0.2599</text:p>
              </table:table-cell>
              <table:table-cell office:value-type="float" office:value="-0.2931">
                <text:p>-0.2931</text:p>
              </table:table-cell>
              <table:table-cell office:value-type="float" office:value="-0.3239">
                <text:p>-0.3239</text:p>
              </table:table-cell>
              <table:table-cell office:value-type="float" office:value="-0.3296">
                <text:p>-0.3296</text:p>
              </table:table-cell>
              <table:table-cell office:value-type="float" office:value="-0.2932">
                <text:p>-0.2932</text:p>
              </table:table-cell>
              <table:table-cell office:value-type="float" office:value="-0.2532">
                <text:p>-0.2532</text:p>
              </table:table-cell>
              <table:table-cell office:value-type="float" office:value="-0.1906">
                <text:p>-0.1906</text:p>
              </table:table-cell>
              <table:table-cell office:value-type="float" office:value="-0.1057">
                <text:p>-0.1057</text:p>
              </table:table-cell>
              <table:table-cell office:value-type="float" office:value="-0.0203">
                <text:p>-0.0203</text:p>
              </table:table-cell>
              <table:table-cell office:value-type="float" office:value="0.0949">
                <text:p>0.0949</text:p>
              </table:table-cell>
              <table:table-cell office:value-type="float" office:value="0.2205">
                <text:p>0.2205</text:p>
              </table:table-cell>
              <table:table-cell office:value-type="float" office:value="0.3269">
                <text:p>0.3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-0.2647">
                <text:p>-0.2647</text:p>
              </table:table-cell>
              <table:table-cell office:value-type="float" office:value="-0.2599">
                <text:p>-0.2599</text:p>
              </table:table-cell>
              <table:table-cell office:value-type="float" office:value="-0.2784">
                <text:p>-0.2784</text:p>
              </table:table-cell>
              <table:table-cell office:value-type="float" office:value="-0.316">
                <text:p>-0.316</text:p>
              </table:table-cell>
              <table:table-cell office:value-type="float" office:value="-0.3521">
                <text:p>-0.3521</text:p>
              </table:table-cell>
              <table:table-cell office:value-type="float" office:value="-0.3627">
                <text:p>-0.3627</text:p>
              </table:table-cell>
              <table:table-cell office:value-type="float" office:value="-0.328">
                <text:p>-0.328</text:p>
              </table:table-cell>
              <table:table-cell office:value-type="float" office:value="-0.2909">
                <text:p>-0.2909</text:p>
              </table:table-cell>
              <table:table-cell office:value-type="float" office:value="-0.2294">
                <text:p>-0.2294</text:p>
              </table:table-cell>
              <table:table-cell office:value-type="float" office:value="-0.1436">
                <text:p>-0.1436</text:p>
              </table:table-cell>
              <table:table-cell office:value-type="float" office:value="-0.063">
                <text:p>-0.063</text:p>
              </table:table-cell>
              <table:table-cell office:value-type="float" office:value="0.0493">
                <text:p>0.0493</text:p>
              </table:table-cell>
              <table:table-cell office:value-type="float" office:value="0.1854">
                <text:p>0.1854</text:p>
              </table:table-cell>
              <table:table-cell office:value-type="float" office:value="0.303">
                <text:p>0.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-0.2792">
                <text:p>-0.2792</text:p>
              </table:table-cell>
              <table:table-cell office:value-type="float" office:value="-0.2757">
                <text:p>-0.2757</text:p>
              </table:table-cell>
              <table:table-cell office:value-type="float" office:value="-0.2969">
                <text:p>-0.2969</text:p>
              </table:table-cell>
              <table:table-cell office:value-type="float" office:value="-0.3389">
                <text:p>-0.3389</text:p>
              </table:table-cell>
              <table:table-cell office:value-type="float" office:value="-0.3803">
                <text:p>-0.3803</text:p>
              </table:table-cell>
              <table:table-cell office:value-type="float" office:value="-0.3957">
                <text:p>-0.3957</text:p>
              </table:table-cell>
              <table:table-cell office:value-type="float" office:value="-0.3628">
                <text:p>-0.3628</text:p>
              </table:table-cell>
              <table:table-cell office:value-type="float" office:value="-0.3287">
                <text:p>-0.3287</text:p>
              </table:table-cell>
              <table:table-cell office:value-type="float" office:value="-0.2681">
                <text:p>-0.2681</text:p>
              </table:table-cell>
              <table:table-cell office:value-type="float" office:value="-0.1814">
                <text:p>-0.1814</text:p>
              </table:table-cell>
              <table:table-cell office:value-type="float" office:value="-0.1057">
                <text:p>-0.1057</text:p>
              </table:table-cell>
              <table:table-cell office:value-type="float" office:value="-0.0003">
                <text:p>-0.0003</text:p>
              </table:table-cell>
              <table:table-cell office:value-type="float" office:value="0.1404">
                <text:p>0.1404</text:p>
              </table:table-cell>
              <table:table-cell office:value-type="float" office:value="0.2738">
                <text:p>0.2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-0.2936">
                <text:p>-0.2936</text:p>
              </table:table-cell>
              <table:table-cell office:value-type="float" office:value="-0.2915">
                <text:p>-0.2915</text:p>
              </table:table-cell>
              <table:table-cell office:value-type="float" office:value="-0.3154">
                <text:p>-0.3154</text:p>
              </table:table-cell>
              <table:table-cell office:value-type="float" office:value="-0.3618">
                <text:p>-0.3618</text:p>
              </table:table-cell>
              <table:table-cell office:value-type="float" office:value="-0.4085">
                <text:p>-0.4085</text:p>
              </table:table-cell>
              <table:table-cell office:value-type="float" office:value="-0.4287">
                <text:p>-0.4287</text:p>
              </table:table-cell>
              <table:table-cell office:value-type="float" office:value="-0.3976">
                <text:p>-0.3976</text:p>
              </table:table-cell>
              <table:table-cell office:value-type="float" office:value="-0.3664">
                <text:p>-0.3664</text:p>
              </table:table-cell>
              <table:table-cell office:value-type="float" office:value="-0.3068">
                <text:p>-0.3068</text:p>
              </table:table-cell>
              <table:table-cell office:value-type="float" office:value="-0.2193">
                <text:p>-0.2193</text:p>
              </table:table-cell>
              <table:table-cell office:value-type="float" office:value="-0.1483">
                <text:p>-0.1483</text:p>
              </table:table-cell>
              <table:table-cell office:value-type="float" office:value="-0.0499">
                <text:p>-0.0499</text:p>
              </table:table-cell>
              <table:table-cell office:value-type="float" office:value="0.0923">
                <text:p>0.0923</text:p>
              </table:table-cell>
              <table:table-cell office:value-type="float" office:value="0.2387">
                <text:p>0.2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-0.3081">
                <text:p>-0.3081</text:p>
              </table:table-cell>
              <table:table-cell office:value-type="float" office:value="-0.3073">
                <text:p>-0.3073</text:p>
              </table:table-cell>
              <table:table-cell office:value-type="float" office:value="-0.3339">
                <text:p>-0.3339</text:p>
              </table:table-cell>
              <table:table-cell office:value-type="float" office:value="-0.3847">
                <text:p>-0.3847</text:p>
              </table:table-cell>
              <table:table-cell office:value-type="float" office:value="-0.4368">
                <text:p>-0.4368</text:p>
              </table:table-cell>
              <table:table-cell office:value-type="float" office:value="-0.4617">
                <text:p>-0.4617</text:p>
              </table:table-cell>
              <table:table-cell office:value-type="float" office:value="-0.4324">
                <text:p>-0.4324</text:p>
              </table:table-cell>
              <table:table-cell office:value-type="float" office:value="-0.4042">
                <text:p>-0.4042</text:p>
              </table:table-cell>
              <table:table-cell office:value-type="float" office:value="-0.3456">
                <text:p>-0.3456</text:p>
              </table:table-cell>
              <table:table-cell office:value-type="float" office:value="-0.2571">
                <text:p>-0.2571</text:p>
              </table:table-cell>
              <table:table-cell office:value-type="float" office:value="-0.191">
                <text:p>-0.191</text:p>
              </table:table-cell>
              <table:table-cell office:value-type="float" office:value="-0.0995">
                <text:p>-0.0995</text:p>
              </table:table-cell>
              <table:table-cell office:value-type="float" office:value="0.04">
                <text:p>0.04</text:p>
              </table:table-cell>
              <table:table-cell office:value-type="float" office:value="0.2004">
                <text:p>0.2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-0.3226">
                <text:p>-0.3226</text:p>
              </table:table-cell>
              <table:table-cell office:value-type="float" office:value="-0.3231">
                <text:p>-0.3231</text:p>
              </table:table-cell>
              <table:table-cell office:value-type="float" office:value="-0.3524">
                <text:p>-0.3524</text:p>
              </table:table-cell>
              <table:table-cell office:value-type="float" office:value="-0.4076">
                <text:p>-0.4076</text:p>
              </table:table-cell>
              <table:table-cell office:value-type="float" office:value="-0.465">
                <text:p>-0.465</text:p>
              </table:table-cell>
              <table:table-cell office:value-type="float" office:value="-0.4947">
                <text:p>-0.4947</text:p>
              </table:table-cell>
              <table:table-cell office:value-type="float" office:value="-0.4672">
                <text:p>-0.4672</text:p>
              </table:table-cell>
              <table:table-cell office:value-type="float" office:value="-0.4419">
                <text:p>-0.4419</text:p>
              </table:table-cell>
              <table:table-cell office:value-type="float" office:value="-0.3843">
                <text:p>-0.3843</text:p>
              </table:table-cell>
              <table:table-cell office:value-type="float" office:value="-0.2949">
                <text:p>-0.2949</text:p>
              </table:table-cell>
              <table:table-cell office:value-type="float" office:value="-0.2337">
                <text:p>-0.2337</text:p>
              </table:table-cell>
              <table:table-cell office:value-type="float" office:value="-0.1491">
                <text:p>-0.1491</text:p>
              </table:table-cell>
              <table:table-cell office:value-type="float" office:value="-0.0128">
                <text:p>-0.0128</text:p>
              </table:table-cell>
              <table:table-cell office:value-type="float" office:value="0.1549">
                <text:p>0.1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-0.337">
                <text:p>-0.337</text:p>
              </table:table-cell>
              <table:table-cell office:value-type="float" office:value="-0.3389">
                <text:p>-0.3389</text:p>
              </table:table-cell>
              <table:table-cell office:value-type="float" office:value="-0.3709">
                <text:p>-0.3709</text:p>
              </table:table-cell>
              <table:table-cell office:value-type="float" office:value="-0.4305">
                <text:p>-0.4305</text:p>
              </table:table-cell>
              <table:table-cell office:value-type="float" office:value="-0.4932">
                <text:p>-0.4932</text:p>
              </table:table-cell>
              <table:table-cell office:value-type="float" office:value="-0.5278">
                <text:p>-0.5278</text:p>
              </table:table-cell>
              <table:table-cell office:value-type="float" office:value="-0.5019">
                <text:p>-0.5019</text:p>
              </table:table-cell>
              <table:table-cell office:value-type="float" office:value="-0.4797">
                <text:p>-0.4797</text:p>
              </table:table-cell>
              <table:table-cell office:value-type="float" office:value="-0.423">
                <text:p>-0.423</text:p>
              </table:table-cell>
              <table:table-cell office:value-type="float" office:value="-0.3328">
                <text:p>-0.3328</text:p>
              </table:table-cell>
              <table:table-cell office:value-type="float" office:value="-0.2763">
                <text:p>-0.2763</text:p>
              </table:table-cell>
              <table:table-cell office:value-type="float" office:value="-0.1986">
                <text:p>-0.1986</text:p>
              </table:table-cell>
              <table:table-cell office:value-type="float" office:value="-0.0655">
                <text:p>-0.0655</text:p>
              </table:table-cell>
              <table:table-cell office:value-type="float" office:value="0.1054">
                <text:p>0.1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3515">
                <text:p>-0.3515</text:p>
              </table:table-cell>
              <table:table-cell office:value-type="float" office:value="-0.3546">
                <text:p>-0.3546</text:p>
              </table:table-cell>
              <table:table-cell office:value-type="float" office:value="-0.3894">
                <text:p>-0.3894</text:p>
              </table:table-cell>
              <table:table-cell office:value-type="float" office:value="-0.4534">
                <text:p>-0.4534</text:p>
              </table:table-cell>
              <table:table-cell office:value-type="float" office:value="-0.5215">
                <text:p>-0.5215</text:p>
              </table:table-cell>
              <table:table-cell office:value-type="float" office:value="-0.5608">
                <text:p>-0.5608</text:p>
              </table:table-cell>
              <table:table-cell office:value-type="float" office:value="-0.5367">
                <text:p>-0.5367</text:p>
              </table:table-cell>
              <table:table-cell office:value-type="float" office:value="-0.5174">
                <text:p>-0.5174</text:p>
              </table:table-cell>
              <table:table-cell office:value-type="float" office:value="-0.4617">
                <text:p>-0.4617</text:p>
              </table:table-cell>
              <table:table-cell office:value-type="float" office:value="-0.3706">
                <text:p>-0.3706</text:p>
              </table:table-cell>
              <table:table-cell office:value-type="float" office:value="-0.319">
                <text:p>-0.319</text:p>
              </table:table-cell>
              <table:table-cell office:value-type="float" office:value="-0.2482">
                <text:p>-0.2482</text:p>
              </table:table-cell>
              <table:table-cell office:value-type="float" office:value="-0.1182">
                <text:p>-0.1182</text:p>
              </table:table-cell>
              <table:table-cell office:value-type="float" office:value="0.0516">
                <text:p>0.051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bow-tie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circle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star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x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plus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asterisk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34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35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36" style:family="chart" style:data-style-name="N0">
      <style:chart-properties chart:symbol-type="named-symbol" chart:symbol-name="squar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37" style:family="chart">
      <style:graphic-properties draw:stroke="solid" svg:stroke-color="#b3b3b3" draw:fill="none" draw:fill-color="#e6e6e6"/>
    </style:style>
    <style:style style:name="ch3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7cm" svg:y="0.466cm" style:legend-expansion="high" chart:style-name="ch2"/>
        <chart:plot-area chart:style-name="ch3" table:cell-range-address="'Pivot Table_Sheet2_1'.A4:'Pivot Table_Sheet2_1'.AF18" chart:data-source-has-labels="both" svg:x="0.77cm" svg:y="0.855cm" svg:width="11.16cm" svg:height="7.545cm">
          <chartooo:coordinate-region svg:x="1.603cm" svg:y="1.054cm" svg:width="9.624cm" svg:height="7.147cm"/>
          <chart:axis chart:dimension="x" chart:name="primary-x" chart:style-name="ch4" chartooo:axis-type="auto">
            <chartooo:date-scale/>
            <chart:categories table:cell-range-address="'Pivot Table_Sheet2_1'.A5:'Pivot Table_Sheet2_1'.A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ivot Table_Sheet2_1'.B5:'Pivot Table_Sheet2_1'.B18" chart:label-cell-address="'Pivot Table_Sheet2_1'.B4:'Pivot Table_Sheet2_1'.B4" chart:class="chart:line">
            <chart:data-point chart:repeated="14"/>
          </chart:series>
          <chart:series chart:style-name="ch7" chart:values-cell-range-address="'Pivot Table_Sheet2_1'.C5:'Pivot Table_Sheet2_1'.C18" chart:label-cell-address="'Pivot Table_Sheet2_1'.C4:'Pivot Table_Sheet2_1'.C4" chart:class="chart:line">
            <chart:data-point chart:repeated="14"/>
          </chart:series>
          <chart:series chart:style-name="ch8" chart:values-cell-range-address="'Pivot Table_Sheet2_1'.D5:'Pivot Table_Sheet2_1'.D18" chart:label-cell-address="'Pivot Table_Sheet2_1'.D4:'Pivot Table_Sheet2_1'.D4" chart:class="chart:line">
            <chart:data-point chart:repeated="14"/>
          </chart:series>
          <chart:series chart:style-name="ch9" chart:values-cell-range-address="'Pivot Table_Sheet2_1'.E5:'Pivot Table_Sheet2_1'.E18" chart:label-cell-address="'Pivot Table_Sheet2_1'.E4:'Pivot Table_Sheet2_1'.E4" chart:class="chart:line">
            <chart:data-point chart:repeated="14"/>
          </chart:series>
          <chart:series chart:style-name="ch10" chart:values-cell-range-address="'Pivot Table_Sheet2_1'.F5:'Pivot Table_Sheet2_1'.F18" chart:label-cell-address="'Pivot Table_Sheet2_1'.F4:'Pivot Table_Sheet2_1'.F4" chart:class="chart:line">
            <chart:data-point chart:repeated="14"/>
          </chart:series>
          <chart:series chart:style-name="ch11" chart:values-cell-range-address="'Pivot Table_Sheet2_1'.G5:'Pivot Table_Sheet2_1'.G18" chart:label-cell-address="'Pivot Table_Sheet2_1'.G4:'Pivot Table_Sheet2_1'.G4" chart:class="chart:line">
            <chart:data-point chart:repeated="14"/>
          </chart:series>
          <chart:series chart:style-name="ch12" chart:values-cell-range-address="'Pivot Table_Sheet2_1'.H5:'Pivot Table_Sheet2_1'.H18" chart:label-cell-address="'Pivot Table_Sheet2_1'.H4:'Pivot Table_Sheet2_1'.H4" chart:class="chart:line">
            <chart:data-point chart:repeated="14"/>
          </chart:series>
          <chart:series chart:style-name="ch13" chart:values-cell-range-address="'Pivot Table_Sheet2_1'.I5:'Pivot Table_Sheet2_1'.I18" chart:label-cell-address="'Pivot Table_Sheet2_1'.I4:'Pivot Table_Sheet2_1'.I4" chart:class="chart:line">
            <chart:data-point chart:repeated="14"/>
          </chart:series>
          <chart:series chart:style-name="ch14" chart:values-cell-range-address="'Pivot Table_Sheet2_1'.J5:'Pivot Table_Sheet2_1'.J18" chart:label-cell-address="'Pivot Table_Sheet2_1'.J4:'Pivot Table_Sheet2_1'.J4" chart:class="chart:line">
            <chart:data-point chart:repeated="14"/>
          </chart:series>
          <chart:series chart:style-name="ch15" chart:values-cell-range-address="'Pivot Table_Sheet2_1'.K5:'Pivot Table_Sheet2_1'.K18" chart:label-cell-address="'Pivot Table_Sheet2_1'.K4:'Pivot Table_Sheet2_1'.K4" chart:class="chart:line">
            <chart:data-point chart:repeated="14"/>
          </chart:series>
          <chart:series chart:style-name="ch16" chart:values-cell-range-address="'Pivot Table_Sheet2_1'.L5:'Pivot Table_Sheet2_1'.L18" chart:label-cell-address="'Pivot Table_Sheet2_1'.L4:'Pivot Table_Sheet2_1'.L4" chart:class="chart:line">
            <chart:data-point chart:repeated="14"/>
          </chart:series>
          <chart:series chart:style-name="ch17" chart:values-cell-range-address="'Pivot Table_Sheet2_1'.M5:'Pivot Table_Sheet2_1'.M18" chart:label-cell-address="'Pivot Table_Sheet2_1'.M4:'Pivot Table_Sheet2_1'.M4" chart:class="chart:line">
            <chart:data-point chart:repeated="14"/>
          </chart:series>
          <chart:series chart:style-name="ch18" chart:values-cell-range-address="'Pivot Table_Sheet2_1'.N5:'Pivot Table_Sheet2_1'.N18" chart:label-cell-address="'Pivot Table_Sheet2_1'.N4:'Pivot Table_Sheet2_1'.N4" chart:class="chart:line">
            <chart:data-point chart:repeated="14"/>
          </chart:series>
          <chart:series chart:style-name="ch19" chart:values-cell-range-address="'Pivot Table_Sheet2_1'.O5:'Pivot Table_Sheet2_1'.O18" chart:label-cell-address="'Pivot Table_Sheet2_1'.O4:'Pivot Table_Sheet2_1'.O4" chart:class="chart:line">
            <chart:data-point chart:repeated="14"/>
          </chart:series>
          <chart:series chart:style-name="ch20" chart:values-cell-range-address="'Pivot Table_Sheet2_1'.P5:'Pivot Table_Sheet2_1'.P18" chart:label-cell-address="'Pivot Table_Sheet2_1'.P4:'Pivot Table_Sheet2_1'.P4" chart:class="chart:line">
            <chart:data-point chart:repeated="14"/>
          </chart:series>
          <chart:series chart:style-name="ch21" chart:values-cell-range-address="'Pivot Table_Sheet2_1'.Q5:'Pivot Table_Sheet2_1'.Q18" chart:label-cell-address="'Pivot Table_Sheet2_1'.Q4:'Pivot Table_Sheet2_1'.Q4" chart:class="chart:line">
            <chart:data-point chart:repeated="14"/>
          </chart:series>
          <chart:series chart:style-name="ch22" chart:values-cell-range-address="'Pivot Table_Sheet2_1'.R5:'Pivot Table_Sheet2_1'.R18" chart:label-cell-address="'Pivot Table_Sheet2_1'.R4:'Pivot Table_Sheet2_1'.R4" chart:class="chart:line">
            <chart:data-point chart:repeated="14"/>
          </chart:series>
          <chart:series chart:style-name="ch23" chart:values-cell-range-address="'Pivot Table_Sheet2_1'.S5:'Pivot Table_Sheet2_1'.S18" chart:label-cell-address="'Pivot Table_Sheet2_1'.S4:'Pivot Table_Sheet2_1'.S4" chart:class="chart:line">
            <chart:data-point chart:repeated="14"/>
          </chart:series>
          <chart:series chart:style-name="ch24" chart:values-cell-range-address="'Pivot Table_Sheet2_1'.T5:'Pivot Table_Sheet2_1'.T18" chart:label-cell-address="'Pivot Table_Sheet2_1'.T4:'Pivot Table_Sheet2_1'.T4" chart:class="chart:line">
            <chart:data-point chart:repeated="14"/>
          </chart:series>
          <chart:series chart:style-name="ch25" chart:values-cell-range-address="'Pivot Table_Sheet2_1'.U5:'Pivot Table_Sheet2_1'.U18" chart:label-cell-address="'Pivot Table_Sheet2_1'.U4:'Pivot Table_Sheet2_1'.U4" chart:class="chart:line">
            <chart:data-point chart:repeated="14"/>
          </chart:series>
          <chart:series chart:style-name="ch26" chart:values-cell-range-address="'Pivot Table_Sheet2_1'.V5:'Pivot Table_Sheet2_1'.V18" chart:label-cell-address="'Pivot Table_Sheet2_1'.V4:'Pivot Table_Sheet2_1'.V4" chart:class="chart:line">
            <chart:data-point chart:repeated="14"/>
          </chart:series>
          <chart:series chart:style-name="ch27" chart:values-cell-range-address="'Pivot Table_Sheet2_1'.W5:'Pivot Table_Sheet2_1'.W18" chart:label-cell-address="'Pivot Table_Sheet2_1'.W4:'Pivot Table_Sheet2_1'.W4" chart:class="chart:line">
            <chart:data-point chart:repeated="14"/>
          </chart:series>
          <chart:series chart:style-name="ch28" chart:values-cell-range-address="'Pivot Table_Sheet2_1'.X5:'Pivot Table_Sheet2_1'.X18" chart:label-cell-address="'Pivot Table_Sheet2_1'.X4:'Pivot Table_Sheet2_1'.X4" chart:class="chart:line">
            <chart:data-point chart:repeated="14"/>
          </chart:series>
          <chart:series chart:style-name="ch29" chart:values-cell-range-address="'Pivot Table_Sheet2_1'.Y5:'Pivot Table_Sheet2_1'.Y18" chart:label-cell-address="'Pivot Table_Sheet2_1'.Y4:'Pivot Table_Sheet2_1'.Y4" chart:class="chart:line">
            <chart:data-point chart:repeated="14"/>
          </chart:series>
          <chart:series chart:style-name="ch30" chart:values-cell-range-address="'Pivot Table_Sheet2_1'.Z5:'Pivot Table_Sheet2_1'.Z18" chart:label-cell-address="'Pivot Table_Sheet2_1'.Z4:'Pivot Table_Sheet2_1'.Z4" chart:class="chart:line">
            <chart:data-point chart:repeated="14"/>
          </chart:series>
          <chart:series chart:style-name="ch31" chart:values-cell-range-address="'Pivot Table_Sheet2_1'.AA5:'Pivot Table_Sheet2_1'.AA18" chart:label-cell-address="'Pivot Table_Sheet2_1'.AA4:'Pivot Table_Sheet2_1'.AA4" chart:class="chart:line">
            <chart:data-point chart:repeated="14"/>
          </chart:series>
          <chart:series chart:style-name="ch32" chart:values-cell-range-address="'Pivot Table_Sheet2_1'.AB5:'Pivot Table_Sheet2_1'.AB18" chart:label-cell-address="'Pivot Table_Sheet2_1'.AB4:'Pivot Table_Sheet2_1'.AB4" chart:class="chart:line">
            <chart:data-point chart:repeated="14"/>
          </chart:series>
          <chart:series chart:style-name="ch33" chart:values-cell-range-address="'Pivot Table_Sheet2_1'.AC5:'Pivot Table_Sheet2_1'.AC18" chart:label-cell-address="'Pivot Table_Sheet2_1'.AC4:'Pivot Table_Sheet2_1'.AC4" chart:class="chart:line">
            <chart:data-point chart:repeated="14"/>
          </chart:series>
          <chart:series chart:style-name="ch34" chart:values-cell-range-address="'Pivot Table_Sheet2_1'.AD5:'Pivot Table_Sheet2_1'.AD18" chart:label-cell-address="'Pivot Table_Sheet2_1'.AD4:'Pivot Table_Sheet2_1'.AD4" chart:class="chart:line">
            <chart:data-point chart:repeated="14"/>
          </chart:series>
          <chart:series chart:style-name="ch35" chart:values-cell-range-address="'Pivot Table_Sheet2_1'.AE5:'Pivot Table_Sheet2_1'.AE18" chart:label-cell-address="'Pivot Table_Sheet2_1'.AE4:'Pivot Table_Sheet2_1'.AE4" chart:class="chart:line">
            <chart:data-point chart:repeated="14"/>
          </chart:series>
          <chart:series chart:style-name="ch36" chart:values-cell-range-address="'Pivot Table_Sheet2_1'.AF5:'Pivot Table_Sheet2_1'.AF18" chart:label-cell-address="'Pivot Table_Sheet2_1'.AF4:'Pivot Table_Sheet2_1'.AF4" chart:class="chart:line">
            <chart:data-point chart:repeated="14"/>
          </chart:series>
          <chart:wall chart:style-name="ch37"/>
          <chart:floor chart:style-name="ch3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Pivot Table_Sheet2_1'.B4:'Pivot Table_Sheet2_1'.B4</svg:desc>
                </draw:g>
              </table:table-cell>
              <table:table-cell office:value-type="string">
                <text:p>0.1</text:p>
                <draw:g>
                  <svg:desc>'Pivot Table_Sheet2_1'.C4:'Pivot Table_Sheet2_1'.C4</svg:desc>
                </draw:g>
              </table:table-cell>
              <table:table-cell office:value-type="string">
                <text:p>0.2</text:p>
                <draw:g>
                  <svg:desc>'Pivot Table_Sheet2_1'.D4:'Pivot Table_Sheet2_1'.D4</svg:desc>
                </draw:g>
              </table:table-cell>
              <table:table-cell office:value-type="string">
                <text:p>0.3</text:p>
                <draw:g>
                  <svg:desc>'Pivot Table_Sheet2_1'.E4:'Pivot Table_Sheet2_1'.E4</svg:desc>
                </draw:g>
              </table:table-cell>
              <table:table-cell office:value-type="string">
                <text:p>0.4</text:p>
                <draw:g>
                  <svg:desc>'Pivot Table_Sheet2_1'.F4:'Pivot Table_Sheet2_1'.F4</svg:desc>
                </draw:g>
              </table:table-cell>
              <table:table-cell office:value-type="string">
                <text:p>0.5</text:p>
                <draw:g>
                  <svg:desc>'Pivot Table_Sheet2_1'.G4:'Pivot Table_Sheet2_1'.G4</svg:desc>
                </draw:g>
              </table:table-cell>
              <table:table-cell office:value-type="string">
                <text:p>0.6</text:p>
                <draw:g>
                  <svg:desc>'Pivot Table_Sheet2_1'.H4:'Pivot Table_Sheet2_1'.H4</svg:desc>
                </draw:g>
              </table:table-cell>
              <table:table-cell office:value-type="string">
                <text:p>0.7</text:p>
                <draw:g>
                  <svg:desc>'Pivot Table_Sheet2_1'.I4:'Pivot Table_Sheet2_1'.I4</svg:desc>
                </draw:g>
              </table:table-cell>
              <table:table-cell office:value-type="string">
                <text:p>0.8</text:p>
                <draw:g>
                  <svg:desc>'Pivot Table_Sheet2_1'.J4:'Pivot Table_Sheet2_1'.J4</svg:desc>
                </draw:g>
              </table:table-cell>
              <table:table-cell office:value-type="string">
                <text:p>0.9</text:p>
                <draw:g>
                  <svg:desc>'Pivot Table_Sheet2_1'.K4:'Pivot Table_Sheet2_1'.K4</svg:desc>
                </draw:g>
              </table:table-cell>
              <table:table-cell office:value-type="string">
                <text:p>1</text:p>
                <draw:g>
                  <svg:desc>'Pivot Table_Sheet2_1'.L4:'Pivot Table_Sheet2_1'.L4</svg:desc>
                </draw:g>
              </table:table-cell>
              <table:table-cell office:value-type="string">
                <text:p>1.1</text:p>
                <draw:g>
                  <svg:desc>'Pivot Table_Sheet2_1'.M4:'Pivot Table_Sheet2_1'.M4</svg:desc>
                </draw:g>
              </table:table-cell>
              <table:table-cell office:value-type="string">
                <text:p>1.2</text:p>
                <draw:g>
                  <svg:desc>'Pivot Table_Sheet2_1'.N4:'Pivot Table_Sheet2_1'.N4</svg:desc>
                </draw:g>
              </table:table-cell>
              <table:table-cell office:value-type="string">
                <text:p>1.3</text:p>
                <draw:g>
                  <svg:desc>'Pivot Table_Sheet2_1'.O4:'Pivot Table_Sheet2_1'.O4</svg:desc>
                </draw:g>
              </table:table-cell>
              <table:table-cell office:value-type="string">
                <text:p>1.4</text:p>
                <draw:g>
                  <svg:desc>'Pivot Table_Sheet2_1'.P4:'Pivot Table_Sheet2_1'.P4</svg:desc>
                </draw:g>
              </table:table-cell>
              <table:table-cell office:value-type="string">
                <text:p>1.5</text:p>
                <draw:g>
                  <svg:desc>'Pivot Table_Sheet2_1'.Q4:'Pivot Table_Sheet2_1'.Q4</svg:desc>
                </draw:g>
              </table:table-cell>
              <table:table-cell office:value-type="string">
                <text:p>1.6</text:p>
                <draw:g>
                  <svg:desc>'Pivot Table_Sheet2_1'.R4:'Pivot Table_Sheet2_1'.R4</svg:desc>
                </draw:g>
              </table:table-cell>
              <table:table-cell office:value-type="string">
                <text:p>1.7</text:p>
                <draw:g>
                  <svg:desc>'Pivot Table_Sheet2_1'.S4:'Pivot Table_Sheet2_1'.S4</svg:desc>
                </draw:g>
              </table:table-cell>
              <table:table-cell office:value-type="string">
                <text:p>1.8</text:p>
                <draw:g>
                  <svg:desc>'Pivot Table_Sheet2_1'.T4:'Pivot Table_Sheet2_1'.T4</svg:desc>
                </draw:g>
              </table:table-cell>
              <table:table-cell office:value-type="string">
                <text:p>1.9</text:p>
                <draw:g>
                  <svg:desc>'Pivot Table_Sheet2_1'.U4:'Pivot Table_Sheet2_1'.U4</svg:desc>
                </draw:g>
              </table:table-cell>
              <table:table-cell office:value-type="string">
                <text:p>2</text:p>
                <draw:g>
                  <svg:desc>'Pivot Table_Sheet2_1'.V4:'Pivot Table_Sheet2_1'.V4</svg:desc>
                </draw:g>
              </table:table-cell>
              <table:table-cell office:value-type="string">
                <text:p>2.1</text:p>
                <draw:g>
                  <svg:desc>'Pivot Table_Sheet2_1'.W4:'Pivot Table_Sheet2_1'.W4</svg:desc>
                </draw:g>
              </table:table-cell>
              <table:table-cell office:value-type="string">
                <text:p>2.2</text:p>
                <draw:g>
                  <svg:desc>'Pivot Table_Sheet2_1'.X4:'Pivot Table_Sheet2_1'.X4</svg:desc>
                </draw:g>
              </table:table-cell>
              <table:table-cell office:value-type="string">
                <text:p>2.3</text:p>
                <draw:g>
                  <svg:desc>'Pivot Table_Sheet2_1'.Y4:'Pivot Table_Sheet2_1'.Y4</svg:desc>
                </draw:g>
              </table:table-cell>
              <table:table-cell office:value-type="string">
                <text:p>2.4</text:p>
                <draw:g>
                  <svg:desc>'Pivot Table_Sheet2_1'.Z4:'Pivot Table_Sheet2_1'.Z4</svg:desc>
                </draw:g>
              </table:table-cell>
              <table:table-cell office:value-type="string">
                <text:p>2.5</text:p>
                <draw:g>
                  <svg:desc>'Pivot Table_Sheet2_1'.AA4:'Pivot Table_Sheet2_1'.AA4</svg:desc>
                </draw:g>
              </table:table-cell>
              <table:table-cell office:value-type="string">
                <text:p>2.6</text:p>
                <draw:g>
                  <svg:desc>'Pivot Table_Sheet2_1'.AB4:'Pivot Table_Sheet2_1'.AB4</svg:desc>
                </draw:g>
              </table:table-cell>
              <table:table-cell office:value-type="string">
                <text:p>2.7</text:p>
                <draw:g>
                  <svg:desc>'Pivot Table_Sheet2_1'.AC4:'Pivot Table_Sheet2_1'.AC4</svg:desc>
                </draw:g>
              </table:table-cell>
              <table:table-cell office:value-type="string">
                <text:p>2.8</text:p>
                <draw:g>
                  <svg:desc>'Pivot Table_Sheet2_1'.AD4:'Pivot Table_Sheet2_1'.AD4</svg:desc>
                </draw:g>
              </table:table-cell>
              <table:table-cell office:value-type="string">
                <text:p>2.9</text:p>
                <draw:g>
                  <svg:desc>'Pivot Table_Sheet2_1'.AE4:'Pivot Table_Sheet2_1'.AE4</svg:desc>
                </draw:g>
              </table:table-cell>
              <table:table-cell office:value-type="string">
                <text:p>3</text:p>
                <draw:g>
                  <svg:desc>'Pivot Table_Sheet2_1'.AF4:'Pivot Table_Sheet2_1'.A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um - 8</text:p>
                <draw:g>
                  <svg:desc>'Pivot Table_Sheet2_1'.A5:'Pivot Table_Sheet2_1'.A18</svg:desc>
                </draw:g>
              </table:table-cell>
              <table:table-cell office:value-type="float" office:value="0.0392">
                <text:p>0.0392</text:p>
                <draw:g>
                  <svg:desc>'Pivot Table_Sheet2_1'.B5:'Pivot Table_Sheet2_1'.B18</svg:desc>
                </draw:g>
              </table:table-cell>
              <table:table-cell office:value-type="float" office:value="0.0412">
                <text:p>0.0412</text:p>
                <draw:g>
                  <svg:desc>'Pivot Table_Sheet2_1'.C5:'Pivot Table_Sheet2_1'.C18</svg:desc>
                </draw:g>
              </table:table-cell>
              <table:table-cell office:value-type="float" office:value="0.0432">
                <text:p>0.0432</text:p>
                <draw:g>
                  <svg:desc>'Pivot Table_Sheet2_1'.D5:'Pivot Table_Sheet2_1'.D18</svg:desc>
                </draw:g>
              </table:table-cell>
              <table:table-cell office:value-type="float" office:value="0.0416">
                <text:p>0.0416</text:p>
                <draw:g>
                  <svg:desc>'Pivot Table_Sheet2_1'.E5:'Pivot Table_Sheet2_1'.E18</svg:desc>
                </draw:g>
              </table:table-cell>
              <table:table-cell office:value-type="float" office:value="0.0207">
                <text:p>0.0207</text:p>
                <draw:g>
                  <svg:desc>'Pivot Table_Sheet2_1'.F5:'Pivot Table_Sheet2_1'.F18</svg:desc>
                </draw:g>
              </table:table-cell>
              <table:table-cell office:value-type="float" office:value="0.0103">
                <text:p>0.0103</text:p>
                <draw:g>
                  <svg:desc>'Pivot Table_Sheet2_1'.G5:'Pivot Table_Sheet2_1'.G18</svg:desc>
                </draw:g>
              </table:table-cell>
              <table:table-cell office:value-type="float" office:value="-0.0042">
                <text:p>-0.0042</text:p>
                <draw:g>
                  <svg:desc>'Pivot Table_Sheet2_1'.H5:'Pivot Table_Sheet2_1'.H18</svg:desc>
                </draw:g>
              </table:table-cell>
              <table:table-cell office:value-type="float" office:value="-0.0187">
                <text:p>-0.0187</text:p>
                <draw:g>
                  <svg:desc>'Pivot Table_Sheet2_1'.I5:'Pivot Table_Sheet2_1'.I18</svg:desc>
                </draw:g>
              </table:table-cell>
              <table:table-cell office:value-type="float" office:value="-0.0332">
                <text:p>-0.0332</text:p>
                <draw:g>
                  <svg:desc>'Pivot Table_Sheet2_1'.J5:'Pivot Table_Sheet2_1'.J18</svg:desc>
                </draw:g>
              </table:table-cell>
              <table:table-cell office:value-type="float" office:value="-0.0476">
                <text:p>-0.0476</text:p>
                <draw:g>
                  <svg:desc>'Pivot Table_Sheet2_1'.K5:'Pivot Table_Sheet2_1'.K18</svg:desc>
                </draw:g>
              </table:table-cell>
              <table:table-cell office:value-type="float" office:value="-0.0621">
                <text:p>-0.0621</text:p>
                <draw:g>
                  <svg:desc>'Pivot Table_Sheet2_1'.L5:'Pivot Table_Sheet2_1'.L18</svg:desc>
                </draw:g>
              </table:table-cell>
              <table:table-cell office:value-type="float" office:value="-0.0766">
                <text:p>-0.0766</text:p>
                <draw:g>
                  <svg:desc>'Pivot Table_Sheet2_1'.M5:'Pivot Table_Sheet2_1'.M18</svg:desc>
                </draw:g>
              </table:table-cell>
              <table:table-cell office:value-type="float" office:value="-0.091">
                <text:p>-0.091</text:p>
                <draw:g>
                  <svg:desc>'Pivot Table_Sheet2_1'.N5:'Pivot Table_Sheet2_1'.N18</svg:desc>
                </draw:g>
              </table:table-cell>
              <table:table-cell office:value-type="float" office:value="-0.1055">
                <text:p>-0.1055</text:p>
                <draw:g>
                  <svg:desc>'Pivot Table_Sheet2_1'.O5:'Pivot Table_Sheet2_1'.O18</svg:desc>
                </draw:g>
              </table:table-cell>
              <table:table-cell office:value-type="float" office:value="-0.12">
                <text:p>-0.12</text:p>
                <draw:g>
                  <svg:desc>'Pivot Table_Sheet2_1'.P5:'Pivot Table_Sheet2_1'.P18</svg:desc>
                </draw:g>
              </table:table-cell>
              <table:table-cell office:value-type="float" office:value="-0.1345">
                <text:p>-0.1345</text:p>
                <draw:g>
                  <svg:desc>'Pivot Table_Sheet2_1'.Q5:'Pivot Table_Sheet2_1'.Q18</svg:desc>
                </draw:g>
              </table:table-cell>
              <table:table-cell office:value-type="float" office:value="-0.1489">
                <text:p>-0.1489</text:p>
                <draw:g>
                  <svg:desc>'Pivot Table_Sheet2_1'.R5:'Pivot Table_Sheet2_1'.R18</svg:desc>
                </draw:g>
              </table:table-cell>
              <table:table-cell office:value-type="float" office:value="-0.1634">
                <text:p>-0.1634</text:p>
                <draw:g>
                  <svg:desc>'Pivot Table_Sheet2_1'.S5:'Pivot Table_Sheet2_1'.S18</svg:desc>
                </draw:g>
              </table:table-cell>
              <table:table-cell office:value-type="float" office:value="-0.1779">
                <text:p>-0.1779</text:p>
                <draw:g>
                  <svg:desc>'Pivot Table_Sheet2_1'.T5:'Pivot Table_Sheet2_1'.T18</svg:desc>
                </draw:g>
              </table:table-cell>
              <table:table-cell office:value-type="float" office:value="-0.1923">
                <text:p>-0.1923</text:p>
                <draw:g>
                  <svg:desc>'Pivot Table_Sheet2_1'.U5:'Pivot Table_Sheet2_1'.U18</svg:desc>
                </draw:g>
              </table:table-cell>
              <table:table-cell office:value-type="float" office:value="-0.2068">
                <text:p>-0.2068</text:p>
                <draw:g>
                  <svg:desc>'Pivot Table_Sheet2_1'.V5:'Pivot Table_Sheet2_1'.V18</svg:desc>
                </draw:g>
              </table:table-cell>
              <table:table-cell office:value-type="float" office:value="-0.2213">
                <text:p>-0.2213</text:p>
                <draw:g>
                  <svg:desc>'Pivot Table_Sheet2_1'.W5:'Pivot Table_Sheet2_1'.W18</svg:desc>
                </draw:g>
              </table:table-cell>
              <table:table-cell office:value-type="float" office:value="-0.2357">
                <text:p>-0.2357</text:p>
                <draw:g>
                  <svg:desc>'Pivot Table_Sheet2_1'.X5:'Pivot Table_Sheet2_1'.X18</svg:desc>
                </draw:g>
              </table:table-cell>
              <table:table-cell office:value-type="float" office:value="-0.2502">
                <text:p>-0.2502</text:p>
                <draw:g>
                  <svg:desc>'Pivot Table_Sheet2_1'.Y5:'Pivot Table_Sheet2_1'.Y18</svg:desc>
                </draw:g>
              </table:table-cell>
              <table:table-cell office:value-type="float" office:value="-0.2647">
                <text:p>-0.2647</text:p>
                <draw:g>
                  <svg:desc>'Pivot Table_Sheet2_1'.Z5:'Pivot Table_Sheet2_1'.Z18</svg:desc>
                </draw:g>
              </table:table-cell>
              <table:table-cell office:value-type="float" office:value="-0.2792">
                <text:p>-0.2792</text:p>
                <draw:g>
                  <svg:desc>'Pivot Table_Sheet2_1'.AA5:'Pivot Table_Sheet2_1'.AA18</svg:desc>
                </draw:g>
              </table:table-cell>
              <table:table-cell office:value-type="float" office:value="-0.2936">
                <text:p>-0.2936</text:p>
                <draw:g>
                  <svg:desc>'Pivot Table_Sheet2_1'.AB5:'Pivot Table_Sheet2_1'.AB18</svg:desc>
                </draw:g>
              </table:table-cell>
              <table:table-cell office:value-type="float" office:value="-0.3081">
                <text:p>-0.3081</text:p>
                <draw:g>
                  <svg:desc>'Pivot Table_Sheet2_1'.AC5:'Pivot Table_Sheet2_1'.AC18</svg:desc>
                </draw:g>
              </table:table-cell>
              <table:table-cell office:value-type="float" office:value="-0.3226">
                <text:p>-0.3226</text:p>
                <draw:g>
                  <svg:desc>'Pivot Table_Sheet2_1'.AD5:'Pivot Table_Sheet2_1'.AD18</svg:desc>
                </draw:g>
              </table:table-cell>
              <table:table-cell office:value-type="float" office:value="-0.337">
                <text:p>-0.337</text:p>
                <draw:g>
                  <svg:desc>'Pivot Table_Sheet2_1'.AE5:'Pivot Table_Sheet2_1'.AE18</svg:desc>
                </draw:g>
              </table:table-cell>
              <table:table-cell office:value-type="float" office:value="-0.3515">
                <text:p>-0.3515</text:p>
                <draw:g>
                  <svg:desc>'Pivot Table_Sheet2_1'.AF5:'Pivot Table_Sheet2_1'.AF18</svg:desc>
                </draw:g>
              </table:table-cell>
            </table:table-row>
            <table:table-row>
              <table:table-cell office:value-type="string">
                <text:p>Sum - 13</text:p>
              </table:table-cell>
              <table:table-cell office:value-type="float" office:value="0.0494">
                <text:p>0.0494</text:p>
              </table:table-cell>
              <table:table-cell office:value-type="float" office:value="0.0516">
                <text:p>0.0516</text:p>
              </table:table-cell>
              <table:table-cell office:value-type="float" office:value="0.0518">
                <text:p>0.0518</text:p>
              </table:table-cell>
              <table:table-cell office:value-type="float" office:value="0.0497">
                <text:p>0.0497</text:p>
              </table:table-cell>
              <table:table-cell office:value-type="float" office:value="0.0436">
                <text:p>0.0436</text:p>
              </table:table-cell>
              <table:table-cell office:value-type="float" office:value="0.0354">
                <text:p>0.0354</text:p>
              </table:table-cell>
              <table:table-cell office:value-type="float" office:value="0.0231">
                <text:p>0.0231</text:p>
              </table:table-cell>
              <table:table-cell office:value-type="float" office:value="0.0084">
                <text:p>0.0084</text:p>
              </table:table-cell>
              <table:table-cell office:value-type="float" office:value="-0.0074">
                <text:p>-0.0074</text:p>
              </table:table-cell>
              <table:table-cell office:value-type="float" office:value="-0.0232">
                <text:p>-0.0232</text:p>
              </table:table-cell>
              <table:table-cell office:value-type="float" office:value="-0.039">
                <text:p>-0.039</text:p>
              </table:table-cell>
              <table:table-cell office:value-type="float" office:value="-0.0548">
                <text:p>-0.0548</text:p>
              </table:table-cell>
              <table:table-cell office:value-type="float" office:value="-0.0706">
                <text:p>-0.0706</text:p>
              </table:table-cell>
              <table:table-cell office:value-type="float" office:value="-0.0863">
                <text:p>-0.0863</text:p>
              </table:table-cell>
              <table:table-cell office:value-type="float" office:value="-0.1021">
                <text:p>-0.1021</text:p>
              </table:table-cell>
              <table:table-cell office:value-type="float" office:value="-0.1179">
                <text:p>-0.1179</text:p>
              </table:table-cell>
              <table:table-cell office:value-type="float" office:value="-0.1337">
                <text:p>-0.1337</text:p>
              </table:table-cell>
              <table:table-cell office:value-type="float" office:value="-0.1495">
                <text:p>-0.1495</text:p>
              </table:table-cell>
              <table:table-cell office:value-type="float" office:value="-0.1653">
                <text:p>-0.1653</text:p>
              </table:table-cell>
              <table:table-cell office:value-type="float" office:value="-0.181">
                <text:p>-0.181</text:p>
              </table:table-cell>
              <table:table-cell office:value-type="float" office:value="-0.1968">
                <text:p>-0.1968</text:p>
              </table:table-cell>
              <table:table-cell office:value-type="float" office:value="-0.2126">
                <text:p>-0.2126</text:p>
              </table:table-cell>
              <table:table-cell office:value-type="float" office:value="-0.2284">
                <text:p>-0.2284</text:p>
              </table:table-cell>
              <table:table-cell office:value-type="float" office:value="-0.2442">
                <text:p>-0.2442</text:p>
              </table:table-cell>
              <table:table-cell office:value-type="float" office:value="-0.2599">
                <text:p>-0.2599</text:p>
              </table:table-cell>
              <table:table-cell office:value-type="float" office:value="-0.2757">
                <text:p>-0.2757</text:p>
              </table:table-cell>
              <table:table-cell office:value-type="float" office:value="-0.2915">
                <text:p>-0.2915</text:p>
              </table:table-cell>
              <table:table-cell office:value-type="float" office:value="-0.3073">
                <text:p>-0.3073</text:p>
              </table:table-cell>
              <table:table-cell office:value-type="float" office:value="-0.3231">
                <text:p>-0.3231</text:p>
              </table:table-cell>
              <table:table-cell office:value-type="float" office:value="-0.3389">
                <text:p>-0.3389</text:p>
              </table:table-cell>
              <table:table-cell office:value-type="float" office:value="-0.3546">
                <text:p>-0.3546</text:p>
              </table:table-cell>
            </table:table-row>
            <table:table-row>
              <table:table-cell office:value-type="string">
                <text:p>Sum - 16</text:p>
              </table:table-cell>
              <table:table-cell office:value-type="float" office:value="0.0723">
                <text:p>0.0723</text:p>
              </table:table-cell>
              <table:table-cell office:value-type="float" office:value="0.0712">
                <text:p>0.0712</text:p>
              </table:table-cell>
              <table:table-cell office:value-type="float" office:value="0.0703">
                <text:p>0.0703</text:p>
              </table:table-cell>
              <table:table-cell office:value-type="float" office:value="0.0698">
                <text:p>0.0698</text:p>
              </table:table-cell>
              <table:table-cell office:value-type="float" office:value="0.0658">
                <text:p>0.0658</text:p>
              </table:table-cell>
              <table:table-cell office:value-type="float" office:value="0.0591">
                <text:p>0.0591</text:p>
              </table:table-cell>
              <table:table-cell office:value-type="float" office:value="0.0486">
                <text:p>0.0486</text:p>
              </table:table-cell>
              <table:table-cell office:value-type="float" office:value="0.0348">
                <text:p>0.0348</text:p>
              </table:table-cell>
              <table:table-cell office:value-type="float" office:value="0.0175">
                <text:p>0.0175</text:p>
              </table:table-cell>
              <table:table-cell office:value-type="float" office:value="-0.001">
                <text:p>-0.001</text:p>
              </table:table-cell>
              <table:table-cell office:value-type="float" office:value="-0.0195">
                <text:p>-0.0195</text:p>
              </table:table-cell>
              <table:table-cell office:value-type="float" office:value="-0.038">
                <text:p>-0.038</text:p>
              </table:table-cell>
              <table:table-cell office:value-type="float" office:value="-0.0565">
                <text:p>-0.0565</text:p>
              </table:table-cell>
              <table:table-cell office:value-type="float" office:value="-0.075">
                <text:p>-0.075</text:p>
              </table:table-cell>
              <table:table-cell office:value-type="float" office:value="-0.0935">
                <text:p>-0.0935</text:p>
              </table:table-cell>
              <table:table-cell office:value-type="float" office:value="-0.112">
                <text:p>-0.112</text:p>
              </table:table-cell>
              <table:table-cell office:value-type="float" office:value="-0.1305">
                <text:p>-0.1305</text:p>
              </table:table-cell>
              <table:table-cell office:value-type="float" office:value="-0.149">
                <text:p>-0.149</text:p>
              </table:table-cell>
              <table:table-cell office:value-type="float" office:value="-0.1674">
                <text:p>-0.1674</text:p>
              </table:table-cell>
              <table:table-cell office:value-type="float" office:value="-0.1859">
                <text:p>-0.1859</text:p>
              </table:table-cell>
              <table:table-cell office:value-type="float" office:value="-0.2044">
                <text:p>-0.2044</text:p>
              </table:table-cell>
              <table:table-cell office:value-type="float" office:value="-0.2229">
                <text:p>-0.2229</text:p>
              </table:table-cell>
              <table:table-cell office:value-type="float" office:value="-0.2414">
                <text:p>-0.2414</text:p>
              </table:table-cell>
              <table:table-cell office:value-type="float" office:value="-0.2599">
                <text:p>-0.2599</text:p>
              </table:table-cell>
              <table:table-cell office:value-type="float" office:value="-0.2784">
                <text:p>-0.2784</text:p>
              </table:table-cell>
              <table:table-cell office:value-type="float" office:value="-0.2969">
                <text:p>-0.2969</text:p>
              </table:table-cell>
              <table:table-cell office:value-type="float" office:value="-0.3154">
                <text:p>-0.3154</text:p>
              </table:table-cell>
              <table:table-cell office:value-type="float" office:value="-0.3339">
                <text:p>-0.3339</text:p>
              </table:table-cell>
              <table:table-cell office:value-type="float" office:value="-0.3524">
                <text:p>-0.3524</text:p>
              </table:table-cell>
              <table:table-cell office:value-type="float" office:value="-0.3709">
                <text:p>-0.3709</text:p>
              </table:table-cell>
              <table:table-cell office:value-type="float" office:value="-0.3894">
                <text:p>-0.3894</text:p>
              </table:table-cell>
            </table:table-row>
            <table:table-row>
              <table:table-cell office:value-type="string">
                <text:p>Sum - 19</text:p>
              </table:table-cell>
              <table:table-cell office:value-type="float" office:value="0.0998">
                <text:p>0.0998</text:p>
              </table:table-cell>
              <table:table-cell office:value-type="float" office:value="0.0951">
                <text:p>0.0951</text:p>
              </table:table-cell>
              <table:table-cell office:value-type="float" office:value="0.0922">
                <text:p>0.0922</text:p>
              </table:table-cell>
              <table:table-cell office:value-type="float" office:value="0.0916">
                <text:p>0.0916</text:p>
              </table:table-cell>
              <table:table-cell office:value-type="float" office:value="0.09">
                <text:p>0.09</text:p>
              </table:table-cell>
              <table:table-cell office:value-type="float" office:value="0.0849">
                <text:p>0.0849</text:p>
              </table:table-cell>
              <table:table-cell office:value-type="float" office:value="0.0762">
                <text:p>0.0762</text:p>
              </table:table-cell>
              <table:table-cell office:value-type="float" office:value="0.064">
                <text:p>0.064</text:p>
              </table:table-cell>
              <table:table-cell office:value-type="float" office:value="0.0474">
                <text:p>0.0474</text:p>
              </table:table-cell>
              <table:table-cell office:value-type="float" office:value="0.0275">
                <text:p>0.0275</text:p>
              </table:table-cell>
              <table:table-cell office:value-type="float" office:value="0.0046">
                <text:p>0.0046</text:p>
              </table:table-cell>
              <table:table-cell office:value-type="float" office:value="-0.0183">
                <text:p>-0.0183</text:p>
              </table:table-cell>
              <table:table-cell office:value-type="float" office:value="-0.0412">
                <text:p>-0.0412</text:p>
              </table:table-cell>
              <table:table-cell office:value-type="float" office:value="-0.0641">
                <text:p>-0.0641</text:p>
              </table:table-cell>
              <table:table-cell office:value-type="float" office:value="-0.087">
                <text:p>-0.087</text:p>
              </table:table-cell>
              <table:table-cell office:value-type="float" office:value="-0.1099">
                <text:p>-0.1099</text:p>
              </table:table-cell>
              <table:table-cell office:value-type="float" office:value="-0.1328">
                <text:p>-0.1328</text:p>
              </table:table-cell>
              <table:table-cell office:value-type="float" office:value="-0.1557">
                <text:p>-0.1557</text:p>
              </table:table-cell>
              <table:table-cell office:value-type="float" office:value="-0.1786">
                <text:p>-0.1786</text:p>
              </table:table-cell>
              <table:table-cell office:value-type="float" office:value="-0.2015">
                <text:p>-0.2015</text:p>
              </table:table-cell>
              <table:table-cell office:value-type="float" office:value="-0.2244">
                <text:p>-0.2244</text:p>
              </table:table-cell>
              <table:table-cell office:value-type="float" office:value="-0.2473">
                <text:p>-0.2473</text:p>
              </table:table-cell>
              <table:table-cell office:value-type="float" office:value="-0.2702">
                <text:p>-0.2702</text:p>
              </table:table-cell>
              <table:table-cell office:value-type="float" office:value="-0.2931">
                <text:p>-0.2931</text:p>
              </table:table-cell>
              <table:table-cell office:value-type="float" office:value="-0.316">
                <text:p>-0.316</text:p>
              </table:table-cell>
              <table:table-cell office:value-type="float" office:value="-0.3389">
                <text:p>-0.3389</text:p>
              </table:table-cell>
              <table:table-cell office:value-type="float" office:value="-0.3618">
                <text:p>-0.3618</text:p>
              </table:table-cell>
              <table:table-cell office:value-type="float" office:value="-0.3847">
                <text:p>-0.3847</text:p>
              </table:table-cell>
              <table:table-cell office:value-type="float" office:value="-0.4076">
                <text:p>-0.4076</text:p>
              </table:table-cell>
              <table:table-cell office:value-type="float" office:value="-0.4305">
                <text:p>-0.4305</text:p>
              </table:table-cell>
              <table:table-cell office:value-type="float" office:value="-0.4534">
                <text:p>-0.4534</text:p>
              </table:table-cell>
            </table:table-row>
            <table:table-row>
              <table:table-cell office:value-type="string">
                <text:p>Sum - 22</text:p>
              </table:table-cell>
              <table:table-cell office:value-type="float" office:value="0.1271">
                <text:p>0.1271</text:p>
              </table:table-cell>
              <table:table-cell office:value-type="float" office:value="0.1223">
                <text:p>0.1223</text:p>
              </table:table-cell>
              <table:table-cell office:value-type="float" office:value="0.1189">
                <text:p>0.1189</text:p>
              </table:table-cell>
              <table:table-cell office:value-type="float" office:value="0.1161">
                <text:p>0.1161</text:p>
              </table:table-cell>
              <table:table-cell office:value-type="float" office:value="0.1153">
                <text:p>0.1153</text:p>
              </table:table-cell>
              <table:table-cell office:value-type="float" office:value="0.1111">
                <text:p>0.1111</text:p>
              </table:table-cell>
              <table:table-cell office:value-type="float" office:value="0.1046">
                <text:p>0.1046</text:p>
              </table:table-cell>
              <table:table-cell office:value-type="float" office:value="0.0947">
                <text:p>0.0947</text:p>
              </table:table-cell>
              <table:table-cell office:value-type="float" office:value="0.0816">
                <text:p>0.0816</text:p>
              </table:table-cell>
              <table:table-cell office:value-type="float" office:value="0.0655">
                <text:p>0.0655</text:p>
              </table:table-cell>
              <table:table-cell office:value-type="float" office:value="0.0431">
                <text:p>0.0431</text:p>
              </table:table-cell>
              <table:table-cell office:value-type="float" office:value="0.0149">
                <text:p>0.0149</text:p>
              </table:table-cell>
              <table:table-cell office:value-type="float" office:value="-0.0133">
                <text:p>-0.0133</text:p>
              </table:table-cell>
              <table:table-cell office:value-type="float" office:value="-0.0416">
                <text:p>-0.0416</text:p>
              </table:table-cell>
              <table:table-cell office:value-type="float" office:value="-0.0698">
                <text:p>-0.0698</text:p>
              </table:table-cell>
              <table:table-cell office:value-type="float" office:value="-0.098">
                <text:p>-0.098</text:p>
              </table:table-cell>
              <table:table-cell office:value-type="float" office:value="-0.1263">
                <text:p>-0.1263</text:p>
              </table:table-cell>
              <table:table-cell office:value-type="float" office:value="-0.1545">
                <text:p>-0.1545</text:p>
              </table:table-cell>
              <table:table-cell office:value-type="float" office:value="-0.1827">
                <text:p>-0.1827</text:p>
              </table:table-cell>
              <table:table-cell office:value-type="float" office:value="-0.2109">
                <text:p>-0.2109</text:p>
              </table:table-cell>
              <table:table-cell office:value-type="float" office:value="-0.2392">
                <text:p>-0.2392</text:p>
              </table:table-cell>
              <table:table-cell office:value-type="float" office:value="-0.2674">
                <text:p>-0.2674</text:p>
              </table:table-cell>
              <table:table-cell office:value-type="float" office:value="-0.2956">
                <text:p>-0.2956</text:p>
              </table:table-cell>
              <table:table-cell office:value-type="float" office:value="-0.3239">
                <text:p>-0.3239</text:p>
              </table:table-cell>
              <table:table-cell office:value-type="float" office:value="-0.3521">
                <text:p>-0.3521</text:p>
              </table:table-cell>
              <table:table-cell office:value-type="float" office:value="-0.3803">
                <text:p>-0.3803</text:p>
              </table:table-cell>
              <table:table-cell office:value-type="float" office:value="-0.4085">
                <text:p>-0.4085</text:p>
              </table:table-cell>
              <table:table-cell office:value-type="float" office:value="-0.4368">
                <text:p>-0.4368</text:p>
              </table:table-cell>
              <table:table-cell office:value-type="float" office:value="-0.465">
                <text:p>-0.465</text:p>
              </table:table-cell>
              <table:table-cell office:value-type="float" office:value="-0.4932">
                <text:p>-0.4932</text:p>
              </table:table-cell>
              <table:table-cell office:value-type="float" office:value="-0.5215">
                <text:p>-0.5215</text:p>
              </table:table-cell>
            </table:table-row>
            <table:table-row>
              <table:table-cell office:value-type="string">
                <text:p>Sum - 25</text:p>
              </table:table-cell>
              <table:table-cell office:value-type="float" office:value="0.1621">
                <text:p>0.1621</text:p>
              </table:table-cell>
              <table:table-cell office:value-type="float" office:value="0.1563">
                <text:p>0.1563</text:p>
              </table:table-cell>
              <table:table-cell office:value-type="float" office:value="0.1512">
                <text:p>0.1512</text:p>
              </table:table-cell>
              <table:table-cell office:value-type="float" office:value="0.1467">
                <text:p>0.1467</text:p>
              </table:table-cell>
              <table:table-cell office:value-type="float" office:value="0.1437">
                <text:p>0.1437</text:p>
              </table:table-cell>
              <table:table-cell office:value-type="float" office:value="0.1395">
                <text:p>0.1395</text:p>
              </table:table-cell>
              <table:table-cell office:value-type="float" office:value="0.1338">
                <text:p>0.1338</text:p>
              </table:table-cell>
              <table:table-cell office:value-type="float" office:value="0.1262">
                <text:p>0.1262</text:p>
              </table:table-cell>
              <table:table-cell office:value-type="float" office:value="0.1157">
                <text:p>0.1157</text:p>
              </table:table-cell>
              <table:table-cell office:value-type="float" office:value="0.1017">
                <text:p>0.1017</text:p>
              </table:table-cell>
              <table:table-cell office:value-type="float" office:value="0.0834">
                <text:p>0.0834</text:p>
              </table:table-cell>
              <table:table-cell office:value-type="float" office:value="0.0609">
                <text:p>0.0609</text:p>
              </table:table-cell>
              <table:table-cell office:value-type="float" office:value="0.0336">
                <text:p>0.0336</text:p>
              </table:table-cell>
              <table:table-cell office:value-type="float" office:value="0.0006">
                <text:p>0.0006</text:p>
              </table:table-cell>
              <table:table-cell office:value-type="float" office:value="-0.0325">
                <text:p>-0.0325</text:p>
              </table:table-cell>
              <table:table-cell office:value-type="float" office:value="-0.0655">
                <text:p>-0.0655</text:p>
              </table:table-cell>
              <table:table-cell office:value-type="float" office:value="-0.0985">
                <text:p>-0.0985</text:p>
              </table:table-cell>
              <table:table-cell office:value-type="float" office:value="-0.1315">
                <text:p>-0.1315</text:p>
              </table:table-cell>
              <table:table-cell office:value-type="float" office:value="-0.1645">
                <text:p>-0.1645</text:p>
              </table:table-cell>
              <table:table-cell office:value-type="float" office:value="-0.1976">
                <text:p>-0.1976</text:p>
              </table:table-cell>
              <table:table-cell office:value-type="float" office:value="-0.2306">
                <text:p>-0.2306</text:p>
              </table:table-cell>
              <table:table-cell office:value-type="float" office:value="-0.2636">
                <text:p>-0.2636</text:p>
              </table:table-cell>
              <table:table-cell office:value-type="float" office:value="-0.2966">
                <text:p>-0.2966</text:p>
              </table:table-cell>
              <table:table-cell office:value-type="float" office:value="-0.3296">
                <text:p>-0.3296</text:p>
              </table:table-cell>
              <table:table-cell office:value-type="float" office:value="-0.3627">
                <text:p>-0.3627</text:p>
              </table:table-cell>
              <table:table-cell office:value-type="float" office:value="-0.3957">
                <text:p>-0.3957</text:p>
              </table:table-cell>
              <table:table-cell office:value-type="float" office:value="-0.4287">
                <text:p>-0.4287</text:p>
              </table:table-cell>
              <table:table-cell office:value-type="float" office:value="-0.4617">
                <text:p>-0.4617</text:p>
              </table:table-cell>
              <table:table-cell office:value-type="float" office:value="-0.4947">
                <text:p>-0.4947</text:p>
              </table:table-cell>
              <table:table-cell office:value-type="float" office:value="-0.5278">
                <text:p>-0.5278</text:p>
              </table:table-cell>
              <table:table-cell office:value-type="float" office:value="-0.5608">
                <text:p>-0.5608</text:p>
              </table:table-cell>
            </table:table-row>
            <table:table-row>
              <table:table-cell office:value-type="string">
                <text:p>Sum - 28</text:p>
              </table:table-cell>
              <table:table-cell office:value-type="float" office:value="0.1994">
                <text:p>0.1994</text:p>
              </table:table-cell>
              <table:table-cell office:value-type="float" office:value="0.1928">
                <text:p>0.1928</text:p>
              </table:table-cell>
              <table:table-cell office:value-type="float" office:value="0.1874">
                <text:p>0.1874</text:p>
              </table:table-cell>
              <table:table-cell office:value-type="float" office:value="0.1824">
                <text:p>0.1824</text:p>
              </table:table-cell>
              <table:table-cell office:value-type="float" office:value="0.1775">
                <text:p>0.1775</text:p>
              </table:table-cell>
              <table:table-cell office:value-type="float" office:value="0.1725">
                <text:p>0.1725</text:p>
              </table:table-cell>
              <table:table-cell office:value-type="float" office:value="0.1662">
                <text:p>0.1662</text:p>
              </table:table-cell>
              <table:table-cell office:value-type="float" office:value="0.1582">
                <text:p>0.1582</text:p>
              </table:table-cell>
              <table:table-cell office:value-type="float" office:value="0.1493">
                <text:p>0.1493</text:p>
              </table:table-cell>
              <table:table-cell office:value-type="float" office:value="0.1379">
                <text:p>0.1379</text:p>
              </table:table-cell>
              <table:table-cell office:value-type="float" office:value="0.1229">
                <text:p>0.1229</text:p>
              </table:table-cell>
              <table:table-cell office:value-type="float" office:value="0.1049">
                <text:p>0.1049</text:p>
              </table:table-cell>
              <table:table-cell office:value-type="float" office:value="0.0813">
                <text:p>0.0813</text:p>
              </table:table-cell>
              <table:table-cell office:value-type="float" office:value="0.052">
                <text:p>0.052</text:p>
              </table:table-cell>
              <table:table-cell office:value-type="float" office:value="0.0199">
                <text:p>0.0199</text:p>
              </table:table-cell>
              <table:table-cell office:value-type="float" office:value="-0.0149">
                <text:p>-0.0149</text:p>
              </table:table-cell>
              <table:table-cell office:value-type="float" office:value="-0.0497">
                <text:p>-0.0497</text:p>
              </table:table-cell>
              <table:table-cell office:value-type="float" office:value="-0.0845">
                <text:p>-0.0845</text:p>
              </table:table-cell>
              <table:table-cell office:value-type="float" office:value="-0.1193">
                <text:p>-0.1193</text:p>
              </table:table-cell>
              <table:table-cell office:value-type="float" office:value="-0.1541">
                <text:p>-0.1541</text:p>
              </table:table-cell>
              <table:table-cell office:value-type="float" office:value="-0.1889">
                <text:p>-0.1889</text:p>
              </table:table-cell>
              <table:table-cell office:value-type="float" office:value="-0.2236">
                <text:p>-0.2236</text:p>
              </table:table-cell>
              <table:table-cell office:value-type="float" office:value="-0.2584">
                <text:p>-0.2584</text:p>
              </table:table-cell>
              <table:table-cell office:value-type="float" office:value="-0.2932">
                <text:p>-0.2932</text:p>
              </table:table-cell>
              <table:table-cell office:value-type="float" office:value="-0.328">
                <text:p>-0.328</text:p>
              </table:table-cell>
              <table:table-cell office:value-type="float" office:value="-0.3628">
                <text:p>-0.3628</text:p>
              </table:table-cell>
              <table:table-cell office:value-type="float" office:value="-0.3976">
                <text:p>-0.3976</text:p>
              </table:table-cell>
              <table:table-cell office:value-type="float" office:value="-0.4324">
                <text:p>-0.4324</text:p>
              </table:table-cell>
              <table:table-cell office:value-type="float" office:value="-0.4672">
                <text:p>-0.4672</text:p>
              </table:table-cell>
              <table:table-cell office:value-type="float" office:value="-0.5019">
                <text:p>-0.5019</text:p>
              </table:table-cell>
              <table:table-cell office:value-type="float" office:value="-0.5367">
                <text:p>-0.5367</text:p>
              </table:table-cell>
            </table:table-row>
            <table:table-row>
              <table:table-cell office:value-type="string">
                <text:p>Sum - 31</text:p>
              </table:table-cell>
              <table:table-cell office:value-type="float" office:value="0.2366">
                <text:p>0.2366</text:p>
              </table:table-cell>
              <table:table-cell office:value-type="float" office:value="0.2319">
                <text:p>0.2319</text:p>
              </table:table-cell>
              <table:table-cell office:value-type="float" office:value="0.2266">
                <text:p>0.2266</text:p>
              </table:table-cell>
              <table:table-cell office:value-type="float" office:value="0.221">
                <text:p>0.221</text:p>
              </table:table-cell>
              <table:table-cell office:value-type="float" office:value="0.2149">
                <text:p>0.2149</text:p>
              </table:table-cell>
              <table:table-cell office:value-type="float" office:value="0.2088">
                <text:p>0.2088</text:p>
              </table:table-cell>
              <table:table-cell office:value-type="float" office:value="0.201">
                <text:p>0.201</text:p>
              </table:table-cell>
              <table:table-cell office:value-type="float" office:value="0.1932">
                <text:p>0.1932</text:p>
              </table:table-cell>
              <table:table-cell office:value-type="float" office:value="0.1847">
                <text:p>0.1847</text:p>
              </table:table-cell>
              <table:table-cell office:value-type="float" office:value="0.1757">
                <text:p>0.1757</text:p>
              </table:table-cell>
              <table:table-cell office:value-type="float" office:value="0.1641">
                <text:p>0.1641</text:p>
              </table:table-cell>
              <table:table-cell office:value-type="float" office:value="0.1503">
                <text:p>0.1503</text:p>
              </table:table-cell>
              <table:table-cell office:value-type="float" office:value="0.1341">
                <text:p>0.1341</text:p>
              </table:table-cell>
              <table:table-cell office:value-type="float" office:value="0.11">
                <text:p>0.11</text:p>
              </table:table-cell>
              <table:table-cell office:value-type="float" office:value="0.082">
                <text:p>0.082</text:p>
              </table:table-cell>
              <table:table-cell office:value-type="float" office:value="0.0489">
                <text:p>0.0489</text:p>
              </table:table-cell>
              <table:table-cell office:value-type="float" office:value="0.0111">
                <text:p>0.0111</text:p>
              </table:table-cell>
              <table:table-cell office:value-type="float" office:value="-0.0267">
                <text:p>-0.0267</text:p>
              </table:table-cell>
              <table:table-cell office:value-type="float" office:value="-0.0644">
                <text:p>-0.0644</text:p>
              </table:table-cell>
              <table:table-cell office:value-type="float" office:value="-0.1022">
                <text:p>-0.1022</text:p>
              </table:table-cell>
              <table:table-cell office:value-type="float" office:value="-0.1399">
                <text:p>-0.1399</text:p>
              </table:table-cell>
              <table:table-cell office:value-type="float" office:value="-0.1777">
                <text:p>-0.1777</text:p>
              </table:table-cell>
              <table:table-cell office:value-type="float" office:value="-0.2154">
                <text:p>-0.2154</text:p>
              </table:table-cell>
              <table:table-cell office:value-type="float" office:value="-0.2532">
                <text:p>-0.2532</text:p>
              </table:table-cell>
              <table:table-cell office:value-type="float" office:value="-0.2909">
                <text:p>-0.2909</text:p>
              </table:table-cell>
              <table:table-cell office:value-type="float" office:value="-0.3287">
                <text:p>-0.3287</text:p>
              </table:table-cell>
              <table:table-cell office:value-type="float" office:value="-0.3664">
                <text:p>-0.3664</text:p>
              </table:table-cell>
              <table:table-cell office:value-type="float" office:value="-0.4042">
                <text:p>-0.4042</text:p>
              </table:table-cell>
              <table:table-cell office:value-type="float" office:value="-0.4419">
                <text:p>-0.4419</text:p>
              </table:table-cell>
              <table:table-cell office:value-type="float" office:value="-0.4797">
                <text:p>-0.4797</text:p>
              </table:table-cell>
              <table:table-cell office:value-type="float" office:value="-0.5174">
                <text:p>-0.5174</text:p>
              </table:table-cell>
            </table:table-row>
            <table:table-row>
              <table:table-cell office:value-type="string">
                <text:p>Sum - 34</text:p>
              </table:table-cell>
              <table:table-cell office:value-type="float" office:value="0.2769">
                <text:p>0.2769</text:p>
              </table:table-cell>
              <table:table-cell office:value-type="float" office:value="0.2711">
                <text:p>0.2711</text:p>
              </table:table-cell>
              <table:table-cell office:value-type="float" office:value="0.2653">
                <text:p>0.2653</text:p>
              </table:table-cell>
              <table:table-cell office:value-type="float" office:value="0.2595">
                <text:p>0.2595</text:p>
              </table:table-cell>
              <table:table-cell office:value-type="float" office:value="0.2532">
                <text:p>0.2532</text:p>
              </table:table-cell>
              <table:table-cell office:value-type="float" office:value="0.2455">
                <text:p>0.2455</text:p>
              </table:table-cell>
              <table:table-cell office:value-type="float" office:value="0.2369">
                <text:p>0.2369</text:p>
              </table:table-cell>
              <table:table-cell office:value-type="float" office:value="0.2289">
                <text:p>0.2289</text:p>
              </table:table-cell>
              <table:table-cell office:value-type="float" office:value="0.2209">
                <text:p>0.2209</text:p>
              </table:table-cell>
              <table:table-cell office:value-type="float" office:value="0.212">
                <text:p>0.212</text:p>
              </table:table-cell>
              <table:table-cell office:value-type="float" office:value="0.2023">
                <text:p>0.2023</text:p>
              </table:table-cell>
              <table:table-cell office:value-type="float" office:value="0.1911">
                <text:p>0.1911</text:p>
              </table:table-cell>
              <table:table-cell office:value-type="float" office:value="0.1788">
                <text:p>0.1788</text:p>
              </table:table-cell>
              <table:table-cell office:value-type="float" office:value="0.1616">
                <text:p>0.1616</text:p>
              </table:table-cell>
              <table:table-cell office:value-type="float" office:value="0.139">
                <text:p>0.139</text:p>
              </table:table-cell>
              <table:table-cell office:value-type="float" office:value="0.1117">
                <text:p>0.1117</text:p>
              </table:table-cell>
              <table:table-cell office:value-type="float" office:value="0.0797">
                <text:p>0.0797</text:p>
              </table:table-cell>
              <table:table-cell office:value-type="float" office:value="0.0417">
                <text:p>0.0417</text:p>
              </table:table-cell>
              <table:table-cell office:value-type="float" office:value="0.003">
                <text:p>0.003</text:p>
              </table:table-cell>
              <table:table-cell office:value-type="float" office:value="-0.0357">
                <text:p>-0.0357</text:p>
              </table:table-cell>
              <table:table-cell office:value-type="float" office:value="-0.0745">
                <text:p>-0.0745</text:p>
              </table:table-cell>
              <table:table-cell office:value-type="float" office:value="-0.1132">
                <text:p>-0.1132</text:p>
              </table:table-cell>
              <table:table-cell office:value-type="float" office:value="-0.1519">
                <text:p>-0.1519</text:p>
              </table:table-cell>
              <table:table-cell office:value-type="float" office:value="-0.1906">
                <text:p>-0.1906</text:p>
              </table:table-cell>
              <table:table-cell office:value-type="float" office:value="-0.2294">
                <text:p>-0.2294</text:p>
              </table:table-cell>
              <table:table-cell office:value-type="float" office:value="-0.2681">
                <text:p>-0.2681</text:p>
              </table:table-cell>
              <table:table-cell office:value-type="float" office:value="-0.3068">
                <text:p>-0.3068</text:p>
              </table:table-cell>
              <table:table-cell office:value-type="float" office:value="-0.3456">
                <text:p>-0.3456</text:p>
              </table:table-cell>
              <table:table-cell office:value-type="float" office:value="-0.3843">
                <text:p>-0.3843</text:p>
              </table:table-cell>
              <table:table-cell office:value-type="float" office:value="-0.423">
                <text:p>-0.423</text:p>
              </table:table-cell>
              <table:table-cell office:value-type="float" office:value="-0.4617">
                <text:p>-0.4617</text:p>
              </table:table-cell>
            </table:table-row>
            <table:table-row>
              <table:table-cell office:value-type="string">
                <text:p>Sum - 37</text:p>
              </table:table-cell>
              <table:table-cell office:value-type="float" office:value="0.3134">
                <text:p>0.3134</text:p>
              </table:table-cell>
              <table:table-cell office:value-type="float" office:value="0.3108">
                <text:p>0.3108</text:p>
              </table:table-cell>
              <table:table-cell office:value-type="float" office:value="0.3082">
                <text:p>0.3082</text:p>
              </table:table-cell>
              <table:table-cell office:value-type="float" office:value="0.3023">
                <text:p>0.3023</text:p>
              </table:table-cell>
              <table:table-cell office:value-type="float" office:value="0.2961">
                <text:p>0.2961</text:p>
              </table:table-cell>
              <table:table-cell office:value-type="float" office:value="0.2897">
                <text:p>0.2897</text:p>
              </table:table-cell>
              <table:table-cell office:value-type="float" office:value="0.2817">
                <text:p>0.2817</text:p>
              </table:table-cell>
              <table:table-cell office:value-type="float" office:value="0.2733">
                <text:p>0.2733</text:p>
              </table:table-cell>
              <table:table-cell office:value-type="float" office:value="0.2643">
                <text:p>0.2643</text:p>
              </table:table-cell>
              <table:table-cell office:value-type="float" office:value="0.2553">
                <text:p>0.2553</text:p>
              </table:table-cell>
              <table:table-cell office:value-type="float" office:value="0.2463">
                <text:p>0.2463</text:p>
              </table:table-cell>
              <table:table-cell office:value-type="float" office:value="0.2369">
                <text:p>0.2369</text:p>
              </table:table-cell>
              <table:table-cell office:value-type="float" office:value="0.2252">
                <text:p>0.2252</text:p>
              </table:table-cell>
              <table:table-cell office:value-type="float" office:value="0.2128">
                <text:p>0.2128</text:p>
              </table:table-cell>
              <table:table-cell office:value-type="float" office:value="0.1967">
                <text:p>0.1967</text:p>
              </table:table-cell>
              <table:table-cell office:value-type="float" office:value="0.1749">
                <text:p>0.1749</text:p>
              </table:table-cell>
              <table:table-cell office:value-type="float" office:value="0.1491">
                <text:p>0.1491</text:p>
              </table:table-cell>
              <table:table-cell office:value-type="float" office:value="0.1181">
                <text:p>0.1181</text:p>
              </table:table-cell>
              <table:table-cell office:value-type="float" office:value="0.0835">
                <text:p>0.0835</text:p>
              </table:table-cell>
              <table:table-cell office:value-type="float" office:value="0.0456">
                <text:p>0.0456</text:p>
              </table:table-cell>
              <table:table-cell office:value-type="float" office:value="0.0078">
                <text:p>0.0078</text:p>
              </table:table-cell>
              <table:table-cell office:value-type="float" office:value="-0.0301">
                <text:p>-0.0301</text:p>
              </table:table-cell>
              <table:table-cell office:value-type="float" office:value="-0.0679">
                <text:p>-0.0679</text:p>
              </table:table-cell>
              <table:table-cell office:value-type="float" office:value="-0.1057">
                <text:p>-0.1057</text:p>
              </table:table-cell>
              <table:table-cell office:value-type="float" office:value="-0.1436">
                <text:p>-0.1436</text:p>
              </table:table-cell>
              <table:table-cell office:value-type="float" office:value="-0.1814">
                <text:p>-0.1814</text:p>
              </table:table-cell>
              <table:table-cell office:value-type="float" office:value="-0.2193">
                <text:p>-0.2193</text:p>
              </table:table-cell>
              <table:table-cell office:value-type="float" office:value="-0.2571">
                <text:p>-0.2571</text:p>
              </table:table-cell>
              <table:table-cell office:value-type="float" office:value="-0.2949">
                <text:p>-0.2949</text:p>
              </table:table-cell>
              <table:table-cell office:value-type="float" office:value="-0.3328">
                <text:p>-0.3328</text:p>
              </table:table-cell>
              <table:table-cell office:value-type="float" office:value="-0.3706">
                <text:p>-0.3706</text:p>
              </table:table-cell>
            </table:table-row>
            <table:table-row>
              <table:table-cell office:value-type="string">
                <text:p>Sum - 40</text:p>
              </table:table-cell>
              <table:table-cell office:value-type="float" office:value="0.3498">
                <text:p>0.3498</text:p>
              </table:table-cell>
              <table:table-cell office:value-type="float" office:value="0.3477">
                <text:p>0.3477</text:p>
              </table:table-cell>
              <table:table-cell office:value-type="float" office:value="0.3456">
                <text:p>0.3456</text:p>
              </table:table-cell>
              <table:table-cell office:value-type="float" office:value="0.3417">
                <text:p>0.3417</text:p>
              </table:table-cell>
              <table:table-cell office:value-type="float" office:value="0.3377">
                <text:p>0.3377</text:p>
              </table:table-cell>
              <table:table-cell office:value-type="float" office:value="0.3332">
                <text:p>0.3332</text:p>
              </table:table-cell>
              <table:table-cell office:value-type="float" office:value="0.3285">
                <text:p>0.3285</text:p>
              </table:table-cell>
              <table:table-cell office:value-type="float" office:value="0.3215">
                <text:p>0.3215</text:p>
              </table:table-cell>
              <table:table-cell office:value-type="float" office:value="0.3141">
                <text:p>0.3141</text:p>
              </table:table-cell>
              <table:table-cell office:value-type="float" office:value="0.3051">
                <text:p>0.3051</text:p>
              </table:table-cell>
              <table:table-cell office:value-type="float" office:value="0.2961">
                <text:p>0.2961</text:p>
              </table:table-cell>
              <table:table-cell office:value-type="float" office:value="0.2871">
                <text:p>0.2871</text:p>
              </table:table-cell>
              <table:table-cell office:value-type="float" office:value="0.2772">
                <text:p>0.2772</text:p>
              </table:table-cell>
              <table:table-cell office:value-type="float" office:value="0.2662">
                <text:p>0.2662</text:p>
              </table:table-cell>
              <table:table-cell office:value-type="float" office:value="0.2542">
                <text:p>0.2542</text:p>
              </table:table-cell>
              <table:table-cell office:value-type="float" office:value="0.2392">
                <text:p>0.2392</text:p>
              </table:table-cell>
              <table:table-cell office:value-type="float" office:value="0.2204">
                <text:p>0.2204</text:p>
              </table:table-cell>
              <table:table-cell office:value-type="float" office:value="0.1974">
                <text:p>0.1974</text:p>
              </table:table-cell>
              <table:table-cell office:value-type="float" office:value="0.169">
                <text:p>0.169</text:p>
              </table:table-cell>
              <table:table-cell office:value-type="float" office:value="0.1394">
                <text:p>0.1394</text:p>
              </table:table-cell>
              <table:table-cell office:value-type="float" office:value="0.1045">
                <text:p>0.1045</text:p>
              </table:table-cell>
              <table:table-cell office:value-type="float" office:value="0.065">
                <text:p>0.065</text:p>
              </table:table-cell>
              <table:table-cell office:value-type="float" office:value="0.0223">
                <text:p>0.0223</text:p>
              </table:table-cell>
              <table:table-cell office:value-type="float" office:value="-0.0203">
                <text:p>-0.0203</text:p>
              </table:table-cell>
              <table:table-cell office:value-type="float" office:value="-0.063">
                <text:p>-0.063</text:p>
              </table:table-cell>
              <table:table-cell office:value-type="float" office:value="-0.1057">
                <text:p>-0.1057</text:p>
              </table:table-cell>
              <table:table-cell office:value-type="float" office:value="-0.1483">
                <text:p>-0.1483</text:p>
              </table:table-cell>
              <table:table-cell office:value-type="float" office:value="-0.191">
                <text:p>-0.191</text:p>
              </table:table-cell>
              <table:table-cell office:value-type="float" office:value="-0.2337">
                <text:p>-0.2337</text:p>
              </table:table-cell>
              <table:table-cell office:value-type="float" office:value="-0.2763">
                <text:p>-0.2763</text:p>
              </table:table-cell>
              <table:table-cell office:value-type="float" office:value="-0.319">
                <text:p>-0.319</text:p>
              </table:table-cell>
            </table:table-row>
            <table:table-row>
              <table:table-cell office:value-type="string">
                <text:p>Sum - 43</text:p>
              </table:table-cell>
              <table:table-cell office:value-type="float" office:value="0.3863">
                <text:p>0.3863</text:p>
              </table:table-cell>
              <table:table-cell office:value-type="float" office:value="0.3856">
                <text:p>0.3856</text:p>
              </table:table-cell>
              <table:table-cell office:value-type="float" office:value="0.3844">
                <text:p>0.3844</text:p>
              </table:table-cell>
              <table:table-cell office:value-type="float" office:value="0.3822">
                <text:p>0.3822</text:p>
              </table:table-cell>
              <table:table-cell office:value-type="float" office:value="0.3789">
                <text:p>0.3789</text:p>
              </table:table-cell>
              <table:table-cell office:value-type="float" office:value="0.3751">
                <text:p>0.3751</text:p>
              </table:table-cell>
              <table:table-cell office:value-type="float" office:value="0.3707">
                <text:p>0.3707</text:p>
              </table:table-cell>
              <table:table-cell office:value-type="float" office:value="0.3656">
                <text:p>0.3656</text:p>
              </table:table-cell>
              <table:table-cell office:value-type="float" office:value="0.3591">
                <text:p>0.3591</text:p>
              </table:table-cell>
              <table:table-cell office:value-type="float" office:value="0.3525">
                <text:p>0.3525</text:p>
              </table:table-cell>
              <table:table-cell office:value-type="float" office:value="0.3446">
                <text:p>0.3446</text:p>
              </table:table-cell>
              <table:table-cell office:value-type="float" office:value="0.3367">
                <text:p>0.3367</text:p>
              </table:table-cell>
              <table:table-cell office:value-type="float" office:value="0.3283">
                <text:p>0.3283</text:p>
              </table:table-cell>
              <table:table-cell office:value-type="float" office:value="0.3196">
                <text:p>0.3196</text:p>
              </table:table-cell>
              <table:table-cell office:value-type="float" office:value="0.3097">
                <text:p>0.3097</text:p>
              </table:table-cell>
              <table:table-cell office:value-type="float" office:value="0.3023">
                <text:p>0.3023</text:p>
              </table:table-cell>
              <table:table-cell office:value-type="float" office:value="0.2918">
                <text:p>0.2918</text:p>
              </table:table-cell>
              <table:table-cell office:value-type="float" office:value="0.2754">
                <text:p>0.2754</text:p>
              </table:table-cell>
              <table:table-cell office:value-type="float" office:value="0.2556">
                <text:p>0.2556</text:p>
              </table:table-cell>
              <table:table-cell office:value-type="float" office:value="0.232">
                <text:p>0.232</text:p>
              </table:table-cell>
              <table:table-cell office:value-type="float" office:value="0.2035">
                <text:p>0.2035</text:p>
              </table:table-cell>
              <table:table-cell office:value-type="float" office:value="0.1708">
                <text:p>0.1708</text:p>
              </table:table-cell>
              <table:table-cell office:value-type="float" office:value="0.1351">
                <text:p>0.1351</text:p>
              </table:table-cell>
              <table:table-cell office:value-type="float" office:value="0.0949">
                <text:p>0.0949</text:p>
              </table:table-cell>
              <table:table-cell office:value-type="float" office:value="0.0493">
                <text:p>0.0493</text:p>
              </table:table-cell>
              <table:table-cell office:value-type="float" office:value="-0.0003">
                <text:p>-0.0003</text:p>
              </table:table-cell>
              <table:table-cell office:value-type="float" office:value="-0.0499">
                <text:p>-0.0499</text:p>
              </table:table-cell>
              <table:table-cell office:value-type="float" office:value="-0.0995">
                <text:p>-0.0995</text:p>
              </table:table-cell>
              <table:table-cell office:value-type="float" office:value="-0.1491">
                <text:p>-0.1491</text:p>
              </table:table-cell>
              <table:table-cell office:value-type="float" office:value="-0.1986">
                <text:p>-0.1986</text:p>
              </table:table-cell>
              <table:table-cell office:value-type="float" office:value="-0.2482">
                <text:p>-0.2482</text:p>
              </table:table-cell>
            </table:table-row>
            <table:table-row>
              <table:table-cell office:value-type="string">
                <text:p>Sum - 46</text:p>
              </table:table-cell>
              <table:table-cell office:value-type="float" office:value="0.4175">
                <text:p>0.4175</text:p>
              </table:table-cell>
              <table:table-cell office:value-type="float" office:value="0.4194">
                <text:p>0.4194</text:p>
              </table:table-cell>
              <table:table-cell office:value-type="float" office:value="0.4192">
                <text:p>0.4192</text:p>
              </table:table-cell>
              <table:table-cell office:value-type="float" office:value="0.4189">
                <text:p>0.4189</text:p>
              </table:table-cell>
              <table:table-cell office:value-type="float" office:value="0.4167">
                <text:p>0.4167</text:p>
              </table:table-cell>
              <table:table-cell office:value-type="float" office:value="0.4146">
                <text:p>0.4146</text:p>
              </table:table-cell>
              <table:table-cell office:value-type="float" office:value="0.4115">
                <text:p>0.4115</text:p>
              </table:table-cell>
              <table:table-cell office:value-type="float" office:value="0.4074">
                <text:p>0.4074</text:p>
              </table:table-cell>
              <table:table-cell office:value-type="float" office:value="0.4024">
                <text:p>0.4024</text:p>
              </table:table-cell>
              <table:table-cell office:value-type="float" office:value="0.3975">
                <text:p>0.3975</text:p>
              </table:table-cell>
              <table:table-cell office:value-type="float" office:value="0.3918">
                <text:p>0.3918</text:p>
              </table:table-cell>
              <table:table-cell office:value-type="float" office:value="0.3851">
                <text:p>0.3851</text:p>
              </table:table-cell>
              <table:table-cell office:value-type="float" office:value="0.3777">
                <text:p>0.3777</text:p>
              </table:table-cell>
              <table:table-cell office:value-type="float" office:value="0.3701">
                <text:p>0.3701</text:p>
              </table:table-cell>
              <table:table-cell office:value-type="float" office:value="0.3623">
                <text:p>0.3623</text:p>
              </table:table-cell>
              <table:table-cell office:value-type="float" office:value="0.3566">
                <text:p>0.3566</text:p>
              </table:table-cell>
              <table:table-cell office:value-type="float" office:value="0.352">
                <text:p>0.352</text:p>
              </table:table-cell>
              <table:table-cell office:value-type="float" office:value="0.3453">
                <text:p>0.3453</text:p>
              </table:table-cell>
              <table:table-cell office:value-type="float" office:value="0.3349">
                <text:p>0.3349</text:p>
              </table:table-cell>
              <table:table-cell office:value-type="float" office:value="0.3203">
                <text:p>0.3203</text:p>
              </table:table-cell>
              <table:table-cell office:value-type="float" office:value="0.3017">
                <text:p>0.3017</text:p>
              </table:table-cell>
              <table:table-cell office:value-type="float" office:value="0.2808">
                <text:p>0.2808</text:p>
              </table:table-cell>
              <table:table-cell office:value-type="float" office:value="0.2526">
                <text:p>0.2526</text:p>
              </table:table-cell>
              <table:table-cell office:value-type="float" office:value="0.2205">
                <text:p>0.2205</text:p>
              </table:table-cell>
              <table:table-cell office:value-type="float" office:value="0.1854">
                <text:p>0.1854</text:p>
              </table:table-cell>
              <table:table-cell office:value-type="float" office:value="0.1404">
                <text:p>0.1404</text:p>
              </table:table-cell>
              <table:table-cell office:value-type="float" office:value="0.0923">
                <text:p>0.0923</text:p>
              </table:table-cell>
              <table:table-cell office:value-type="float" office:value="0.04">
                <text:p>0.04</text:p>
              </table:table-cell>
              <table:table-cell office:value-type="float" office:value="-0.0128">
                <text:p>-0.0128</text:p>
              </table:table-cell>
              <table:table-cell office:value-type="float" office:value="-0.0655">
                <text:p>-0.0655</text:p>
              </table:table-cell>
              <table:table-cell office:value-type="float" office:value="-0.1182">
                <text:p>-0.1182</text:p>
              </table:table-cell>
            </table:table-row>
            <table:table-row>
              <table:table-cell office:value-type="string">
                <text:p>Sum - 49</text:p>
              </table:table-cell>
              <table:table-cell office:value-type="float" office:value="0.4562">
                <text:p>0.4562</text:p>
              </table:table-cell>
              <table:table-cell office:value-type="float" office:value="0.4588">
                <text:p>0.4588</text:p>
              </table:table-cell>
              <table:table-cell office:value-type="float" office:value="0.4595">
                <text:p>0.4595</text:p>
              </table:table-cell>
              <table:table-cell office:value-type="float" office:value="0.4592">
                <text:p>0.4592</text:p>
              </table:table-cell>
              <table:table-cell office:value-type="float" office:value="0.4573">
                <text:p>0.4573</text:p>
              </table:table-cell>
              <table:table-cell office:value-type="float" office:value="0.4557">
                <text:p>0.4557</text:p>
              </table:table-cell>
              <table:table-cell office:value-type="float" office:value="0.4537">
                <text:p>0.4537</text:p>
              </table:table-cell>
              <table:table-cell office:value-type="float" office:value="0.45">
                <text:p>0.45</text:p>
              </table:table-cell>
              <table:table-cell office:value-type="float" office:value="0.4463">
                <text:p>0.4463</text:p>
              </table:table-cell>
              <table:table-cell office:value-type="float" office:value="0.4418">
                <text:p>0.4418</text:p>
              </table:table-cell>
              <table:table-cell office:value-type="float" office:value="0.4362">
                <text:p>0.4362</text:p>
              </table:table-cell>
              <table:table-cell office:value-type="float" office:value="0.4306">
                <text:p>0.4306</text:p>
              </table:table-cell>
              <table:table-cell office:value-type="float" office:value="0.4248">
                <text:p>0.4248</text:p>
              </table:table-cell>
              <table:table-cell office:value-type="float" office:value="0.4187">
                <text:p>0.4187</text:p>
              </table:table-cell>
              <table:table-cell office:value-type="float" office:value="0.4121">
                <text:p>0.4121</text:p>
              </table:table-cell>
              <table:table-cell office:value-type="float" office:value="0.4063">
                <text:p>0.4063</text:p>
              </table:table-cell>
              <table:table-cell office:value-type="float" office:value="0.4028">
                <text:p>0.4028</text:p>
              </table:table-cell>
              <table:table-cell office:value-type="float" office:value="0.4006">
                <text:p>0.4006</text:p>
              </table:table-cell>
              <table:table-cell office:value-type="float" office:value="0.3961">
                <text:p>0.3961</text:p>
              </table:table-cell>
              <table:table-cell office:value-type="float" office:value="0.3888">
                <text:p>0.3888</text:p>
              </table:table-cell>
              <table:table-cell office:value-type="float" office:value="0.379">
                <text:p>0.379</text:p>
              </table:table-cell>
              <table:table-cell office:value-type="float" office:value="0.3641">
                <text:p>0.3641</text:p>
              </table:table-cell>
              <table:table-cell office:value-type="float" office:value="0.3464">
                <text:p>0.3464</text:p>
              </table:table-cell>
              <table:table-cell office:value-type="float" office:value="0.3269">
                <text:p>0.3269</text:p>
              </table:table-cell>
              <table:table-cell office:value-type="float" office:value="0.303">
                <text:p>0.303</text:p>
              </table:table-cell>
              <table:table-cell office:value-type="float" office:value="0.2738">
                <text:p>0.2738</text:p>
              </table:table-cell>
              <table:table-cell office:value-type="float" office:value="0.2387">
                <text:p>0.2387</text:p>
              </table:table-cell>
              <table:table-cell office:value-type="float" office:value="0.2004">
                <text:p>0.2004</text:p>
              </table:table-cell>
              <table:table-cell office:value-type="float" office:value="0.1549">
                <text:p>0.1549</text:p>
              </table:table-cell>
              <table:table-cell office:value-type="float" office:value="0.1054">
                <text:p>0.1054</text:p>
              </table:table-cell>
              <table:table-cell office:value-type="float" office:value="0.0516">
                <text:p>0.05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